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Lucida Sans1" svg:font-family="'Lucida Sans'"/>
    <style:font-face style:name="OpenSymbol" svg:font-family="OpenSymbol"/>
    <style:font-face style:name="Lucida Grande" svg:font-family="'Lucida Grande'" style:font-family-generic="swiss"/>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15.328cm" table:align="left"/>
    </style:style>
    <style:style style:name="Table1.A" style:family="table-column">
      <style:table-column-properties style:column-width="4.814cm"/>
    </style:style>
    <style:style style:name="Table1.B" style:family="table-column">
      <style:table-column-properties style:column-width="10.515cm"/>
    </style:style>
    <style:style style:name="Table1.A1" style:family="table-cell">
      <style:table-cell-properties style:vertical-align="middle" fo:padding="0.049cm" fo:border="none"/>
    </style:style>
    <style:style style:name="P1" style:family="paragraph" style:parent-style-name="List_20_Contents">
      <style:paragraph-properties fo:margin-top="0cm" fo:margin-bottom="0.499cm"/>
    </style:style>
    <style:style style:name="P2" style:family="paragraph" style:parent-style-name="List_20_Heading">
      <style:paragraph-properties fo:margin-top="0cm" fo:margin-bottom="0.499cm"/>
    </style:style>
    <style:style style:name="P3" style:family="paragraph" style:parent-style-name="Table_20_Heading">
      <style:paragraph-properties fo:text-align="start" style:justify-single-word="false"/>
    </style:style>
    <style:style style:name="P4" style:family="paragraph" style:parent-style-name="Table_20_Heading">
      <style:paragraph-properties fo:text-align="center" style:justify-single-word="false"/>
    </style:style>
    <style:style style:name="P5" style:family="paragraph" style:parent-style-name="Preformatted_20_Text" style:list-style-name="L46"/>
    <style:style style:name="P6" style:family="paragraph" style:parent-style-name="Preformatted_20_Text">
      <style:paragraph-properties fo:margin-top="0cm" fo:margin-bottom="0.499cm"/>
    </style:style>
    <style:style style:name="P7" style:family="paragraph" style:parent-style-name="Preformatted_20_Text" style:list-style-name="L43">
      <style:paragraph-properties fo:margin-top="0cm" fo:margin-bottom="0.499cm"/>
    </style:style>
    <style:style style:name="P8" style:family="paragraph" style:parent-style-name="Preformatted_20_Text" style:list-style-name="L46">
      <style:paragraph-properties fo:margin-top="0cm" fo:margin-bottom="0.499cm"/>
    </style:style>
    <style:style style:name="P9" style:family="paragraph" style:parent-style-name="Heading_20_1" style:master-page-name="HTML">
      <style:paragraph-properties style:page-number="auto"/>
    </style:style>
    <style:style style:name="P10" style:family="paragraph" style:parent-style-name="Table_20_Contents">
      <style:paragraph-properties fo:text-align="start" style:justify-single-word="false"/>
    </style:style>
    <style:style style:name="P11" style:family="paragraph" style:parent-style-name="Table_20_Contents">
      <style:paragraph-properties fo:text-align="center" style:justify-single-word="false"/>
    </style:style>
    <style:style style:name="P12" style:family="paragraph" style:parent-style-name="Text_20_body" style:list-style-name="L1"/>
    <style:style style:name="P13" style:family="paragraph" style:parent-style-name="Text_20_body" style:list-style-name="L2"/>
    <style:style style:name="P14" style:family="paragraph" style:parent-style-name="Text_20_body" style:list-style-name="L3"/>
    <style:style style:name="P15" style:family="paragraph" style:parent-style-name="Text_20_body" style:list-style-name="L4"/>
    <style:style style:name="P16" style:family="paragraph" style:parent-style-name="Text_20_body" style:list-style-name="L5"/>
    <style:style style:name="P17" style:family="paragraph" style:parent-style-name="Text_20_body" style:list-style-name="L6"/>
    <style:style style:name="P18" style:family="paragraph" style:parent-style-name="Text_20_body" style:list-style-name="L7"/>
    <style:style style:name="P19" style:family="paragraph" style:parent-style-name="Text_20_body" style:list-style-name="L8"/>
    <style:style style:name="P20" style:family="paragraph" style:parent-style-name="Text_20_body" style:list-style-name="L9"/>
    <style:style style:name="P21" style:family="paragraph" style:parent-style-name="Text_20_body" style:list-style-name="L10"/>
    <style:style style:name="P22" style:family="paragraph" style:parent-style-name="Text_20_body" style:list-style-name="L11"/>
    <style:style style:name="P23" style:family="paragraph" style:parent-style-name="Text_20_body" style:list-style-name="L12"/>
    <style:style style:name="P24" style:family="paragraph" style:parent-style-name="Text_20_body" style:list-style-name="L13"/>
    <style:style style:name="P25" style:family="paragraph" style:parent-style-name="Text_20_body" style:list-style-name="L14"/>
    <style:style style:name="P26" style:family="paragraph" style:parent-style-name="Text_20_body" style:list-style-name="L15"/>
    <style:style style:name="P27" style:family="paragraph" style:parent-style-name="Text_20_body" style:list-style-name="L16"/>
    <style:style style:name="P28" style:family="paragraph" style:parent-style-name="Text_20_body" style:list-style-name="L17"/>
    <style:style style:name="P29" style:family="paragraph" style:parent-style-name="Text_20_body" style:list-style-name="L18"/>
    <style:style style:name="P30" style:family="paragraph" style:parent-style-name="Text_20_body" style:list-style-name="L19"/>
    <style:style style:name="P31" style:family="paragraph" style:parent-style-name="Text_20_body" style:list-style-name="L20"/>
    <style:style style:name="P32" style:family="paragraph" style:parent-style-name="Text_20_body" style:list-style-name="L21"/>
    <style:style style:name="P33" style:family="paragraph" style:parent-style-name="Text_20_body" style:list-style-name="L22"/>
    <style:style style:name="P34" style:family="paragraph" style:parent-style-name="Text_20_body" style:list-style-name="L23"/>
    <style:style style:name="P35" style:family="paragraph" style:parent-style-name="Text_20_body" style:list-style-name="L24"/>
    <style:style style:name="P36" style:family="paragraph" style:parent-style-name="Text_20_body" style:list-style-name="L25"/>
    <style:style style:name="P37" style:family="paragraph" style:parent-style-name="Text_20_body" style:list-style-name="L26"/>
    <style:style style:name="P38" style:family="paragraph" style:parent-style-name="Text_20_body" style:list-style-name="L27"/>
    <style:style style:name="P39" style:family="paragraph" style:parent-style-name="Text_20_body" style:list-style-name="L28"/>
    <style:style style:name="P40" style:family="paragraph" style:parent-style-name="Text_20_body" style:list-style-name="L29"/>
    <style:style style:name="P41" style:family="paragraph" style:parent-style-name="Text_20_body" style:list-style-name="L30"/>
    <style:style style:name="P42" style:family="paragraph" style:parent-style-name="Text_20_body" style:list-style-name="L31"/>
    <style:style style:name="P43" style:family="paragraph" style:parent-style-name="Text_20_body" style:list-style-name="L32"/>
    <style:style style:name="P44" style:family="paragraph" style:parent-style-name="Text_20_body" style:list-style-name="L33"/>
    <style:style style:name="P45" style:family="paragraph" style:parent-style-name="Text_20_body" style:list-style-name="L34"/>
    <style:style style:name="P46" style:family="paragraph" style:parent-style-name="Text_20_body" style:list-style-name="L35"/>
    <style:style style:name="P47" style:family="paragraph" style:parent-style-name="Text_20_body" style:list-style-name="L36"/>
    <style:style style:name="P48" style:family="paragraph" style:parent-style-name="Text_20_body" style:list-style-name="L37"/>
    <style:style style:name="P49" style:family="paragraph" style:parent-style-name="Text_20_body" style:list-style-name="L38"/>
    <style:style style:name="P50" style:family="paragraph" style:parent-style-name="Text_20_body" style:list-style-name="L39"/>
    <style:style style:name="P51" style:family="paragraph" style:parent-style-name="Text_20_body" style:list-style-name="L40"/>
    <style:style style:name="P52" style:family="paragraph" style:parent-style-name="Text_20_body" style:list-style-name="L41"/>
    <style:style style:name="P53" style:family="paragraph" style:parent-style-name="Text_20_body" style:list-style-name="L42"/>
    <style:style style:name="P54" style:family="paragraph" style:parent-style-name="Text_20_body" style:list-style-name="L43"/>
    <style:style style:name="P55" style:family="paragraph" style:parent-style-name="Text_20_body" style:list-style-name="L44"/>
    <style:style style:name="P56" style:family="paragraph" style:parent-style-name="Text_20_body" style:list-style-name="L45"/>
    <style:style style:name="P57" style:family="paragraph" style:parent-style-name="Text_20_body" style:list-style-name="L46"/>
    <style:style style:name="P58" style:family="paragraph" style:parent-style-name="Text_20_body" style:list-style-name="L47"/>
    <style:style style:name="P59" style:family="paragraph" style:parent-style-name="Text_20_body" style:list-style-name="L48"/>
    <style:style style:name="P60" style:family="paragraph" style:parent-style-name="Text_20_body" style:list-style-name="L49"/>
    <style:style style:name="P61" style:family="paragraph" style:parent-style-name="Text_20_body" style:list-style-name="L50"/>
    <style:style style:name="P62" style:family="paragraph" style:parent-style-name="Text_20_body" style:list-style-name="L51"/>
    <style:style style:name="P63" style:family="paragraph" style:parent-style-name="Text_20_body" style:list-style-name="L52"/>
    <style:style style:name="P64" style:family="paragraph" style:parent-style-name="Text_20_body" style:list-style-name="L53"/>
    <style:style style:name="P65" style:family="paragraph" style:parent-style-name="Text_20_body" style:list-style-name="L54"/>
    <style:style style:name="P66" style:family="paragraph" style:parent-style-name="Text_20_body" style:list-style-name="L55"/>
    <style:style style:name="P67" style:family="paragraph" style:parent-style-name="Text_20_body" style:list-style-name="L56"/>
    <style:style style:name="P68" style:family="paragraph" style:parent-style-name="Text_20_body" style:list-style-name="L57"/>
    <style:style style:name="P69" style:family="paragraph" style:parent-style-name="Text_20_body" style:list-style-name="L58"/>
    <style:style style:name="P70" style:family="paragraph" style:parent-style-name="Text_20_body" style:list-style-name="L59"/>
    <style:style style:name="P71" style:family="paragraph" style:parent-style-name="Text_20_body" style:list-style-name="L60"/>
    <style:style style:name="P72" style:family="paragraph" style:parent-style-name="Text_20_body" style:list-style-name="L61"/>
    <style:style style:name="P73" style:family="paragraph" style:parent-style-name="Text_20_body" style:list-style-name="L62"/>
    <style:style style:name="P74" style:family="paragraph" style:parent-style-name="Text_20_body" style:list-style-name="L63"/>
    <style:style style:name="P75" style:family="paragraph" style:parent-style-name="Text_20_body" style:list-style-name="L64"/>
    <style:style style:name="P76" style:family="paragraph" style:parent-style-name="Text_20_body" style:list-style-name="L2">
      <style:paragraph-properties fo:margin-top="0cm" fo:margin-bottom="0cm"/>
    </style:style>
    <style:style style:name="P77" style:family="paragraph" style:parent-style-name="Text_20_body" style:list-style-name="L3">
      <style:paragraph-properties fo:margin-top="0cm" fo:margin-bottom="0cm"/>
    </style:style>
    <style:style style:name="P78" style:family="paragraph" style:parent-style-name="Text_20_body" style:list-style-name="L4">
      <style:paragraph-properties fo:margin-top="0cm" fo:margin-bottom="0cm"/>
    </style:style>
    <style:style style:name="P79" style:family="paragraph" style:parent-style-name="Text_20_body" style:list-style-name="L5">
      <style:paragraph-properties fo:margin-top="0cm" fo:margin-bottom="0cm"/>
    </style:style>
    <style:style style:name="P80" style:family="paragraph" style:parent-style-name="Text_20_body" style:list-style-name="L7">
      <style:paragraph-properties fo:margin-top="0cm" fo:margin-bottom="0cm"/>
    </style:style>
    <style:style style:name="P81" style:family="paragraph" style:parent-style-name="Text_20_body" style:list-style-name="L8">
      <style:paragraph-properties fo:margin-top="0cm" fo:margin-bottom="0cm"/>
    </style:style>
    <style:style style:name="P82" style:family="paragraph" style:parent-style-name="Text_20_body" style:list-style-name="L9">
      <style:paragraph-properties fo:margin-top="0cm" fo:margin-bottom="0cm"/>
    </style:style>
    <style:style style:name="P83" style:family="paragraph" style:parent-style-name="Text_20_body" style:list-style-name="L11">
      <style:paragraph-properties fo:margin-top="0cm" fo:margin-bottom="0cm"/>
    </style:style>
    <style:style style:name="P84" style:family="paragraph" style:parent-style-name="Text_20_body" style:list-style-name="L12">
      <style:paragraph-properties fo:margin-top="0cm" fo:margin-bottom="0cm"/>
    </style:style>
    <style:style style:name="P85" style:family="paragraph" style:parent-style-name="Text_20_body" style:list-style-name="L13">
      <style:paragraph-properties fo:margin-top="0cm" fo:margin-bottom="0cm"/>
    </style:style>
    <style:style style:name="P86" style:family="paragraph" style:parent-style-name="Text_20_body" style:list-style-name="L15">
      <style:paragraph-properties fo:margin-top="0cm" fo:margin-bottom="0cm"/>
    </style:style>
    <style:style style:name="P87" style:family="paragraph" style:parent-style-name="Text_20_body" style:list-style-name="L16">
      <style:paragraph-properties fo:margin-top="0cm" fo:margin-bottom="0cm"/>
    </style:style>
    <style:style style:name="P88" style:family="paragraph" style:parent-style-name="Text_20_body" style:list-style-name="L18">
      <style:paragraph-properties fo:margin-top="0cm" fo:margin-bottom="0cm"/>
    </style:style>
    <style:style style:name="P89" style:family="paragraph" style:parent-style-name="Text_20_body" style:list-style-name="L19">
      <style:paragraph-properties fo:margin-top="0cm" fo:margin-bottom="0cm"/>
    </style:style>
    <style:style style:name="P90" style:family="paragraph" style:parent-style-name="Text_20_body" style:list-style-name="L20">
      <style:paragraph-properties fo:margin-top="0cm" fo:margin-bottom="0cm"/>
    </style:style>
    <style:style style:name="P91" style:family="paragraph" style:parent-style-name="Text_20_body" style:list-style-name="L21">
      <style:paragraph-properties fo:margin-top="0cm" fo:margin-bottom="0cm"/>
    </style:style>
    <style:style style:name="P92" style:family="paragraph" style:parent-style-name="Text_20_body" style:list-style-name="L22">
      <style:paragraph-properties fo:margin-top="0cm" fo:margin-bottom="0cm"/>
    </style:style>
    <style:style style:name="P93" style:family="paragraph" style:parent-style-name="Text_20_body" style:list-style-name="L23">
      <style:paragraph-properties fo:margin-top="0cm" fo:margin-bottom="0cm"/>
    </style:style>
    <style:style style:name="P94" style:family="paragraph" style:parent-style-name="Text_20_body" style:list-style-name="L24">
      <style:paragraph-properties fo:margin-top="0cm" fo:margin-bottom="0cm"/>
    </style:style>
    <style:style style:name="P95" style:family="paragraph" style:parent-style-name="Text_20_body" style:list-style-name="L25">
      <style:paragraph-properties fo:margin-top="0cm" fo:margin-bottom="0cm"/>
    </style:style>
    <style:style style:name="P96" style:family="paragraph" style:parent-style-name="Text_20_body" style:list-style-name="L26">
      <style:paragraph-properties fo:margin-top="0cm" fo:margin-bottom="0cm"/>
    </style:style>
    <style:style style:name="P97" style:family="paragraph" style:parent-style-name="Text_20_body" style:list-style-name="L28">
      <style:paragraph-properties fo:margin-top="0cm" fo:margin-bottom="0cm"/>
    </style:style>
    <style:style style:name="P98" style:family="paragraph" style:parent-style-name="Text_20_body" style:list-style-name="L29">
      <style:paragraph-properties fo:margin-top="0cm" fo:margin-bottom="0cm"/>
    </style:style>
    <style:style style:name="P99" style:family="paragraph" style:parent-style-name="Text_20_body" style:list-style-name="L32">
      <style:paragraph-properties fo:margin-top="0cm" fo:margin-bottom="0cm"/>
    </style:style>
    <style:style style:name="P100" style:family="paragraph" style:parent-style-name="Text_20_body" style:list-style-name="L34">
      <style:paragraph-properties fo:margin-top="0cm" fo:margin-bottom="0cm"/>
    </style:style>
    <style:style style:name="P101" style:family="paragraph" style:parent-style-name="Text_20_body" style:list-style-name="L35">
      <style:paragraph-properties fo:margin-top="0cm" fo:margin-bottom="0cm"/>
    </style:style>
    <style:style style:name="P102" style:family="paragraph" style:parent-style-name="Text_20_body" style:list-style-name="L37">
      <style:paragraph-properties fo:margin-top="0cm" fo:margin-bottom="0cm"/>
    </style:style>
    <style:style style:name="P103" style:family="paragraph" style:parent-style-name="Text_20_body" style:list-style-name="L38">
      <style:paragraph-properties fo:margin-top="0cm" fo:margin-bottom="0cm"/>
    </style:style>
    <style:style style:name="P104" style:family="paragraph" style:parent-style-name="Text_20_body" style:list-style-name="L39">
      <style:paragraph-properties fo:margin-top="0cm" fo:margin-bottom="0cm"/>
    </style:style>
    <style:style style:name="P105" style:family="paragraph" style:parent-style-name="Text_20_body" style:list-style-name="L43">
      <style:paragraph-properties fo:margin-top="0cm" fo:margin-bottom="0cm"/>
    </style:style>
    <style:style style:name="P106" style:family="paragraph" style:parent-style-name="Text_20_body" style:list-style-name="L45">
      <style:paragraph-properties fo:margin-top="0cm" fo:margin-bottom="0cm"/>
    </style:style>
    <style:style style:name="P107" style:family="paragraph" style:parent-style-name="Text_20_body" style:list-style-name="L46">
      <style:paragraph-properties fo:margin-top="0cm" fo:margin-bottom="0cm"/>
    </style:style>
    <style:style style:name="P108" style:family="paragraph" style:parent-style-name="Text_20_body" style:list-style-name="L48">
      <style:paragraph-properties fo:margin-top="0cm" fo:margin-bottom="0cm"/>
    </style:style>
    <style:style style:name="P109" style:family="paragraph" style:parent-style-name="Text_20_body" style:list-style-name="L49">
      <style:paragraph-properties fo:margin-top="0cm" fo:margin-bottom="0cm"/>
    </style:style>
    <style:style style:name="P110" style:family="paragraph" style:parent-style-name="Text_20_body" style:list-style-name="L50">
      <style:paragraph-properties fo:margin-top="0cm" fo:margin-bottom="0cm"/>
    </style:style>
    <style:style style:name="P111" style:family="paragraph" style:parent-style-name="Text_20_body" style:list-style-name="L51">
      <style:paragraph-properties fo:margin-top="0cm" fo:margin-bottom="0cm"/>
    </style:style>
    <style:style style:name="P112" style:family="paragraph" style:parent-style-name="Text_20_body" style:list-style-name="L52">
      <style:paragraph-properties fo:margin-top="0cm" fo:margin-bottom="0cm"/>
    </style:style>
    <style:style style:name="P113" style:family="paragraph" style:parent-style-name="Text_20_body" style:list-style-name="L56">
      <style:paragraph-properties fo:margin-top="0cm" fo:margin-bottom="0cm"/>
    </style:style>
    <style:style style:name="P114" style:family="paragraph" style:parent-style-name="Text_20_body" style:list-style-name="L57">
      <style:paragraph-properties fo:margin-top="0cm" fo:margin-bottom="0cm"/>
    </style:style>
    <style:style style:name="P115" style:family="paragraph" style:parent-style-name="Text_20_body" style:list-style-name="L58">
      <style:paragraph-properties fo:margin-top="0cm" fo:margin-bottom="0cm"/>
    </style:style>
    <style:style style:name="P116" style:family="paragraph" style:parent-style-name="Text_20_body" style:list-style-name="L61">
      <style:paragraph-properties fo:margin-top="0cm" fo:margin-bottom="0cm"/>
    </style:style>
    <style:style style:name="T1" style:family="text">
      <style:text-properties style:text-position="33% 80%"/>
    </style:style>
    <style:style style:name="T2" style:family="text"/>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fo:padding="0cm" fo:border="0.035cm solid #000080"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7">
      <text:list-level-style-number text:level="1" text:style-name="Numbering_20_Symbols" style:num-suffix="." style:num-format="1" text:start-value="3">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bookmark text:name="colophon"/>Colophon</text:p>
      <text:h text:style-name="Heading_20_3" text:outline-level="3"><text:bookmark text:name="from-print-to-ebooks-a-hybrid-publishing-toolkit-for-the-arts"/>From Print to Ebooks: a Hybrid Publishing Toolkit for the Arts</text:h>
      <text:p text:style-name="Text_20_body"><text:span text:style-name="Strong_20_Emphasis">Authors:</text:span> Marc de Bruijn, Liz Castro, Florian Cramer, Joost Kircz, Silvio Lorusso, Michael Murtaugh, Miriam Rasch, Margreet Riphagen and Pia Pol<text:line-break/><text:span text:style-name="Strong_20_Emphasis">Copy editing:</text:span> Joe Monk and Amy Wu<text:line-break/><text:span text:style-name="Strong_20_Emphasis">Images:</text:span> Loes Sikkes and Kimmy Spreeuwenberg<text:line-break/><text:span text:style-name="Strong_20_Emphasis">Design print:</text:span> <text:a xlink:type="simple" xlink:href="http://medamo.nl/">Medamo</text:a><text:line-break/><text:span text:style-name="Strong_20_Emphasis">Design EPUB:</text:span> AndreÌﾁ Castro<text:line-break/><text:span text:style-name="Strong_20_Emphasis">Cover design:</text:span> <text:a xlink:type="simple" xlink:href="http://www.mooijmanenmittelberg.nl/">Studio Mooijman en Mittelberg</text:a><text:line-break/><text:span text:style-name="Strong_20_Emphasis">Printer:</text:span> Drukkerij Printvisie B.V., Rotterdam<text:line-break/><text:span text:style-name="Strong_20_Emphasis">Publisher:</text:span> Institute of Network Cultures<text:line-break/><text:span text:style-name="Strong_20_Emphasis">Supported by:</text:span> SIA National Regieorgaan Praktijkgericht Onderzoek</text:p>
      <text:p text:style-name="Text_20_body"><text:span text:style-name="Strong_20_Emphasis">EPUB and PDF editions of this publication are freely downloadable from:</text:span> <text:a xlink:type="simple" xlink:href="http://networkcultures.org/publications/">http://networkcultures.org/publications/</text:a></text:p>
      <text:p text:style-name="Text_20_body"><text:span text:style-name="Strong_20_Emphasis">Order a copy of this book by email</text:span>: books@networkcultures.org</text:p>
      <text:p text:style-name="Text_20_body"><text:span text:style-name="Strong_20_Emphasis">Contact:</text:span><text:line-break/>Institute of Network Cultures<text:line-break/>Hogeschool van Amsterdam<text:line-break/>Rhijnspoorplein 1<text:line-break/>1091 GC Amsterdam<text:line-break/>The Netherlands<text:line-break/><text:a xlink:type="simple" xlink:href="http://www.networkcultures.org/">http://www.networkcultures.org</text:a><text:line-break/>books@networkcultures.org<text:line-break/>t: +31 (0)20 59 51 865</text:p>
      <text:p text:style-name="Text_20_body">This publication is licensed under Creative Commons Attribution NonCommercial ShareAlike 4.0 Unported (CC BY-NC-SA 4.0). To view a copy of this license, visit <text:a xlink:type="simple" xlink:href="http://creativecommons.org/licenses/by-nc-sa/4.0/">http://creativecommons.org/licenses/by-nc-sa/4.0/</text:a>.</text:p>
      <text:p text:style-name="Text_20_body">For background material, blog posts, videos and the software created within this Digital Publishing Toolkit please visit: <text:a xlink:type="simple" xlink:href="http://networkcultures.org/digitalpublishing/">http://networkcultures.org/digitalpublishing</text:a>. Throughout the book the following symbol <draw:frame draw:style-name="fr1" draw:name="graphics1" text:anchor-type="as-char" svg:width="1.997cm" svg:height="0.998cm" draw:z-index="0"><draw:image xlink:href="../../images/_in_progress/dpt_blog_verwijzing.png" xlink:type="simple" xlink:show="embed" xlink:actuate="onLoad"/></draw:frame> will appear, pointing to blog posts relavant to the discussed topic.</text:p>
      <text:p text:style-name="Text_20_body">Amsterdam, 2014<text:line-break/>ISBN 978-90-822345-3-4 (print)<text:line-break/>ISBN 978-90-822345-4-1 (EPUB)</text:p>
      <text:p text:style-name="Text_20_body"><draw:a xlink:type="simple" xlink:href="http://hva.nl/"><draw:frame draw:style-name="fr2" draw:name="graphics2" text:anchor-type="as-char" svg:width="2.067cm" svg:height="1.069cm" draw:z-index="1"><draw:image xlink:href="../../images/_logos_partners/logo_partner_HvA.png" xlink:type="simple" xlink:show="embed" xlink:actuate="onLoad"/></draw:frame></draw:a> <draw:a xlink:type="simple" xlink:href="http://www.medamo.nl/"><draw:frame draw:style-name="fr2" draw:name="graphics3" text:anchor-type="as-char" svg:width="2.067cm" svg:height="1.069cm" draw:z-index="2"><draw:image xlink:href="../../images/_logos_partners/logo_partner_medamo.png" xlink:type="simple" xlink:show="embed" xlink:actuate="onLoad"/></draw:frame></draw:a> <draw:a xlink:type="simple" xlink:href="http://creating010.hr.nl/"><draw:frame draw:style-name="fr2" draw:name="graphics4" text:anchor-type="as-char" svg:width="2.067cm" svg:height="1.069cm" draw:z-index="3"><draw:image xlink:href="../../images/_logos_partners/logo_partner_Creating010.png" xlink:type="simple" xlink:show="embed" xlink:actuate="onLoad"/></draw:frame></draw:a> <draw:a xlink:type="simple" xlink:href="http://www.valiz.nl/"><draw:frame draw:style-name="fr2" draw:name="graphics5" text:anchor-type="as-char" svg:width="2.067cm" svg:height="1.069cm" draw:z-index="4"><draw:image xlink:href="../../images/_logos_partners/logo_partner_valiz.png" xlink:type="simple" xlink:show="embed" xlink:actuate="onLoad"/></draw:frame></draw:a> <draw:a xlink:type="simple" xlink:href="http://www.hva.nl/create-it"><draw:frame draw:style-name="fr2" draw:name="graphics6" text:anchor-type="as-char" svg:width="2.067cm" svg:height="1.069cm" draw:z-index="5"><draw:image xlink:href="../../images/_logos_partners/logo_partner_Create-it.png" xlink:type="simple" xlink:show="embed" xlink:actuate="onLoad"/></draw:frame></draw:a> <draw:a xlink:type="simple" xlink:href="http://silviolorusso.com/"><draw:frame draw:style-name="fr2" draw:name="graphics7" text:anchor-type="as-char" svg:width="2.067cm" svg:height="1.069cm" draw:z-index="6"><draw:image xlink:href="../../images/_logos_partners/logo_partner_SilvioLorusso.png" xlink:type="simple" xlink:show="embed" xlink:actuate="onLoad"/></draw:frame></draw:a> <draw:a xlink:type="simple" xlink:href="http://www.meeusontwerpt.nl/"><draw:frame draw:style-name="fr2" draw:name="graphics8" text:anchor-type="as-char" svg:width="2.067cm" svg:height="1.069cm" draw:z-index="7"><draw:image xlink:href="../../images/_logos_partners/logo_partner_Meeusontwerpt.png" xlink:type="simple" xlink:show="embed" xlink:actuate="onLoad"/></draw:frame></draw:a> <draw:a xlink:type="simple" xlink:href="http://www.hogeschoolrotterdam.nl/"><draw:frame draw:style-name="fr2" draw:name="graphics9" text:anchor-type="as-char" svg:width="2.067cm" svg:height="1.069cm" draw:z-index="8"><draw:image xlink:href="../../images/_logos_partners/logo_partner_HRO.png" xlink:type="simple" xlink:show="embed" xlink:actuate="onLoad"/></draw:frame></draw:a> <draw:a xlink:type="simple" xlink:href="http://networkcultures.org/"><draw:frame draw:style-name="fr2" draw:name="graphics10" text:anchor-type="as-char" svg:width="2.067cm" svg:height="1.069cm" draw:z-index="9"><draw:image xlink:href="../../images/_logos_partners/logo_partner_INC.png" xlink:type="simple" xlink:show="embed" xlink:actuate="onLoad"/></draw:frame></draw:a> <draw:a xlink:type="simple" xlink:href="https://restruct.nl/"><draw:frame draw:style-name="fr2" draw:name="graphics11" text:anchor-type="as-char" svg:width="2.067cm" svg:height="1.069cm" draw:z-index="10"><draw:image xlink:href="../../images/_logos_partners/logo_partner_Restruct.png" xlink:type="simple" xlink:show="embed" xlink:actuate="onLoad"/></draw:frame></draw:a> <draw:a xlink:type="simple" xlink:href="http://www.bispublishers.nl/"><draw:frame draw:style-name="fr2" draw:name="graphics12" text:anchor-type="as-char" svg:width="2.067cm" svg:height="1.069cm" draw:z-index="11"><draw:image xlink:href="../../images/_logos_partners/logo_partner_Bis.png" xlink:type="simple" xlink:show="embed" xlink:actuate="onLoad"/></draw:frame></draw:a> <draw:a xlink:type="simple" xlink:href="http://www.nai010.com/"><draw:frame draw:style-name="fr2" draw:name="graphics13" text:anchor-type="as-char" svg:width="2.067cm" svg:height="1.069cm" draw:z-index="12"><draw:image xlink:href="../../images/_logos_partners/logo_partner_nai.png" xlink:type="simple" xlink:show="embed" xlink:actuate="onLoad"/></draw:frame></draw:a> <draw:a xlink:type="simple" xlink:href="http://essense.eu/"><draw:frame draw:style-name="fr2" draw:name="graphics14" text:anchor-type="as-char" svg:width="2.067cm" svg:height="1.069cm" draw:z-index="13"><draw:image xlink:href="../../images/_logos_partners/logo_partner_essense.png" xlink:type="simple" xlink:show="embed" xlink:actuate="onLoad"/></draw:frame></draw:a> <draw:a xlink:type="simple" xlink:href="http://puntpixel.nl/"><draw:frame draw:style-name="fr2" draw:name="graphics15" text:anchor-type="as-char" svg:width="2.067cm" svg:height="1.069cm" draw:z-index="14"><draw:image xlink:href="../../images/_logos_partners/logo_partner_puntpixel.png" xlink:type="simple" xlink:show="embed" xlink:actuate="onLoad"/></draw:frame></draw:a> <draw:a xlink:type="simple" xlink:href="http://www.regieorgaan-sia.nl/"><draw:frame draw:style-name="fr2" draw:name="graphics16" text:anchor-type="as-char" svg:width="2.067cm" svg:height="1.069cm" draw:z-index="15"><draw:image xlink:href="../../images/_logos_partners/logo_partner_SIA.png" xlink:type="simple" xlink:show="embed" xlink:actuate="onLoad"/></draw:frame></draw:a> <draw:a xlink:type="simple" xlink:href="http://mrsauli.nl/"><draw:frame draw:style-name="fr2" draw:name="graphics17" text:anchor-type="as-char" svg:width="2.067cm" svg:height="1.069cm" draw:z-index="16"><draw:image xlink:href="../../images/_logos_partners/logo_partner_MrSauli.png" xlink:type="simple" xlink:show="embed" xlink:actuate="onLoad"/></draw:frame></draw:a></text:p>
      <text:p text:style-name="Heading_20_1"><text:bookmark text:name="introduction"/>01 Introduction</text:p>
      <text:p text:style-name="Text_20_body">'You must change your life' - borrowing from philosopher Peter Sloterdijk, this could be the summary of our message for art and design oriented publishers, writers, editors and designers who are transitioning from traditional book making to electronic publishing or - more typically - hybrid print and electronic publishing. Hybrid publishing will sooner or later confront them with the following: (a) rethinking of traditional publication formats (eg a catalog), (b) rethinking of editorial and production workflows and (c) rethinking of distribution. The changes that need to be made might be greater and more extensive than initially expected!</text:p>
      <text:p text:style-name="Text_20_body"><text:span text:style-name="Emphasis">Change is minor for scientific and mass publishers</text:span></text:p>
      <text:p text:style-name="Text_20_body">With that said, there are exceptions. Workflow changes can be minor for publishers who already accomplish all their editorial work in highly structured digital document formats (such as XML or databases); but typically, this is only the case in scientific and technology-oriented publishing. Changes might also be minor for larger publishers that can afford outsourcing. Making an electronic (digital) publication next to a printed publication then is simply a matter of paying an external service provider such as a document engineering company or a media design bureau for turning a Microsoft Word or InDesign file into an ebook. This process can be quick if the book is visually simple - such as a novel or a textbook with little illustrations - and economic if many ebooks will be sold.<office:annotation><dc:date>2014-10-27T08:22:36</dc:date><text:p>margreet: can we mention a rough time indication here?</text:p></office:annotation> </text:p>
      <text:p text:style-name="Text_20_body"><text:span text:style-name="Emphasis">Change is major for small, arts-oriented publishers</text:span></text:p>
      <text:p text:style-name="Text_20_body">Since this Toolkit is for publishers who (a) publish visually oriented books in (b) mostly smaller print runs, it proposes an alternative route. Neither a complex internal IT infrastructure, nor costly outsourcing will be viable solutions for them. But, to disappoint a common expectation, there is no magic software button that will turn a print book design into an electronic publication. Since the two media are so different, with their own specific editorial and visual design needs, such a button will probably not materialize in the future either. Hybrid publishing will ultimately require editorial work to change, both technologically as well as editorial concepts are concerned.</text:p>
      <text:p text:style-name="Text_20_body">For art and design publishers, the challenge of going electronic with their publications is greater compared to other fields of publishing for a number of reasons: - visually oriented publications are still more difficult to technically realize in the electronic medium when designing for a multitude of different reading devices and ebook platforms; - small publishers are under high pressure to keep project costs low due to often smaller budgets - but having to publish in multiple forms (e.g. print and electronic) will increase costs unless one accomplishes as much work as possible in a way that is not the dependent on the medium; - To make the investment in a digital publication durable it is necessary that electronic publications are sustainable: they should not need constant investment into technical maintenance and version updates.</text:p>
      <text:h text:style-name="Heading_20_2" text:outline-level="2"><text:bookmark text:name="industry-promises-versus-reality"/>Industry promises versus reality</text:h>
      <text:p text:style-name="Text_20_body">We face a major contrast between computer industry promises and the reality of the new digital medium. On the one hand, publishers, editors, designers and artists tend to overestimate the interactive and multimedia possibilities of electronic publishing. These extra possibilities do exist, but in most cases cause higher development costs and remain specific to one particular technical reading platform.</text:p>
      <text:p text:style-name="Text_20_body">On the other hand, publishers tend to underestimate how even technically simple and seemingly banal types of electronic publications can lead us to rethink established publishing practices and formats. When traditional publishing formats go electronic or hybrid, the possibility for transformation is real. Once the book becomes electronic or hybrid, the permanence, immutability and stability typical of physical books, is likely to mutate into dynamic, modular, and participative forms, that can benefit from the networked environment where ebooks exist.</text:p>
      <text:p text:style-name="Text_20_body">Seemingly banal types of electronic publications can be subject to significant change. An exhibition catalogue, can for instances be split up into interrelated micro-monographs that readers can download and read as individual ebooks. An ebook can be assembled from a variety of sources selected by the reader, as currently happens in Wikipedia, where the visitor can compile her own collection of Wikipedia articles and export them to an EPUB or PDF using the <text:a xlink:type="simple" xlink:href="http://en.wikipedia.org/wiki/Help:Books">Book creator tool</text:a>. Or an anthology of essays might allow annotations from all its readers to grow around its contents.</text:p>
      <text:p text:style-name="Text_20_body">The possibility for change can also go beyond rethinking publishing formats and expand to redefine what the book is. As in the case of this publication, the adopted workflow brings into question aspects often seen as inherit and essential to books. For instances, instead of a single author, its authorship is shared by a number of collaborating authors. Several writers, designers, developers and editors, sometimes under more than one hat, actively contribute to this publication. They write, edit, design, create illustrations, comment, and develop scripts, that collectively lead the publication into its final from, which you are likely to be reading at this very moment. Each single contribution is entrusted to eyes and hands of the other co-authors by being uploaded to publication's <text:a xlink:type="simple" xlink:href="https://github.com/DigitalPublishingToolkit/Hybrid-Publishing-Toolkit-for-the-Arts">code repository</text:a> â€” an online pool, where all the files essential to the publication are stored and tracked over time. The public availability such files, not only provide a window on to the book's development, since it began, but in tandem with the book's free-culture license â€” <text:a xlink:type="simple" xlink:href="http://creativecommons.org/licenses/by-nc-sa/4.0/">Creative Commons Attribution-NonCommercial-ShareAlike 4.0</text:a> â€”, they give carte blanche for anyone to alter its content, or even publish it ahead of its <text:span text:style-name="Emphasis">original</text:span> publisher. All one has to do is type into a command-line interpreter:</text:p>
      <text:p text:style-name="Text_20_body"><text:span text:style-name="Source_20_Text">git clone https://github.com/DigitalPublishingToolkit/Hybrid-Publishing-Toolkit-for-the-Arts</text:span></text:p>
      <text:p text:style-name="Text_20_body">By doing so all source files and scripts that constitute the publication will be downloaded. Following that first step one can invoke the command:</text:p>
      <text:p text:style-name="Text_20_body"><text:span text:style-name="Source_20_Text">make toolkit.epub</text:span></text:p>
      <text:p text:style-name="Text_20_body">Consequently this publication will be compiled into its digital publishable form, ready to be read, sent around, or uploaded to somewhere on the Web.</text:p>
      <text:p text:style-name="Text_20_body">We are not claiming that all ebooks will follow, or must follow this path. We are simply laying out one of the many directions ebook creators can already undertake with their publications, by using with simple and inexpensive tools, and without needing to get into the industry's glossy scenarios of multimedia and interactivity.</text:p>
      <text:h text:style-name="Heading_20_2" text:outline-level="2"><text:bookmark text:name="what-this-toolkit-provides"/>What this Toolkit provides</text:h>
      <text:p text:style-name="Text_20_body">Going electronic - or going hybrid - means that you need to change the way you work in the publishing process from manuscript to publication. The software tools currently in use, from word processors like Microsoft Word to desktop publishing suites like InDesign, were created for the analog or desktop-publishing world. Although it's possible to create electronic publications from Microsoft Word <draw:a xlink:type="simple" xlink:href="http://networkcultures.org/digitalpublishing/2014/03/28/converting-a-docx-directly-to-epub-using-calibre/"><draw:frame draw:style-name="fr2" draw:name="graphics18" text:anchor-type="as-char" svg:width="2.067cm" svg:height="1.069cm" draw:z-index="17"><draw:image xlink:href="../../images/_in_progress/dpt_blog_verwijzing.png" xlink:type="simple" xlink:show="embed" xlink:actuate="onLoad"/></draw:frame></draw:a> and InDesign <draw:a xlink:type="simple" xlink:href="http://networkcultures.org/digitalpublishing/2013/05/21/epub-development-in-adobe-indesign-cs6/"><draw:frame draw:style-name="fr2" draw:name="graphics19" text:anchor-type="as-char" svg:width="2.067cm" svg:height="1.069cm" draw:z-index="18"><draw:image xlink:href="../../images/_in_progress/dpt_blog_verwijzing.png" xlink:type="simple" xlink:show="embed" xlink:actuate="onLoad"/></draw:frame></draw:a> files that are likely the standard in the current publishing workflow, it will be painful, slow, inefficient and expensive in most cases. This Toolkit describes technical Do It Yourself (DIY) alternatives because it is primarily aimed at publishers who, in most cases, cannot afford to outsource ebook design to external service providers and furthermore it is aimed at those who want to keep the process in their own hands.</text:p>
      <text:p text:style-name="Text_20_body">This Toolkit has a particular (but not exclusive) focus on EPUB3 as an electronic publication format and on Markdown as a word processing format because of the specific needs of small edition publishers in the art and design field: low cost, ease of use, sustainability and platform-independence. The recommendations stem from our practical experience in collaborating with four Dutch art, design and research publishers on electronic publication projects.</text:p>
      <text:h text:style-name="Heading_20_2" text:outline-level="2"><text:bookmark text:name="whom-is-this-toolkit-written-for"/>Whom is this Toolkit written for</text:h>
      <text:p text:style-name="Text_20_body">You may be a publisher, a designer or someone who is just starting out with making books. You probably identify with or work in the arts. You may hope to gain answers, knowledge, get tips, and consult various resources. This Toolkit intends to provide them all. The overall focus is on pragmatic solutions for publishers within the art and cultural sector. No prior knowledge of creating an ebook is required â€“ with that said, a familiarity of various computer software is helpful, as is the willingness to learn and the inquisitive curiosity to look beyond this guide for certain answers. This publication is not a tutorial on how to make an electronic publication, it merely intends to give the reader guidance on how to make a first attempt at creating an electronic publication.</text:p>
      <text:p text:style-name="Text_20_body">As mentioned before 'you must change your life', so there might a little culture shock reading through this document. If electronic publishing will merely remain an afterthought in the production chain and product portfolio, the change might be light. If electronic publishing will become just as important as print, the change may be radical. What this means is that if you want to make visual electronic publications, you should be willing to change your current way of working and gradually get used to the offered but less common alternatives.</text:p>
      <text:h text:style-name="Heading_20_2" text:outline-level="2"><text:bookmark text:name="how-to-use-this-toolkit"/>How to use this Toolkit</text:h>
      <text:p text:style-name="Text_20_body">The Toolkit aims to provide a practical guide on how to develop electronic publications for publishers as well as for anyone else interested in this subject matter. It will attempt to give insight into the preconditions of electronic publishing, providing open-source tools where possible, and allow publishers of the art and culture sector to navigate the diverse and complex landscape of digital publishing in a more informed way. Furthermore, the Toolkit will help the reader to develop e-publications, specifically art and design publications, which generally make more use of different fonts, graphics and layout than text-dominant publications. Chapter 3 will give a general introduction of these publications and sketches out various scenarios on how to develop e-publications. Issues and opportunities of going electronic will be discussed, as well as strengths and limitations of particular reader hardwares and softwares, file formats and lastly distribution platforms. Chapters 4 offers a practical, how-to guide to workflows (both structured and per scenario) and designing electronic publications for the various scenarios addressed earlier in Chapter 3. Chapter 5 illustrates the concepts with concrete examples from the The Hybrid Publishing Toolkit For The Arts, A Guide From Print To Ebooks project.</text:p>
      <text:h text:style-name="Heading_20_2" text:outline-level="2"><text:bookmark text:name="who-worked-on-this-toolkit"/>Who worked on this Toolkit</text:h>
      <text:p text:style-name="Text_20_body">This publication is part of the Digital Publishing Toolkit <draw:a xlink:type="simple" xlink:href="http://networkcultures.org/digitalpublishing/"><draw:frame draw:style-name="fr2" draw:name="graphics20" text:anchor-type="as-char" svg:width="2.067cm" svg:height="1.069cm" draw:z-index="19"><draw:image xlink:href="../../images/_in_progress/dpt_blog_verwijzing.png" xlink:type="simple" xlink:show="embed" xlink:actuate="onLoad"/></draw:frame></draw:a> research program, based on recommendations from practical experiences throughout the collaboration between two applied universities, four Dutch art, design and research publishers, graphic designers and software developers.</text:p>
      <text:p text:style-name="Heading_20_1"><text:bookmark text:name="the-basics"/>02 The Basics</text:p>
      <text:h text:style-name="Heading_20_2" text:outline-level="2"><text:bookmark text:name="what-is-a-text"/>What is a text?</text:h>
      <text:p text:style-name="Text_20_body">A text is a collection of words and words are compositions of letters. In order to read a text we have all kinds of layout helpers. Keep in mind that in the Roman times (when texts were cut in stone) there was continuing writing: no spaces between the words. This was not considered a problem as reading was a craft only a few people mastered. These people knew the words and hence were able to read aloud, just try: <text:span text:style-name="Emphasis">Icanreadthiseasilyaloud</text:span>. In time, the craft of reading became a common good and many design/lay-out helpers were introduced, for example spaces between words, capitals at the beginning of new sentences, commas, semicolons, colons and line breaks.<text:bookmark text:name="fnref1"/><text:a xlink:type="simple" xlink:href="#fn1"><text:span text:style-name="T1">1</text:span></text:a> Furthermore, the notions of paragraphs, chapters and the like, developed into a standardized system that allowed for a smooth transmission between the structure the authors endowed their text with and the readers who became familiar to these standards. Thus enabling ease of reading and the possibility to read silently. This structure of stratifying words into sentences, sentences into paragraphs and so on, including reading aids such as exclamation marks, bold and underscored text is made possible by the insertion of special codes. This process is called <text:span text:style-name="Strong_20_Emphasis">markup</text:span> and the codes are called mark-up elements. It goes without saying that all these <text:span text:style-name="Strong_20_Emphasis">markup</text:span> elements demand stable definitions and clear relationships. Everybody is free to invent their own rules (e.g., every first letter of a new chapter is a well-decorated small picture). For example, in the time of handwritten manuscripts many â€œfree styleâ€ﾝ inventions were made. Some of them remained in our time and became part of the expended alphabet. Think of the ampersand â€œ&amp;â€ﾝ, it originated from the conflation of the letter e and the letter t â€“ we call this conflations, <text:span text:style-name="Emphasis">ligatures</text:span>. To define what we allow and what not, <text:span text:style-name="Strong_20_Emphasis">Markup languages</text:span> emerged.</text:p>
      <text:p text:style-name="Text_20_body">Markup languages are grammars that define the markup and the relations between markup elements. With the emergence of computer networks and the increasing need to standardize texts for multiple usages, an international ISO standard established in 1982 is called: Standardised General Markup Language (SGML). This logically structured markup language was a big step forward as it made a fundamental split between the text structure as such and the final representation of that structure. For example, contrary to languages used in word processors such as Tex, LaTeX, Word, Microsoft Word, Wordperfect or ODF (open office document format), where presentation and text structuring are mixed, SGML only defines functions or roles. When we type a <text:span text:style-name="Strong_20_Emphasis">bold</text:span> word in the text using a word processor we in fact type â€œstart boldâ€ﾝ -&gt; type the word -&gt; â€œend boldâ€ﾝ.</text:p>
      <text:p text:style-name="P2"><draw:frame draw:style-name="fr1" draw:name="graphics21" text:anchor-type="as-char" svg:width="1.997cm" svg:height="0.998cm" draw:z-index="20"><draw:image xlink:href="../../images/_in_progress/03_1_intro_mixture_layout.png" xlink:type="simple" xlink:show="embed" xlink:actuate="onLoad"/></draw:frame> </text:p>
      <text:p text:style-name="P1">your caption here</text:p>
      <text:p text:style-name="Text_20_body">What is happening here is a mixture of <text:span text:style-name="Strong_20_Emphasis">layout</text:span> and structure. Layout is the activity of presenting a text onto a medium, such as a paper page. SGML and its derivatives, the easier <text:span text:style-name="Strong_20_Emphasis">HTML</text:span> (HyperText Markup Language) and the expanded <text:span text:style-name="Strong_20_Emphasis">XML</text:span> (Extensible Markup Language) make a strict distinction between structure and representation. A markup language knows notions such as â€œhighlighted word or phraseâ€ﾝ and then type 1,2,3... This allows you to equate e.g.: chapter heading with type 1 and quotation with type 4. Depending on the output substrate you can then define in the layout phase how this will look like. For instance, a chapter heading is in a certain type font and font size and centered on the page, whilst a quotation is represented in the same font size and font of the running text, but now in italics. On a screen we can have things like chapter headings in pink and quotations in yellow. This freedom in the layout is explicated in a so-called <text:span text:style-name="Strong_20_Emphasis">style sheet</text:span> , which is a table that connects a layout schema with the markup schema. This way of working is imperative if one wants to allow a source text to be represented in many different ways on various media of various sizes. Note that in many programs these translations are done fairly invisibly to the user. If we translate an .odt file into a .docx file, all coding is translated one-to-one. As we will see in the following, translation between one file type into another is not always symmetrical. Hence, the golden rule is to <text:span text:style-name="Strong_20_Emphasis">always make sure that the source text is as systemically structured as possible</text:span>.</text:p>
      <text:p text:style-name="Text_20_body">An important notion is that all digital texts and accompanying coding are written in simple letters and numerals, this is called <text:span text:style-name="Strong_20_Emphasis">plain text</text:span>, or a flat file. This is a stripped down text without layout; the most elementary token. It goes without saying that the flexibility of this process is limited to the character set for plain text we use. In the â€œoldâ€ﾝ days this was <text:span text:style-name="Strong_20_Emphasis">ASCII</text:span> based and limited to the possible number of distinct signs (letters, numerals, commas, etc.) of a binary computer text. Slowly but surely, a new elaborted list of allowed signs, extending ASCII is making inroads. This collection of signs is called: <text:span text:style-name="Strong_20_Emphasis">Unicode</text:span>. Unicode aims to include all alphabets and letter systems including common signs and ligatures, such as the aforementioned <text:span text:style-name="Emphasis">&amp;</text:span> and diacritic signs. Again, this is a step forward to guarantee a clean source file for all kind of usages, even those we donâ€™t consider or even imaging today.</text:p>
      <text:h text:style-name="Heading_20_3" text:outline-level="3"><text:bookmark text:name="what-is-an-electronic-text"/>What is an electronic text?</text:h>
      <text:p text:style-name="Text_20_body">An electronic text is normally understood as a text which is represented on a screen of some sort. Of course this is sloppy language. The key issue is that an electronic text became a structured file in which the emotions and intentions of the author are translated into notions like highlighted text of a certain type through the work of said author. Due to this markup, we become able to make different layouts, expressions, onto different media. It is of great importance to note that electronic publishing introduces a big shift away from the page centered culture of book printing. Book printing allows for various printing sizes depending on the wishes of the author, designer and publisher. For example, when making an art book based on a collection of paintings or drawings, a decision can me made on what the ideal book size is and whether or not it will be printed in oblong size or not. In the world of screens these types of decisions are different as we have very different screen sizes. No screen can be cut to the demanded size like with paper book publishing. In electronic books we have to work around things in a completely different way to the paper world. This means that the transposition from an existing work to an electronic representation is rife with difficulties if the structure of the texts and, in particular when the relation between illustrations and running text, is important. In the world of text based publications (novels, research publications) there generally only is running text. For these publications the page size is less important and this is part of the reason why ereaders are becoming increasingly popular. On electronic reading devices the text can always be made to fit the size of the device, this is called <text:span text:style-name="Strong_20_Emphasis">reflowable</text:span> text. In all other cases, the creator (publisher, designer, etc.) has to consider how to design the work and under what conditions content and meaning are represented. This will be discussed in the following chapters for various outlets, as one might opt for various versions of the original work. It goes without saying that in the coming years, authors and designers will try and develop digitally conceived works that intrinsically allow for a variety of representations depending on the reading device whether electronic or not.</text:p>
      <text:h text:style-name="Heading_20_2" text:outline-level="2"><text:bookmark text:name="what-are-some-electronic-possibilities"/>What are some electronic possibilities?</text:h>
      <text:p text:style-name="Text_20_body">Novel electronic capabilities enable a great number of possible publication outlets. Before entering into the problematic aspects of such a plurality of presentations of the same message, we investigate the possibilities. As with all technological possibilities; the coin has two sides (leaving aside the unstable rim) which exclude each other. The printing press introduced pagination and indexing, allowing many thousands of identical texts to be read and compared by an expanding group of readers over the years, independently of location. In an electronic world with non-fixed screen sizes this is complicated. On paper text is fixed, this allows for comparisons and interactions between different readers separated in space and time. In an electronic version the fixity of the text remains, as the text file is independent from its final substrate (E-ink, lcd, paper), but its presentation on the final substrate can vary substantially. Think about the introduction of numbering phrases in the Bible, which came along when Bibles became printed books in very different formats and the priest wanted everybody in the audience to read the same text. As the formats of the Bibles were non standardised, page numbers were of no help, hence the numbering of the phrases. In an electronic environment, where page numbers are unstable, we are confronted with the same problem.</text:p>
      <text:p text:style-name="Text_20_body">The challenge becomes even greater if we widen our ambition to pictures, audio and video, hyperlinks, etc. In the Toolkit project, we deal with the field of books in the arts. This category of books integrates all aspects of text-only publications but expands it with visual information that can be explanatory of the text and, more importantly, to visual information which can be a 'stand alone' statement. In such cases, text, helps the 'reader' (viewer) to have an understanding of and have a deeper appreciation for the object. It is clear that various forms of art books demand and enable different electronic representations. In these books we witness a crossover between the primary importance of text and image.</text:p>
      <text:p text:style-name="Text_20_body">As cultural standardization over the centuries rendered, for example, a detective, religious or an educational book instantly distinguishable by its typography and layout, - this too will also become a fact for electronic books. Apart from the electronic (or paper) book as a <text:span text:style-name="Emphasis">object d'art</text:span>, electronic art book publishing will have many commonalities as a genre despite its differences per book. A major issue is that the electronic sub-structure makes all files just bitstreams (streams of binary code: zeros and ones). The digital files containing the various kinds of information are all equal on this level of digital bitstreams in the computer memory: merely standardized code. The great new thing in the world of electronic art books is that based on standardized, though well tailored structures, the creative message can be published in a great variety of ways. This not only depends on the capabilities of the output (reading/viewing/listening) device, but also on the function of the book for the author in an actual context, such as a dictionary, a study, a reference, a coffee table book, or a leisure book. The same source can and will be represented differently under different circumstances. All these vistas demand a thorough and more labour-intensive editorial and production strategy. Not only because the same source can express itself in various output forms but even more so because once properly edited and stored electronically, information and its constituting parts can be reused and used in different ways, to be decided upon given a specific environment of goal, now and in the future.</text:p>
      <text:h text:style-name="Heading_20_2" text:outline-level="2"><text:bookmark text:name="summing-up"/>Summing up</text:h>
      <text:p text:style-name="Text_20_body">The essential issue is henceforward that the start is a clean flat text file. Withing this text markup coding is added. This coding has to adhere to standardized rules. In the most advanced case this would be according to the XML standard, but this very demanding grammar is too demanding for small publishers. Simple HTML coding is frequently used but is mainly useful for webdesign. The advanced version HTML5 is a promising, but also not simple option. In this booklet we opt for Markdown as a coding language. It is very simple and straight. Though not fit elaborate publications. From Markdown we can then convert to a HTML version, provided that we have a clear table that translate lay-out coding to the various outlets, such as paper, e-ink or LCD screens. Such a table is named a Style Sheet.</text:p>
      <text:p text:style-name="Heading_20_1"><text:bookmark text:name="genres-of-publication"/>03 Genres of Publication</text:p>
      <text:p text:style-name="Text_20_body">In the present project we deal with various kinds of products which we combine into five genres:</text:p>
      <text:list xml:id="list2113705075" text:style-name="L1">
        <text:list-item>
          <text:p text:style-name="P12">Research publication;</text:p>
        </text:list-item>
        <text:list-item>
          <text:p text:style-name="P12">Art/design catalogue;</text:p>
        </text:list-item>
        <text:list-item>
          <text:p text:style-name="P12">Artist/designer book;</text:p>
        </text:list-item>
        <text:list-item>
          <text:p text:style-name="P12">Art/design periodical;</text:p>
        </text:list-item>
        <text:list-item>
          <text:p text:style-name="P12">New genres of publication.</text:p>
        </text:list-item>
      </text:list>
      <text:h text:style-name="Heading_20_2" text:outline-level="2"><text:bookmark text:name="research-publication"/>1) Research publication</text:h>
      <text:list xml:id="list1412155123" text:style-name="L2">
        <text:list-item>
          <text:p text:style-name="P76">Heavy in use of text; </text:p>
        </text:list-item>
        <text:list-item>
          <text:p text:style-name="P76">Texts take a central role; </text:p>
        </text:list-item>
        <text:list-item>
          <text:p text:style-name="P76">Visuals are secondary (images refer to texts); </text:p>
        </text:list-item>
        <text:list-item>
          <text:p text:style-name="P76">Often longer texts; </text:p>
        </text:list-item>
        <text:list-item>
          <text:p text:style-name="P76">Often with a standardised structure; </text:p>
        </text:list-item>
        <text:list-item>
          <text:p text:style-name="P13">Often with complex referencing (footnotes, endnotes, cross-references, citations, bibliographies, keyword and name indexes, list of illustrations, glossaries, table of contents). </text:p>
        </text:list-item>
      </text:list>
      <text:p text:style-name="Text_20_body"><text:span text:style-name="Strong_20_Emphasis">Going electronic: Advantages and issues</text:span><text:line-break/>Advantages of going electronic with publications presenting research are first of all obvious for users: firstly, an ebook allows for copying (and pasting) text in an easy and natural way which has been long desired by researchers, students, and readers alike. Secondly, an obvious but crucial advantage is the possibility of searching within a text. Thirdly, a possible advantage is the posibility of embedding the <text:span text:style-name="Strong_20_Emphasis">datasets</text:span> employed in the publication itself. For publishers a huge advantage has to do with the wider reach and availability of the content. Making the text available digitally will increase its spreading, not in the least regarding international outreach, as the ebook offers no limitations on availability. Open access publishing further changes the question of availability dramatically.</text:p>
      <text:p text:style-name="Text_20_body">Issues which specifically relate to digital research publications lie in referencing. With fixed page numbers no longer there, there is no standard way to specifiy the location of the reference. Worth extra thoughts are setting the parameters for the use of and interaction between text and images within a publication.</text:p>
      <text:p text:style-name="Text_20_body">Going electronic also opens up new possibilities for creating content. Due to the high level of standardised structure, a 'modularization' becomes possible, thereby allowing to go beyond the traditional way of essay writing. In particular when authors refer to each other, they often share data, quotations, tables, figures, et cetera. Multiple use and reuse of 'modules' will enormously enhance the communication within a community. However, this remains a future dream for now as comments and annotations don't stick with (a specific place in) the book like in physical books, which makes sharing difficult.<text:bookmark text:name="fnref2"/><text:a xlink:type="simple" xlink:href="#fn2"><text:span text:style-name="T1">2</text:span></text:a>(http://elpub.scix.net/cgi-bin/works/Show?234_elpub2008)</text:p>
      <text:h text:style-name="Heading_20_2" text:outline-level="2"><text:bookmark text:name="artdesign-catalogue"/>2) Art/design catalogue</text:h>
      <text:list xml:id="list147333889" text:style-name="L3">
        <text:list-item>
          <text:p text:style-name="P77">Heavy in use of images; </text:p>
        </text:list-item>
        <text:list-item>
          <text:p text:style-name="P77">Visuals take central role over texts; </text:p>
        </text:list-item>
        <text:list-item>
          <text:p text:style-name="P77">Visuals are primary (text refers to visuals); </text:p>
        </text:list-item>
        <text:list-item>
          <text:p text:style-name="P14">Descriptive texts of changing lengths. </text:p>
        </text:list-item>
      </text:list>
      <text:p text:style-name="Text_20_body"><text:span text:style-name="Strong_20_Emphasis">Going electronic: Advantages and issues</text:span><text:line-break/>Most art/design catalogues are image-heavy publications, and this is precisely the greatest challenge for electronic publishing in this genre. Being an art/design catalogue, it is important that the quality of the images is high, with no degradation of colours and the highest possible resolution. This means that a publication containing a lot of these images will be very large in size, posing a problem when it comes to downloading speed, storage space on the user's device and on the publishers servers. This is an issue that begs consideration but as speed and storage space increase exponentially over time, possibilities grow parallel.</text:p>
      <text:p text:style-name="Text_20_body">Possibilities in this direction lie in offering high quality images which can be zoomed in to and complementing the content with other (interactive) materials. Also, most tablet computers offer much more better color reproduction (gamut) than the print page. An issue of concern is that in a catalogue often a fixed page layout is necessary: image and text must appear in a certain layout as they belong to each other. However, changes in size (of the device or of the settings a reader uses) might influence the flow of content, resulting in a drifting apart of pictures and text.</text:p>
      <text:p text:style-name="Text_20_body">Just as with research publications, modularization offers interesting chances for writing and presenting material. As a catalogue is often built up around parts which are already modular in nature, there is a lot to be gained from using these features in electronic publishing. For example giving readers the opportunity to 'build' their own publication; publishing different editions (small, medium, large) of a catalogue without extra effort; easy updating of a part of the catalogue.</text:p>
      <text:h text:style-name="Heading_20_2" text:outline-level="2"><text:bookmark text:name="artistdesigner-book"/>3) Artist/designer book</text:h>
      <text:list xml:id="list237475704" text:style-name="L4">
        <text:list-item>
          <text:p text:style-name="P78">Book <text:span text:style-name="Emphasis">by</text:span> an artist, rather than <text:span text:style-name="Emphasis">about</text:span> an artist; </text:p>
        </text:list-item>
        <text:list-item>
          <text:p text:style-name="P78">Complex use of images and typography, often pushing the possibilities of the medium; </text:p>
        </text:list-item>
        <text:list-item>
          <text:p text:style-name="P78">In print: making use of the book as a material, visual and haptic object; </text:p>
        </text:list-item>
        <text:list-item>
          <text:p text:style-name="P78">Difficult or impossible translation into other media; </text:p>
        </text:list-item>
        <text:list-item>
          <text:p text:style-name="P15">Text is often used in non-descriptive or non-narrative ways. </text:p>
        </text:list-item>
      </text:list>
      <text:p text:style-name="Text_20_body"><text:span text:style-name="Strong_20_Emphasis">Going electronic: Advantages and issues</text:span><text:line-break/>As artists/designers books essentially represent a reflection around the medium itself, it is not a question of going electronic and considering the accompanying 'advantages and issues'. There aren't advantages or disadvantages in choosing a digital format or a print edition, it's a different choice that determines the artist book from the start. Also, choosing an electronic format like EPUB for an artist/designer book means to master the specificities of such formats. This seems to be one of the reason why there are few digital artists' books, except for electronic reproductions of artists' paper books on such websites as Ubu Web and Monoskop.</text:p>
      <text:p text:style-name="Text_20_body">When working on an electronic edition of an already existing print artist/designer book, the most important thing thus is the choice of the file format. The specifications of the format (and medium in general, as mentioned above) determine the end result extensively. Furthermore, here too, the quality of images and the relation between text and images is important. Where an artists' book is not primarily a reflection of its medium, and electronic publication of a book or pamphlet is principally not difficult (a good example would be Sol LeWitt's 1968 "Sentences on Conceptual Art"), advantages of digitalization are similar to those in other genres: the more elaborate possibilities offered in interactive material, outreach of the publication, reach of new audiences, and friendliness for reusing text and images.</text:p>
      <text:h text:style-name="Heading_20_2" text:outline-level="2"><text:bookmark text:name="artdesign-periodical"/>4) Art/design periodical</text:h>
      <text:list xml:id="list1274989274" text:style-name="L5">
        <text:list-item>
          <text:p text:style-name="P79">Heavy in use of both texts and images; </text:p>
        </text:list-item>
        <text:list-item>
          <text:p text:style-name="P79">Both images and texts take central role; </text:p>
        </text:list-item>
        <text:list-item>
          <text:p text:style-name="P79">Use of images is both primary and secondary; </text:p>
        </text:list-item>
        <text:list-item>
          <text:p text:style-name="P79">Texts of changing lengths; </text:p>
        </text:list-item>
        <text:list-item>
          <text:p text:style-name="P79">A more-or-less fixed page-layout format; </text:p>
        </text:list-item>
        <text:list-item>
          <text:p text:style-name="P16">Recurring publication format (e.g. magazines, series etc.). </text:p>
        </text:list-item>
      </text:list>
      <text:p text:style-name="Text_20_body"><text:span text:style-name="Strong_20_Emphasis">Going electronic: Advantages and issues</text:span><text:line-break/>A periodical thrives well by its physical presence. It can be tossed in a bag and just as easily be disposed of. In a digital form, the physical presence becomes limited in this sense. Of course the digital domain offers other forms of 'nudging' and ways to keep a periodical present for the reader, such as push messages on tablets and smart phones, email notifications, and sharing via social media, but this is not quite the same.</text:p>
      <text:p text:style-name="Text_20_body">The archival aspect provides other chances and issues for digital art/design periodicals. New articles can refer to older ones and even integrate parts. The periodical as such becomes a repository and therefore a playground for new work.</text:p>
      <text:p text:style-name="Text_20_body">Advantages are mostly the same as with the other genres listed: increased possibilities in extending content (interactivity, video etc.); decreasing distribution costs; outreach to a large audience; modularity. However, storage and download/update speed present a challenge, as already mentioned above.</text:p>
      <text:h text:style-name="Heading_20_2" text:outline-level="2"><text:bookmark text:name="new-genres-of-publication"/>5) New genres of publication</text:h>
      <text:p text:style-name="Text_20_body">New genres of publication are likely to emerge out of the ongoing digitization of the publishing industry. They could even fall outside of what we would normally consider a 'book', like short pamphlets, poems, essays, sketches, or - in the world of digital media - apps, a series of tweets, a blog et cetera. Or similar to adventure games, we can imagine the use of an interactive approach where the reader is able to control the narrative or to build or customize the publication.</text:p>
      <text:h text:style-name="Heading_20_2" text:outline-level="2"><text:bookmark text:name="levels-of-electronic-publishing"/>3 levels of electronic publishing</text:h>
      <text:p text:style-name="Text_20_body">Independently of the different genres listed above we can sketch a basic picture based on commonalities and diversions. The scope of epublishing starts with simple conversions from paper publications to electronic ones, moving towards full-scale electronic publications.</text:p>
      <text:p text:style-name="Text_20_body">A division into three levels can be made, which are described in further detail below <draw:a xlink:type="simple" xlink:href="http://digitalpublishingtoolkit.org/?p=2032"><draw:frame draw:style-name="fr2" draw:name="graphics22" text:anchor-type="as-char" svg:width="2.067cm" svg:height="1.069cm" draw:z-index="21"><draw:image xlink:href="../../images/_in_progress/dpt_blog_verwijzing.png" xlink:type="simple" xlink:show="embed" xlink:actuate="onLoad"/></draw:frame></draw:a>:</text:p>
      <text:list xml:id="list1198346624" text:style-name="L6">
        <text:list-item>
          <text:p text:style-name="P17">One-to-one; the book is considered a separate product where text-authors, illustrators, artist photographers, and designers work together to produce the book, which then is published and exists as a single edition. The print book can as such be translated one-on-one into an ebook.</text:p>
        </text:list-item>
        <text:list-item>
          <text:p text:style-name="P17">One-to-many; the publication has various chameleonic appearances, dependent on the context and available presentation media (type &amp; size of screen/paper). In other words, a book is offered in formats such as print, EPUB, PDF, MOBI, web, and looks and works according to the format used.</text:p>
        </text:list-item>
        <text:list-item>
          <text:p text:style-name="P17">One-to-database; here the book is not a separate, defined, and limited entity. A publication is put together out of various independent components defined as modules that can be used and re-used multiple times by whomever has access to them. For example: a reader chooses a selection of chapters on offer and gets an epub specially made in this occasion.</text:p>
        </text:list-item>
      </text:list>
      <text:p text:style-name="Text_20_body"><draw:frame draw:style-name="fr1" draw:name="graphics23" text:anchor-type="as-char" svg:width="1.997cm" svg:height="0.998cm" draw:z-index="22"><draw:image xlink:href="../../images/_in_progress/04_1_three_levels.png" xlink:type="simple" xlink:show="embed" xlink:actuate="onLoad"/></draw:frame></text:p>
      <text:p text:style-name="Text_20_body">Three Levels of Electronic Publishing</text:p>
      <text:h text:style-name="Heading_20_3" text:outline-level="3"><text:bookmark text:name="one-to-one-publications"/>1) One-to-one publications</text:h>
      <text:p text:style-name="Text_20_body">On the first level, there is the unique book. Each book is considered as a separate product where authors, illustrators, artists, photographers, and designers work together to produce the book as a one-off team. The production workflow can be unique from book to book, but mostly is traditional, moving from manuscript to a designed PDF ready to be printed. Pictures and/or full layout pages do not work as reusable (digital) objects. In many cases no archives of the independent ingredients that together create the end-product are available.</text:p>
      <text:p text:style-name="Text_20_body">Usually this implies that going electronic means making an erepresentation of the same book. In some cases files of the final pages or book are being converted into EPUB3 by an external agent. The final pages are checked on readability and the digital make-up (for example, that figures and captions are on the same page), and changes are made accordingly to create the ebook. On this level the ebook is not more than an exact-as-possible picture of the printed book.</text:p>
      <text:p text:style-name="Text_20_body">The publisher might use a document management system, which can be a mere collection of folders/directories on a hard drive. Archiving files is important for possible reprints. Sometimes publishers are forced to scan their own books in order to reprint them because they don't have an archived version of it. Herein lie great possibilities, because having an archive of semantically structured content allows reissuing the publication in efficient ways and in new formats not envisioned before.</text:p>
      <text:p text:style-name="Text_20_body">There are many common characteristics between books in one genre. The question is how we can reveal and define these characteristics to enhance insight in the nature of the genre at hand and thus enhance the realisation of these new options.</text:p>
      <text:h text:style-name="Heading_20_3" text:outline-level="3"><text:bookmark text:name="one-to-many-publications"/>2) One-to-many publications</text:h>
      <text:p text:style-name="Text_20_body">The next level presents a split between the manifestation of a (one) paper print version and (many) electronic versions. The electronic version, contrary to the paper version, is not a single object but has various appearances, due to different presentation substrates of electronic book formats. Furthermore, the sizes of reading devices are not standardized and generally allow for both portrait or oblong viewing. On top of this, the popular semi-standard EPUB3 allows for flowable pages and a change in font and fontsize.</text:p>
      <text:p text:style-name="Text_20_body">Workflow schemes become very important when working towards a one-to-many publication, as the same texts and images are used in various outlets. A structured and detailed workflow, accompanied by a related descriptors (metadata) set is necessary. In such a way, the ebook is not a byproduct of the print book anymore, but is produced simultaneously in its different output formats.</text:p>
      <text:h text:style-name="Heading_20_3" text:outline-level="3"><text:bookmark text:name="one-to-database"/>3) One-to-database</text:h>
      <text:p text:style-name="Text_20_body">Database publishing presents the final level. Database publishing means that all objects or entities constituting a publication can be used independently and easily from each other. To that end they should be uniquely defined and stored in a database. As a precondition for full scale database publishing, the editorial workflow is important, because it is there that a decision is being made on what items are defined as individual entities and which characteristics and features (metadata) they have.</text:p>
      <text:p text:style-name="Text_20_body">Especially in publications which have a more or less fixed layout database publishing opens new ways of conceiving books. For example, in the case of a collection of essays readers are then be able to make a personal choice from the available texts. The same can be thought of in the case of catalogues and journals. Based on metadata a structured presentation of all material is made possible, allowing the reader to navigate and put together a collection based on personal interests. Of course this means that tagging, describing, and storing of all components should happen in the early stages of publication with utmost care.</text:p>
      <text:p text:style-name="Text_20_body">It is important to note that there will not be one workflow which fits all but if the relevant metadata is available publications in different forms can be created.</text:p>
      <text:p text:style-name="Heading_20_1"><text:bookmark text:name="ereading-technologies"/>04 Ereading technologies</text:p>
      <text:p text:style-name="Text_20_body"><draw:frame draw:style-name="fr1" draw:name="graphics24" text:anchor-type="as-char" svg:width="1.997cm" svg:height="0.998cm" draw:z-index="23"><draw:image xlink:href="../../images/_in_progress/05_1_rich_poor.png" xlink:type="simple" xlink:show="embed" xlink:actuate="onLoad"/></draw:frame></text:p>
      <text:p text:style-name="Text_20_body">Digital Publishing Range</text:p>
      <text:h text:style-name="Heading_20_2" text:outline-level="2"><text:bookmark text:name="reader-hardware"/>Reader hardware</text:h>
      <text:p text:style-name="Text_20_body">There are several ways to peruse electronic publications. Portable devices like ereaders or tablets are by far the most popular gateway to digital content. Smartphones also offer some of the capabilities of an ereader, as most of these devices are a miniature version of their tablet counterparts. Lastly not to forget the desktop computer, which is often used in combination with the physical book, especially in the case of research publications.</text:p>
      <text:h text:style-name="Heading_20_3" text:outline-level="3"><text:bookmark text:name="ereaders"/>Ereaders</text:h>
      <text:p text:style-name="Text_20_body">Ereaders became widely known with the introduction of the Amazon Kindle in 2007. Ereaders differ from tablets in the way that they are only suitable for reading books, are relatively cheap and have monochrome displays. An important characteristic of the ereader is the use of <text:span text:style-name="Emphasis">electronic paper</text:span> (epaper), a so-called electrophoretic screen. Electronic paper is designed to mimic the characteristics of paper as closely as possible and is relatively low in energy consumption. The current generation of epaper is incapable of rendering complex motion, so animations and videos are impossible to use.</text:p>
      <text:p text:style-name="Text_20_body">Both Amazon and Barnes &amp; Noble also offer more expensive models, Amazon Fire (and Fire HD) and NOOK Tablet (and NOOK HD+) respectively. These models are not really ereaders anymore, but fully-fledged, small sized tablets. These models do not use epaper, but instead work with color LED screens with backlight â€“ a standard component of tablets such as iPad and Galaxy Tab. Often these tablets use a version of the Android operating system as its core, in contrast to the classic monochromatic ereaders using their own operating system built on a version of Linux. The Samsung Galaxy Note and Apple iPad mini can be seen as an answer to the smaller sized tablets.</text:p>
      <text:p text:style-name="Text_20_body">Because of the lack of a color screen the current generation of ereaders is best suited for prevalently text publications, i.e. novels or research publications.</text:p>
      <text:p text:style-name="Text_20_body"><draw:frame draw:style-name="fr1" draw:name="graphics25" text:anchor-type="as-char" svg:width="1.997cm" svg:height="0.998cm" draw:z-index="24"><draw:image xlink:href="../../images/_in_progress/05_2_strengths_limitations_04.png" xlink:type="simple" xlink:show="embed" xlink:actuate="onLoad"/></draw:frame><office:annotation><dc:date>2014-10-27T08:22:36</dc:date><text:p>&lt;!-- Amy: note about image; i think the eye fatigue icons should be switched as it now looks like you'll get tired eyes from ereader as opposed to the other way around. <text:s/></text:p><text:p>Margreet: I agree with Amy. Margreet asked Kimmy and Loes to have a look (22.10.2014).--&gt;</text:p></office:annotation> </text:p>
      <text:h text:style-name="Heading_20_3" text:outline-level="3"><text:bookmark text:name="tablets"/>Tablets</text:h>
      <text:p text:style-name="Text_20_body">The tablet-market is dominated by two main players, <text:bookmark text:name="fnref3"/><text:a xlink:type="simple" xlink:href="#fn3"><text:span text:style-name="T1">3</text:span></text:a>(http://www.gartner.com/newsroom/id/2674215) Apple and Samsung. Apple utilizes their own operating system (iOS) for the iPad, while Samsung with its Galaxy Tab product line has opted for Android. The Android-segment of the market consists of many manufacturers offering similar hardware with a variant of Android as its operating system. Several ereader applications exist for both iOS and Android, the most important ones will be reviewed in the <text:a xlink:type="simple" xlink:href="#Reader%20software">reader software</text:a> section.</text:p>
      <text:p text:style-name="Text_20_body">Apple's and Samsung's most recent tablet screens cover nearly the entire <text:span text:style-name="Strong_20_Emphasis">sRGB color space</text:span>, which makes their color reproduction as good as that of professional monitors for photographers and graphic designers, and yields much better color reproduction than print. The upside of the tablet's color screen is at the same time also its weakness, as backlit LED screens are generally known to cause eye fatigue. Furthermore, reading in the sun is problematic, because direct sunlight obscures most of the visibility of the screen. Battery life is another issue with tablets. Although newer tablet models often claim impressive battery life, ereaders still reign supreme with an average battery life of up to several weeks.</text:p>
      <text:h text:style-name="Heading_20_3" text:outline-level="3"><text:bookmark text:name="smartphones"/>Smartphones</text:h>
      <text:p text:style-name="Text_20_body">The story for tablets also largely applies to the realm of smartphones. <text:bookmark text:name="fnref4"/><text:a xlink:type="simple" xlink:href="#fn4"><text:span text:style-name="T1">4</text:span></text:a>(http://www.gartner.com/newsroom/id/2665715) Of course most smartphones have smaller screens than both ereaders and tablets. But the similarities between smartphones and tablets are large enough to justify clustering them with tablet devices.</text:p>
      <text:h text:style-name="Heading_20_3" text:outline-level="3"><text:bookmark text:name="pclaptops"/>PC/Laptops</text:h>
      <text:p text:style-name="Text_20_body">Reading ebooks on a laptop or personal computer is a possibility but may be a less natural fit than handheld devices. A full range of software for ereading is available, but the same downsides of relatively limited battery life and increased chances of eye fatigue exist as with tablets.</text:p>
      <text:h text:style-name="Heading_20_2" text:outline-level="2"><text:bookmark text:name="reader-software"/><text:a xlink:type="simple" xlink:href="id:Reader%20software">Reader software</text:a></text:h>
      <text:p text:style-name="Text_20_body">Standalone applications for desktops, tablets and smartphones offer some advantages to the software present on ereaders. Firstly, almost all devices offer a full color display, as opposed to the monochrome e-ink screens of ereaders. Secondly, a lot of applications support a larger subset of the EPUB standard, which allows for more features - like custom fonts, layout styling, etc.</text:p>
      <text:p text:style-name="Text_20_body"><draw:frame draw:style-name="fr1" draw:name="graphics26" text:anchor-type="as-char" svg:width="1.997cm" svg:height="0.998cm" draw:z-index="25"><draw:image xlink:href="../../images/_in_progress/05_readersoftware.png" xlink:type="simple" xlink:show="embed" xlink:actuate="onLoad"/></draw:frame><office:annotation><dc:date>2014-10-27T08:22:36</dc:date><text:p>kimmy: very rough sketch</text:p></office:annotation> </text:p>
      <text:h text:style-name="Heading_20_3" text:outline-level="3"><text:bookmark text:name="mobile-applications"/>Mobile applications</text:h>
      <text:p text:style-name="Text_20_body">There are many existing applications for mobile devices (tablets and smartphones). Some of the available software constitutes of companion apps to well-known ereaders, like Amazon's Kindle and Kobo's range of reader hardware. The other category contains applications which are not for available ereaders but often offer their own storefront, viz. iBooks and Aldiko. EPUB 2.0 and 3.0 support is generally available, but some of the applications require the user to convert files into a proprietary file format in order for the ereader to be able to read the document. Kindle is an example, as it only supports Amazon's proprietary file formats (AZW, KF8, mobi) along with txt and PDF.<office:annotation><dc:date>2014-10-27T08:22:36</dc:date><text:p>add to glossary</text:p></office:annotation> </text:p>
      <text:h text:style-name="Heading_20_4" text:outline-level="4"><text:bookmark text:name="ibooks"/>iBooks</text:h>
      <text:p text:style-name="Text_20_body">iBooks is Apple's ereader application for iPhone, iPad and Mac. Books may be bought in the iTunes Store or can be copied to the iBooks library. The latest version of iBooks offers support for many of the features of the EPUB3 standard, but also PDF and the closed-source <text:span text:style-name="Source_20_Text">.ibooks</text:span> file format (IBA) - a derivative of EPUB3.</text:p>
      <text:h text:style-name="Heading_20_4" text:outline-level="4"><text:bookmark text:name="marvin"/>Marvin</text:h>
      <text:p text:style-name="Text_20_body">Marvin is another application and one of the few paid entries. It does not offer its own store and is mainly geared towards managing existing collections of digital publications compiled from various sources. Marvin only accepts EPUBs and offers to convert incompatible file formats using third party software package such as <text:a xlink:type="simple" xlink:href="#calibre">Calibre</text:a>.</text:p>
      <text:h text:style-name="Heading_20_4" text:outline-level="4"><text:bookmark text:name="aldiko"/>Aldiko</text:h>
      <text:p text:style-name="Text_20_body">Aldiko is both a storefront and an ereader for Android which supports EPUB and PDF. As such it is comparable to Apple's iBooks. There is a paid version which offers some extra features (annotation, removal of advertisements) which the free version does not offer.</text:p>
      <text:h text:style-name="Heading_20_4" text:outline-level="4"><text:bookmark text:name="kindle"/>Kindle</text:h>
      <text:p text:style-name="Text_20_body">Kindle is Amazon's tablet and smartphone counterpart to their physical ereaders (Kindle Paperwhite, etc.). The application is available for both iOS and Android. Books can be bought from inside the application on Android. On iOS it is less straightforward due to the restrictions Apple places on in-app purchasing. Kindle for mobile devices only has support for Amazon's proprietary file formats (AZW, KF8) and PDF. EPUBs have to be converted using software, for example Calibre, in order for Kindle to be able to import the files into its library. The application is able to sync its library so that a collection of ebooks is available on both the Kindle ereader and in the application. It is not possible to copy-paste.</text:p>
      <text:h text:style-name="Heading_20_4" text:outline-level="4"><text:bookmark text:name="kobo"/>Kobo</text:h>
      <text:p text:style-name="Text_20_body">Kobo, like Amazon, produces ereader hardware and also has a large bookstore. As such the apps they offer for Android and iOS are largely complementary to the ereader companion devices manufactured by Kobo. Libraries are synced across devices, provided all the content is bought in Kobo's bookstore. Kobo supports both EPUB and PDF files.</text:p>
      <text:h text:style-name="Heading_20_3" text:outline-level="3"><text:bookmark text:name="pc-software"/>PC software</text:h>
      <text:p text:style-name="Text_20_body">A plethora of desktop applications exists that allow users to read EPUBs. Of the five applications mentioned above only Aldiko is not available on desktops and iBooks is a Mac-only application. Kobo and Kindle both offer Windows and Mac versions of their software, Linux support isn't available - although Kobo offered beta software for Debian based systems. <text:bookmark text:name="fnref5"/><text:a xlink:type="simple" xlink:href="#fn5"><text:span text:style-name="T1">5</text:span></text:a>(http://www.mobileread.com/forums/showthread.php?t=82378) The functionality is similar to that of the mobile versions.</text:p>
      <text:h text:style-name="Heading_20_4" text:outline-level="4"><text:bookmark text:name="calibre"/><text:a xlink:type="simple" xlink:href="id:calibre">Calibre</text:a></text:h>
      <text:p text:style-name="Text_20_body">Calibre is an application of note here, because it's an ebook management suite with many features. It offers tools for managing large collections of ebooks, but also converts files to many different formats (both <text:bookmark text:name="fnref6"/><text:a xlink:type="simple" xlink:href="#fn6"><text:span text:style-name="T1">6</text:span></text:a>(http://networkcultures.org/digitalpublishing/2014/03/28/converting-a-docx-directly-to-epub-using-calibre/) and other text based formats). <text:bookmark text:name="fnref7"/><text:a xlink:type="simple" xlink:href="#fn7"><text:span text:style-name="T1">7</text:span></text:a>(http://manual.calibre-e-book.com/faq.html#what-formats-does-app-support-conversion-to-from) Viewing all major ebook file formats, as well as editing EPUBs and AZWs is also part of the software package.</text:p>
      <text:h text:style-name="Heading_20_4" text:outline-level="4"><text:bookmark text:name="adobe-digital-editions"/>Adobe Digital Editions</text:h>
      <text:p text:style-name="Text_20_body">Adobe Digital Editions (ADE) is an ebook reader and management tool which is able to read EPUB and PDF. Support for EPUB3 is incomplete. Although Adobe claims support for all the important features is present, it doesn't elaborate on what those important features are. ADE also integrates with many ereaders offering syncing possibilities. So a library managed with ADE could in theory be synced with a compatible ereader.<text:bookmark text:name="fnref8"/><text:a xlink:type="simple" xlink:href="#fn8"><text:span text:style-name="T1">8</text:span></text:a>(http://blogs.adobe.com/digitalpublishing/supported-devices)</text:p>
      <text:h text:style-name="Heading_20_3" text:outline-level="3"><text:bookmark text:name="web-platforms"/>Web platforms</text:h>
      <text:p text:style-name="Text_20_body">There are some web platforms for reading EPUBs online, their popularity is hard to gauge. A project called Bookworm, developed by Threepress, was closed by O'Reilly Labs in 2012. <text:bookmark text:name="fnref9"/><text:a xlink:type="simple" xlink:href="#fn9"><text:span text:style-name="T1">9</text:span></text:a>(http://www.oreilly.com/bookworm/) The reason given for the closure mentions an 'interesting experiment' but also due to the dramatic changes in the ebook ecosystem over the past few years. Booki.sh, another project, is still online and offers a complete library of ebooks which may be view and stored online. <text:bookmark text:name="fnref10"/><text:a xlink:type="simple" xlink:href="#fn10"><text:span text:style-name="T1">10</text:span></text:a>(https://booki.sh/) It doesn't appear to operate commercially though, and the ability to purchase books was removed in June 2013. <text:bookmark text:name="fnref11"/><text:a xlink:type="simple" xlink:href="#fn11"><text:span text:style-name="T1">11</text:span></text:a>(http://blog.booki.sh/blog/post/e-book-sales-via-booki-sh-to-end-on-june-30/)</text:p>
      <text:h text:style-name="Heading_20_3" text:outline-level="3"><text:bookmark text:name="browser-applications"/>Browser applications</text:h>
      <text:p text:style-name="Text_20_body">Apart from web applications, several browser extensions exist allowing users to read EPUBs in their web browser. These extensions are most likely more of a convenience method in order to quickly (pre)view ebooks, instead of being fully-fledged solutions for reading ebooks comparable to the functionality of ereaders.</text:p>
      <text:h text:style-name="Heading_20_4" text:outline-level="4"><text:bookmark text:name="readium"/>Readium</text:h>
      <text:p text:style-name="Text_20_body">Readium is a project by several publishers and technology companies aiming to provide a reference system, a collection of best practices, for rendering EPUB 3 publications. <text:bookmark text:name="fnref12"/><text:a xlink:type="simple" xlink:href="#fn12"><text:span text:style-name="T1">12</text:span></text:a>(http://readium.org/readium-project-goals) The Readium Project offers a range of tools for online and offline use, mainly geared towards software developers. One of the tools is a browser extension <text:bookmark text:name="fnref13"/><text:a xlink:type="simple" xlink:href="#fn13"><text:span text:style-name="T1">13</text:span></text:a>(https://chrome.google.com/webstore/detail/readium/fepbnnnkkadjhjahcafoaglimekefifl) for the Google Chrome Browser. After installing the extension offers an EPUB reader inside the browser window.</text:p>
      <text:h text:style-name="Heading_20_4" text:outline-level="4"><text:bookmark text:name="epubreader"/>epubReader</text:h>
      <text:p text:style-name="Text_20_body">epubReader is similar to the browser extension offered by Readium. However, the main difference is the supported browser, as epubReader is only compatible with Mozilla Firefox.</text:p>
      <text:h text:style-name="Heading_20_2" text:outline-level="2"><text:bookmark text:name="file-formats"/>File formats</text:h>
      <text:p text:style-name="Text_20_body">A file format is a standard way that information is encoded for storage in a computer file. Technically, it specifies how bits are used to encode information in a digital storage medium. File formats may be either proprietary or free and may be either unpublished or open. A specific file format demands specific programs to read it.</text:p>
      <text:p text:style-name="Text_20_body">In this chapter the history and characteristics of various important file formats that exist for ereaders, electronic devices capable of reading digital texts, will be explained. The development of the modern ebook started with the <text:span text:style-name="Emphasis">Open eBook</text:span> specification and has thus culminated in an ebook format called EPUB which is currently at version 3 <draw:a xlink:type="simple" xlink:href="http://digitalpublishingtoolkit.org/2013/06/digital-publications-in-practice/"><draw:frame draw:style-name="fr2" draw:name="graphics27" text:anchor-type="as-char" svg:width="2.067cm" svg:height="1.069cm" draw:z-index="26"><draw:image xlink:href="../../images/_in_progress/dpt_blog_verwijzing.png" xlink:type="simple" xlink:show="embed" xlink:actuate="onLoad"/></draw:frame></draw:a>.</text:p>
      <text:h text:style-name="Heading_20_3" text:outline-level="3"><text:bookmark text:name="reflowable-documents-epub-and-azw"/>Reflowable documents (EPUB and AZW)</text:h>
      <text:p text:style-name="Text_20_body">The history of the modern ebook can be traced back to the late 1990s with the establishment of the <text:span text:style-name="Emphasis">Open eBook Forum</text:span> tasked with the creation of the <text:span text:style-name="Emphasis">Open eBook Publication Structure</text:span> (OEBPS). Microsoft was heavily involved in the development of what became the <text:span text:style-name="Emphasis">Open eBook</text:span> based partly on technology created by a company called SoftBook Press. <text:bookmark text:name="fnref14"/><text:a xlink:type="simple" xlink:href="#fn14"><text:span text:style-name="T1">14</text:span></text:a>(http://www.businessweek.com/1998/46/b3604010.htm) SoftBook Press developed the format, based on <text:a xlink:type="simple" xlink:href="#XML">XML</text:a> and <text:a xlink:type="simple" xlink:href="#XHTML">XHTML</text:a>, as a companion to their ereader.<office:annotation><dc:date>2014-10-27T08:22:36</dc:date><text:p>&lt;!--Amy: Tried to link to chapter 11 glossary but not sure if it's working. I feel that this should be further explained, or make a note to refer to chapter 06 where it's described in greater detail --&gt;</text:p></office:annotation> The <text:span text:style-name="Emphasis">Open eBook</text:span> specification had its first release in 1999 and was later renamed to EPUB when the standard reached the 2.0 version milestone under the auspices of the <text:span text:style-name="Emphasis">International Digital Publishing Forum</text:span> (IDPF, formerly the <text:span text:style-name="Emphasis">Open eBook Forum</text:span>). <text:bookmark text:name="fnref15"/><text:a xlink:type="simple" xlink:href="#fn15"><text:span text:style-name="T1">15</text:span></text:a>(http://wi.bwl.uni-mainz.de/publikationen/InteroperabilityReportGutenbergfinal07052013.pdf) The EPUB 2.0 standard has support for basic styling, custom fonts, etc. <text:bookmark text:name="fnref16"/><text:a xlink:type="simple" xlink:href="#fn16"><text:span text:style-name="T1">16</text:span></text:a>(http://www.idpf.org/epub/20/spec/OPS_2.0_latest.htm)</text:p>
      <text:p text:style-name="Text_20_body">At the beginning of Amazon's foray into the world of digital publishing, the online bookseller chose not to use EPUB but opted to buy a French company responsible for the development of <text:span text:style-name="Emphasis">Mobipocket</text:span> and the MOBI file format that also produced Mobipocket Reader software and an ebook reader for some personal digital assistants (PDA). One of the main reasons for this move was the widely supported <text:a xlink:type="simple" xlink:href="#Digital%20Rights%20Management">Digital Rights Management</text:a> (DRM) engineered by <text:span text:style-name="Emphasis">Mobipocket</text:span>.<office:annotation><dc:date>2014-10-27T08:22:36</dc:date><text:p>&lt;!--Amy: Tried to link to chapter 11 glossary but not sure if it's working. I feel that this should be further explained: what this is or what the consequences are. e.g 'The practice is controversial as it often hampers paying customers in freely interacting with digital goods' --&gt;</text:p></office:annotation> <text:line-break/><text:bookmark text:name="fnref17"/><text:a xlink:type="simple" xlink:href="#fn17"><text:span text:style-name="T1">17</text:span></text:a>(https://web.archive.org/web/20050426003307/http://www.drmwatch.com/drmtech/article.php/3499386) Technically, the MOBI file-format is partly based on <text:span text:style-name="Emphasis">PalmDOC</text:span>, an ebook file-format readable on PDAs running the Operating System (OS) developed by Palm Inc., with added support for the guidelines taken from the <text:span text:style-name="Emphasis">Open eBook</text:span> standard. <text:bookmark text:name="fnref18"/><text:a xlink:type="simple" xlink:href="#fn18"><text:span text:style-name="T1">18</text:span></text:a>(http://wiki.mobileread.com/wiki/PalmDOC) Mobilepocket and Amazon then developed the format further in order for it to be used exclusively with <text:span text:style-name="Emphasis">Mobipocket</text:span> and, later, Amazon <text:span text:style-name="Emphasis">Kindle</text:span> ereaders. The MOBI format is now called AZW (probably an acronym for <text:span text:style-name="Emphasis">Amazon Word</text:span>) by Amazon, their generic term for all ebooks released by the company. <text:bookmark text:name="fnref19"/><text:a xlink:type="simple" xlink:href="#fn19"><text:span text:style-name="T1">19</text:span></text:a>(http://wiki.mobileread.com/wiki/AZW#Internal_Formats)</text:p>
      <text:p text:style-name="Text_20_body">Nowadays, roughly two generations of widely used ebook formats exist. One generation is based on the EPUB 2.0 standard as introduced in 2007, or an earlier version released under the <text:span text:style-name="Emphasis">Open eBook</text:span> moniker. Amazon's MOBI/AZW is an example of this, as it's still widely used and supported by the <text:span text:style-name="Emphasis">Kindle</text:span> ereaders. The other generally implements features from the EPUB 3.0 standard, while often remaining backwardly compatible with older versions and subsets of EPUB 2.0 and even 1.0 to a certain extent. EPUB 3.0, released in 2011[^reader-specification], brought support for HTML 5 (as opposed to XHTML 1.1 in EPUB 2.0), more advanced styling using <text:a xlink:type="simple" xlink:href="id:css"><text:span text:style-name="Strong_20_Emphasis">CSS3</text:span></text:a>, scripting (discouraged in EPUB 2.0) and easy embedding of video and audio, amongst others. <text:bookmark text:name="fnref20"/><text:a xlink:type="simple" xlink:href="#fn20"><text:span text:style-name="T1">20</text:span></text:a>(http://www.idpf.org/epub/30/spec/epub30-changes.html#sec-new-changed-xhtml5) EPUB 3.0 forms the basis of most of the ebook file formats available today. Most of the current file formats, like Amazon's AZW3/KF8 and Apple's iBooks, implement most of the EPUB standard, mainly to benefit from the HTML5 and CSS3 specifications, while adding their own proprietary extensions. <text:bookmark text:name="fnref21"/><text:a xlink:type="simple" xlink:href="#fn21"><text:span text:style-name="T1">21</text:span></text:a>(http://www.amazon.com/gp/feature.html?ie=UTF8&amp;docId=1000729511), <text:bookmark text:name="fnref22"/><text:a xlink:type="simple" xlink:href="#fn22"><text:span text:style-name="T1">22</text:span></text:a>(http://www.apple.com/ibooks-author/) These extensions are mainly geared towards extra support for more advanced (fixed) layout options, rich media integration and DRM. <text:bookmark text:name="fnref23"/><text:a xlink:type="simple" xlink:href="#fn23"><text:span text:style-name="T1">23</text:span></text:a>(http://www.pigsgourdsandwikis.com/2011/01/expandible-photo-blocks-in-ibooks-on.html), <text:bookmark text:name="fnref24"/><text:a xlink:type="simple" xlink:href="#fn24"><text:span text:style-name="T1">24</text:span></text:a>(http://padilicious.com/multicolumn/index.html), <text:bookmark text:name="fnref25"/><text:a xlink:type="simple" xlink:href="#fn25"><text:span text:style-name="T1">25</text:span></text:a>(http://www.amazon.com/gp/feature.html?ie=UTF8&amp;docId=1000729511) An AZW3/KF8 ebook is basically an EPUB 3.0 wrapped in Amazon's DRM. For backwards compatibility a MOBI version of the publication is generally also present in the ebook package. <text:bookmark text:name="fnref26"/><text:a xlink:type="simple" xlink:href="#fn26"><text:span text:style-name="T1">26</text:span></text:a>(http://wiki.mobileread.com/wiki/KF8#Overview)</text:p>
      <text:p text:style-name="Text_20_body">Of course EPUB 3.0 files without proprietary extensions exist as well and are sold to various commercial channels. In addition to their own iBooks file format, Apple also sells ebooks in their online store. <text:bookmark text:name="fnref27"/><text:a xlink:type="simple" xlink:href="#fn27"><text:span text:style-name="T1">27</text:span></text:a>(http://www.apple.com/itunes/working-itunes/sell-content/books/) Other major players include Kobo, Google Play and Barnes &amp; Nobles' NookPress. <text:bookmark text:name="fnref28"/><text:a xlink:type="simple" xlink:href="#fn28"><text:span text:style-name="T1">28</text:span></text:a>(http://nl.kobo.com/writinglife), <text:bookmark text:name="fnref29"/><text:a xlink:type="simple" xlink:href="#fn29"><text:span text:style-name="T1">29</text:span></text:a>(https://play.google.com/books/publish/signup#settings), <text:bookmark text:name="fnref30"/><text:a xlink:type="simple" xlink:href="#fn30"><text:span text:style-name="T1">30</text:span></text:a>(https://www.nookpress.com/support/faq) <draw:a xlink:type="simple" xlink:href="http://digitalpublishingtoolkit.org/2013/06/crash-test-dummy/"><draw:frame draw:style-name="fr2" draw:name="graphics28" text:anchor-type="as-char" svg:width="2.067cm" svg:height="1.069cm" draw:z-index="27"><draw:image xlink:href="../../images/_in_progress/dpt_blog_verwijzing.png" xlink:type="simple" xlink:show="embed" xlink:actuate="onLoad"/></draw:frame></draw:a></text:p>
      <text:h text:style-name="Heading_20_3" text:outline-level="3"><text:bookmark text:name="other-formats"/><office:annotation><dc:date>2014-10-27T08:22:36</dc:date><text:p>Margreet: an overwhelming amount of terminology and formats introduced. Perhaps we should introduce some terms earlier in the toolkit?</text:p></office:annotation><office:annotation><dc:date>2014-10-27T08:22:36</dc:date><text:p>&lt;!--Amy: I agree with Margreet, there are a wave of new terms introduced over a very short piece of text. It is hard to get through it all without having previous knowledge or spending time in checking the glossary and references. So in conclusion i propose to link some terms to the glossary + reorder this chapter as mentioned in earlier note--&gt;</text:p></office:annotation>Other formats</text:h>
      <text:p text:style-name="Text_20_body">The aforementioned file formats may be categorized as <text:span text:style-name="Emphasis">reflowable</text:span> documents as they can adapt its presentation to the output device. There are of course other ways different ways to disseminate electronic publications, for example the fixed layout, which preserves the look of the original, complete with fonts, colours, images, and formatting. One way of doing this is exporting a document as a <text:span text:style-name="Strong_20_Emphasis">PDF</text:span> (Portable Document Format), but there are also more content specific file formats like the <text:span text:style-name="Emphasis">Comic Book Archive</text:span>, <text:bookmark text:name="fnref31"/><text:a xlink:type="simple" xlink:href="#fn31"><text:span text:style-name="T1">31</text:span></text:a>(https://launchpad.net/acbf) however support for these file formats by ereaders varies greatly.</text:p>
      <text:p text:style-name="Heading_20_1"><text:bookmark text:name="distribution-platforms"/>05 Distribution platforms</text:p>
      <text:h text:style-name="Heading_20_2" text:outline-level="2"><text:bookmark text:name="ebook-stores-amazon-apple-google-kobo-sony"/>Ebook stores: Amazon, Apple, Google, Kobo, Sony</text:h>
      <text:p text:style-name="Text_20_body">Many channels exist for distributing ebooks. Curiously, most traditional retailers (large bookshops, like Libris or AKO in the Netherlands) play a marginal role in the selling of electronic publications, with the exception of a company like Barnes &amp; Noble with their range of Nook devices and associated storefront. Large players in the field include Amazon, Apple, Google, Barnes &amp; Noble and Kobo.</text:p>
      <text:p text:style-name="Text_20_body">The aforementioned storefronts typically charge a percentage for each publication sold, this percentage generally is no less than 30% of the retail price <text:bookmark text:name="fnref32"/><text:a xlink:type="simple" xlink:href="#fn32"><text:span text:style-name="T1">32</text:span></text:a>(https://www.apple.com/pr/library/2011/02/15Apple-Launches-Subscriptions-on-the-App-Store.html), <text:bookmark text:name="fnref33"/><text:a xlink:type="simple" xlink:href="#fn33"><text:span text:style-name="T1">33</text:span></text:a>(http://www.theguardian.com/books/2014/jul/30/amazon-hachette-ebook-sales-too-expensive). Apart from Google, most of the larger retailers offer tight integration with their own branded ereader hardware (Kindle, iPad, Nook, etc.) For example, publications bought on a Kindle via the Amazon Store are immediately downloaded to the device for further use, without hooking the device up to a computer and transferring the purchases manually.</text:p>
      <text:p text:style-name="Text_20_body">Each retailer accepts a different set of publications. Apple for example doesn't allow the sale of PDFs in its bookstore and only supports EPUB or publications made using iBooks Author. <text:bookmark text:name="fnref34"/><text:a xlink:type="simple" xlink:href="#fn34"><text:span text:style-name="T1">34</text:span></text:a>(https://www.apple.com/itunes/working-itunes/sell-content/books/book-faq.html) Amazon, via their Kindle Direct Publishing programme, supports a wider range of publications formats, including AZW, EPUB, PDF and even Microsoft Word documents. <text:bookmark text:name="fnref35"/><text:a xlink:type="simple" xlink:href="#fn35"><text:span text:style-name="T1">35</text:span></text:a>(https://kdp.amazon.com/help?topicId=A2GF0UFHIYG9VQ)</text:p>
      <text:h text:style-name="Heading_20_2" text:outline-level="2"><text:bookmark text:name="online-reading-platforms-scribd-issuu-internet-archive-websiteblog"/>Online reading platforms: Scribd, Issuu, Internet Archive, website/blog</text:h>
      <text:p text:style-name="Text_20_body">Online reading platforms are browser-based platforms where digital publications are uploaded and made available. The publication can be presented in different formats. The choice for an online platform and the accompanying publication format also has effect on modes and reach of distribution.</text:p>
      <text:p text:style-name="Text_20_body">When using an online reading platform, publishers effectively become dependent on the platform provider. If the platform changes its technology, terms of service or goes out of business, the publisher will be out of control. Online reading platforms typically create a higher degree of dependence and vendor-lock-in than classical ebookstores that distribute downloadable files (and where it is easier for a publisher to make those files on an alternative download/shop platform).</text:p>
      <text:p text:style-name="Text_20_body">Below several platforms are discussed, including characteristics, statistics, strengths and weaknesses, and how-to-publish.</text:p>
      <text:h text:style-name="Heading_20_3" text:outline-level="3"><text:bookmark text:name="issuu"/><office:annotation><dc:date>2014-10-27T08:22:36</dc:date><text:p>Marc: The following might be a better fit for a table or something similar.</text:p></office:annotation>Issuu</text:h>
      <text:p text:style-name="Text_20_body"><draw:frame draw:style-name="fr1" draw:name="graphics29" text:anchor-type="as-char" svg:width="1.997cm" svg:height="0.998cm" draw:z-index="28"><draw:image xlink:href="../../images/_in_progress/07_IssuuIcon.png" xlink:type="simple" xlink:show="embed" xlink:actuate="onLoad"/></draw:frame></text:p>
      <text:p text:style-name="Text_20_body">Issuu</text:p>
      <text:p text:style-name="Text_20_body">Issuu can be found at <text:a xlink:type="simple" xlink:href="http://www.issuu.com/">http://www.issuu.com</text:a>.</text:p>
      <text:p text:style-name="Text_20_body"><text:span text:style-name="Strong_20_Emphasis">Characteristics</text:span></text:p>
      <text:list xml:id="list1555516274" text:style-name="L7">
        <text:list-item>
          <text:p text:style-name="P80">It offers many options to publish and distribute works: in-screen reading with flippable pages, downloadable files, embedding of the readable format on your own website </text:p>
        </text:list-item>
        <text:list-item>
          <text:p text:style-name="P80">It is used for books, brochures, magazines, etc </text:p>
        </text:list-item>
        <text:list-item>
          <text:p text:style-name="P80">Allows downloading of books to read online </text:p>
        </text:list-item>
        <text:list-item>
          <text:p text:style-name="P80">Because it is possible to upload a designed PDF it is a good way to publish styled and colorful publications</text:p>
        </text:list-item>
        <text:list-item>
          <text:p text:style-name="P80">Mostly used by independent publishers and individual users </text:p>
        </text:list-item>
        <text:list-item>
          <text:p text:style-name="P80">Supports all devices </text:p>
        </text:list-item>
        <text:list-item>
          <text:p text:style-name="P80">Mobile and desktop </text:p>
        </text:list-item>
        <text:list-item>
          <text:p text:style-name="P80">Full embedding possibilities </text:p>
        </text:list-item>
        <text:list-item>
          <text:p text:style-name="P18">Supports most file formats </text:p>
        </text:list-item>
      </text:list>
      <text:p text:style-name="Text_20_body"><text:span text:style-name="Strong_20_Emphasis">Statistics</text:span></text:p>
      <table:table table:name="Table1" table:style-name="Table1">
        <table:table-column table:style-name="Table1.A"/>
        <table:table-column table:style-name="Table1.B"/>
        <table:table-header-rows>
          <table:table-row>
            <table:table-cell table:style-name="Table1.A1" office:value-type="string">
              <text:p text:style-name="P3"><text:span text:style-name="Emphasis">For Issuu</text:span> (June 2014)</text:p>
            </table:table-cell>
            <table:table-cell table:style-name="Table1.A1" office:value-type="string">
              <text:p text:style-name="P4"><text:span text:style-name="Emphasis">For individual users</text:span></text:p>
            </table:table-cell>
          </table:table-row>
        </table:table-header-rows>
        <table:table-row>
          <table:table-cell table:style-name="Table1.A1" office:value-type="string">
            <text:p text:style-name="P10">80 million monthly readers</text:p>
          </table:table-cell>
          <table:table-cell table:style-name="Table1.A1" office:value-type="string">
            <text:p text:style-name="P11">Issuu offers general statistics for users and their publications</text:p>
          </table:table-cell>
        </table:table-row>
        <table:table-row>
          <table:table-cell table:style-name="Table1.A1" office:value-type="string">
            <text:p text:style-name="P10">15 million publications</text:p>
          </table:table-cell>
          <table:table-cell table:style-name="Table1.A1" office:value-type="string">
            <text:p text:style-name="P11">For deeper statistics a paid account is needed</text:p>
          </table:table-cell>
        </table:table-row>
      </table:table>
      <text:p text:style-name="Text_20_body"><text:span text:style-name="Strong_20_Emphasis">Strengths and weaknesses</text:span><text:line-break/><text:span text:style-name="Emphasis">Strengths</text:span></text:p>
      <text:list xml:id="list141546912" text:style-name="L8">
        <text:list-item>
          <text:p text:style-name="P81">Embed on all platforms</text:p>
        </text:list-item>
        <text:list-item>
          <text:p text:style-name="P81">Sharing possibilities</text:p>
        </text:list-item>
        <text:list-item>
          <text:p text:style-name="P81">Professional look and feel</text:p>
        </text:list-item>
        <text:list-item>
          <text:p text:style-name="P19">Audio support </text:p>
        </text:list-item>
      </text:list>
      <text:p text:style-name="Text_20_body"><text:span text:style-name="Emphasis">Weaknesses</text:span></text:p>
      <text:list xml:id="list1758320427" text:style-name="L9">
        <text:list-item>
          <text:p text:style-name="P82">Limit on publications of 500 pages</text:p>
        </text:list-item>
        <text:list-item>
          <text:p text:style-name="P20">No selling possibilities, only link to shop </text:p>
        </text:list-item>
      </text:list>
      <text:p text:style-name="Text_20_body"><text:span text:style-name="Strong_20_Emphasis">Revenue Model</text:span></text:p>
      <text:list xml:id="list612717894" text:style-name="L10">
        <text:list-item>
          <text:p text:style-name="P21">Freemium model <text:bookmark text:name="fnref36"/><text:a xlink:type="simple" xlink:href="#fn36"><text:span text:style-name="T1">36</text:span></text:a> </text:p>
        </text:list-item>
      </text:list>
      <text:p text:style-name="Text_20_body"><text:span text:style-name="Strong_20_Emphasis">How-to-publish</text:span></text:p>
      <text:list xml:id="list809324765" text:style-name="L11">
        <text:list-item>
          <text:p text:style-name="P83">Create an account</text:p>
        </text:list-item>
        <text:list-item>
          <text:p text:style-name="P83">Easy upload of many different file formats</text:p>
        </text:list-item>
        <text:list-item>
          <text:p text:style-name="P83">Embed on your own website</text:p>
        </text:list-item>
        <text:list-item>
          <text:p text:style-name="P22">Offer downloadable file </text:p>
        </text:list-item>
      </text:list>
      <text:h text:style-name="Heading_20_3" text:outline-level="3"><text:bookmark text:name="scribd"/>Scribd</text:h>
      <text:p text:style-name="Text_20_body"><draw:frame draw:style-name="fr1" draw:name="graphics30" text:anchor-type="as-char" svg:width="1.997cm" svg:height="0.998cm" draw:z-index="29"><draw:image xlink:href="../../images/_in_progress/07_Scribdicon.png" xlink:type="simple" xlink:show="embed" xlink:actuate="onLoad"/></draw:frame></text:p>
      <text:p text:style-name="Text_20_body">Scribd</text:p>
      <text:p text:style-name="Text_20_body"><text:span text:style-name="Strong_20_Emphasis">Characteristics</text:span><text:line-break/>Scribd can be found at <text:a xlink:type="simple" xlink:href="http://www.scribd.com/">http://www.scribd.com/</text:a></text:p>
      <text:list xml:id="list203672929" text:style-name="L12">
        <text:list-item>
          <text:p text:style-name="P84">The worldâ€™s largest collection of ebooks and written works, according to their own sources </text:p>
        </text:list-item>
        <text:list-item>
          <text:p text:style-name="P84">Compatible with iPhone, iPad, Android, Kindle Fire, and any web browser </text:p>
        </text:list-item>
        <text:list-item>
          <text:p text:style-name="P84">Allows downloading of books to read offline </text:p>
        </text:list-item>
        <text:list-item>
          <text:p text:style-name="P84">Supported File Types: PDF, txt, ps, rtf, EPUB, key, odt, odp, ods, odg, odf, sxw, sxc, sxi, sxd, doc, ppt, pps, xls, docx, pptx, ppsx, xlsx</text:p>
        </text:list-item>
        <text:list-item>
          <text:p text:style-name="P84">Lots of free content </text:p>
        </text:list-item>
        <text:list-item>
          <text:p text:style-name="P84">Subscription model </text:p>
        </text:list-item>
        <text:list-item>
          <text:p text:style-name="P84">No limits on genre </text:p>
        </text:list-item>
        <text:list-item>
          <text:p text:style-name="P23">Both works from established publishers and self-published works </text:p>
        </text:list-item>
      </text:list>
      <text:p text:style-name="Text_20_body"><text:span text:style-name="Strong_20_Emphasis">Statistics</text:span><text:line-break/><text:span text:style-name="Emphasis">For Scribd</text:span> (June 2014)</text:p>
      <text:list xml:id="list85752057" text:style-name="L13">
        <text:list-item>
          <text:p text:style-name="P85">80 million monthly readers</text:p>
        </text:list-item>
        <text:list-item>
          <text:p text:style-name="P85">40 million books and documents</text:p>
        </text:list-item>
        <text:list-item>
          <text:p text:style-name="P24">100 countries </text:p>
        </text:list-item>
      </text:list>
      <text:p text:style-name="Text_20_body"><text:span text:style-name="Emphasis">For individual users</text:span></text:p>
      <text:list xml:id="list317062534" text:style-name="L14">
        <text:list-item>
          <text:p text:style-name="P25">Scribd offers general statistics for users and their publications </text:p>
        </text:list-item>
      </text:list>
      <text:p text:style-name="Text_20_body"><text:span text:style-name="Strong_20_Emphasis">Strengths and weaknesses</text:span><text:line-break/><text:span text:style-name="Emphasis">Strengths</text:span></text:p>
      <text:list xml:id="list1006848403" text:style-name="L15">
        <text:list-item>
          <text:p text:style-name="P86">Sharing possibilities</text:p>
        </text:list-item>
        <text:list-item>
          <text:p text:style-name="P26">Selling possibilities </text:p>
        </text:list-item>
      </text:list>
      <text:p text:style-name="Text_20_body"><text:span text:style-name="Emphasis">Weaknesses</text:span></text:p>
      <text:list xml:id="list2121222180" text:style-name="L16">
        <text:list-item>
          <text:p text:style-name="P87">Few options for metadata</text:p>
        </text:list-item>
        <text:list-item>
          <text:p text:style-name="P87">In-browser not optimal (like Issuu for example)</text:p>
        </text:list-item>
        <text:list-item>
          <text:p text:style-name="P27">Embedding not optimal </text:p>
        </text:list-item>
      </text:list>
      <text:p text:style-name="Text_20_body"><text:span text:style-name="Strong_20_Emphasis">Revenue Model</text:span></text:p>
      <text:list xml:id="list1048923085" text:style-name="L17">
        <text:list-item>
          <text:p text:style-name="P28">Scribd offers a subscription model for its readers and allows publishers to set a price for their work </text:p>
        </text:list-item>
      </text:list>
      <text:p text:style-name="Text_20_body"><text:span text:style-name="Strong_20_Emphasis">How-to-publish</text:span></text:p>
      <text:list xml:id="list600799044" text:style-name="L18">
        <text:list-item>
          <text:p text:style-name="P88">Create an account</text:p>
        </text:list-item>
        <text:list-item>
          <text:p text:style-name="P88">Easy upload of many different file formats</text:p>
        </text:list-item>
        <text:list-item>
          <text:p text:style-name="P29">Offer in-browser reading and downloadable file </text:p>
        </text:list-item>
      </text:list>
      <text:h text:style-name="Heading_20_3" text:outline-level="3"><text:bookmark text:name="internet-archive"/>Internet Archive</text:h>
      <text:p text:style-name="Text_20_body"><draw:frame draw:style-name="fr1" draw:name="graphics31" text:anchor-type="as-char" svg:width="1.997cm" svg:height="0.998cm" draw:z-index="30"><draw:image xlink:href="../../images/_in_progress/07_IAIcon.png" xlink:type="simple" xlink:show="embed" xlink:actuate="onLoad"/></draw:frame></text:p>
      <text:p text:style-name="Text_20_body">Internet Archive</text:p>
      <text:p text:style-name="Text_20_body">Internet Archive can be found at <text:a xlink:type="simple" xlink:href="https://archive.org/">https://archive.org/</text:a></text:p>
      <text:p text:style-name="Text_20_body"><text:span text:style-name="Strong_20_Emphasis">Characteristics</text:span></text:p>
      <text:list xml:id="list205191986" text:style-name="L19">
        <text:list-item>
          <text:p text:style-name="P89">Non-profit digital archive, with the mission to preserve the digital artifacts produced by the human civilization. </text:p>
        </text:list-item>
        <text:list-item>
          <text:p text:style-name="P89">Besides ebooks holds extensive collections of audio-visual media, software and archived web pages. </text:p>
        </text:list-item>
        <text:list-item>
          <text:p text:style-name="P89">Provides free storage and access to the uploaded material. </text:p>
        </text:list-item>
        <text:list-item>
          <text:p text:style-name="P89">Ebook collections are run in cooperation with <text:a xlink:type="simple" xlink:href="https://openlibrary.org/">OpenLibrary.org</text:a>, <text:bookmark text:name="fnref37"/><text:a xlink:type="simple" xlink:href="#fn37"><text:span text:style-name="T1">37</text:span></text:a> and include titles from other online ebook collections such as <text:bookmark text:name="fnref38"/><text:a xlink:type="simple" xlink:href="#fn38"><text:span text:style-name="T1">38</text:span></text:a>(http://www.gutenberg.org/), or the [^National-and-University Library-of-Iceland](https://archive.org/details/landsbokasafn) </text:p>
        </text:list-item>
        <text:list-item>
          <text:p text:style-name="P89">Operates both as a site for independent publishing and digital preservation books </text:p>
        </text:list-item>
        <text:list-item>
          <text:p text:style-name="P89">Contributions and use are made both by large institution and individuals. </text:p>
        </text:list-item>
        <text:list-item>
          <text:p text:style-name="P89">Most text file formats are accepted (PDF, txt, rtf, EPUB, Comic Book, DjVu, Microfilm TIFF, etc) </text:p>
        </text:list-item>
        <text:list-item>
          <text:p text:style-name="P89">Uploaded texts have to be licensed under a Creative Commons license. </text:p>
        </text:list-item>
        <text:list-item>
          <text:p text:style-name="P89">After being submitted, uploaded texts are made available for online reading and download, in PDF, EPUB, mobi and DjVu formats.<office:annotation><dc:date>2014-10-27T08:22:37</dc:date><text:p>To be merged</text:p></office:annotation> </text:p>
        </text:list-item>
        <text:list-item>
          <text:p text:style-name="P89">It provides free public access to collections of digitized materials, including websites, music, moving images, and nearly three million public-domain books </text:p>
        </text:list-item>
        <text:list-item>
          <text:p text:style-name="P89">In addition to its archiving function, the Archive is an activist organization, advocating for a free and open Internet </text:p>
        </text:list-item>
        <text:list-item>
          <text:p text:style-name="P30">It allows the public to upload and download digital material </text:p>
        </text:list-item>
      </text:list>
      <text:p text:style-name="Text_20_body"><text:span text:style-name="Strong_20_Emphasis">Statistics</text:span></text:p>
      <text:p text:style-name="Text_20_body"><text:span text:style-name="Emphasis">For Internet Archive</text:span> (October 2014)</text:p>
      <text:list xml:id="list1994222939" text:style-name="L20">
        <text:list-item>
          <text:p text:style-name="P90">6 million publications. </text:p>
        </text:list-item>
        <text:list-item>
          <text:p text:style-name="P31">Each month publications are either read or downloaded 10 million times <text:bookmark text:name="fnref39"/><text:a xlink:type="simple" xlink:href="#fn39"><text:span text:style-name="T1">39</text:span></text:a> </text:p>
        </text:list-item>
      </text:list>
      <text:list xml:id="list1171424716" text:style-name="L21">
        <text:list-item>
          <text:p text:style-name="P91"><office:annotation><dc:date>2014-10-27T08:22:37</dc:date><text:p>To be merged</text:p></office:annotation>Collection topped 10 petabytes </text:p>
        </text:list-item>
        <text:list-item>
          <text:p text:style-name="P91">1,600,000 public domain books which are fully readable, downloadable and full-text searchable </text:p>
        </text:list-item>
        <text:list-item>
          <text:p text:style-name="P32">Access to an ebook lending program for over 250,000 recent books not in the public domain, in partnership with over 1,000 library partners from 6 countries </text:p>
        </text:list-item>
      </text:list>
      <text:p text:style-name="Text_20_body"><text:span text:style-name="Emphasis">For individual users</text:span></text:p>
      <text:list xml:id="list48893788" text:style-name="L22">
        <text:list-item>
          <text:p text:style-name="P92">Provides number of downloads of a publication. </text:p>
        </text:list-item>
        <text:list-item>
          <text:p text:style-name="P33">Allows readers to write reviews </text:p>
        </text:list-item>
      </text:list>
      <text:p text:style-name="Text_20_body"><text:span text:style-name="Strong_20_Emphasis">Strengths and weaknesses</text:span><text:line-break/><text:span text:style-name="Emphasis">Strengths</text:span></text:p>
      <text:list xml:id="list1462909434" text:style-name="L23">
        <text:list-item>
          <text:p text:style-name="P93">Free of charge </text:p>
        </text:list-item>
        <text:list-item>
          <text:p text:style-name="P93">Easy-to-use</text:p>
        </text:list-item>
        <text:list-item>
          <text:p text:style-name="P93">Supports major ebook file formats </text:p>
        </text:list-item>
        <text:list-item>
          <text:p text:style-name="P34">Automated conversions to other formats </text:p>
        </text:list-item>
      </text:list>
      <text:p text:style-name="Text_20_body"><text:span text:style-name="Emphasis">Weaknesses</text:span></text:p>
      <text:list xml:id="list622350407" text:style-name="L24">
        <text:list-item>
          <text:p text:style-name="P94">No distinction between self-publishing and archival efforts. Ebooks that were produced yesterday can be found next to an 1606 edition of The Bible published. </text:p>
        </text:list-item>
        <text:list-item>
          <text:p text:style-name="P94">Optical character recognition performed on the image-based uploads (PDF, Microfilm, etc) is prone to error, and typos abound in the converted text based formats. </text:p>
        </text:list-item>
        <text:list-item>
          <text:p text:style-name="P35">Navigating and searching the website is often confusing and cumbersome. </text:p>
        </text:list-item>
      </text:list>
      <text:p text:style-name="Text_20_body"><text:span text:style-name="Strong_20_Emphasis">How-to-publish</text:span></text:p>
      <text:list xml:id="list1641697231" text:style-name="L25">
        <text:list-item>
          <text:p text:style-name="P95">Create an account</text:p>
        </text:list-item>
        <text:list-item>
          <text:p text:style-name="P95">Upload publication in any of the many allowed file formats</text:p>
        </text:list-item>
        <text:list-item>
          <text:p text:style-name="P95">Fill-in publication's metadata. </text:p>
        </text:list-item>
        <text:list-item>
          <text:p text:style-name="P36">The publication will be given dedicated page. </text:p>
        </text:list-item>
      </text:list>
      <text:h text:style-name="Heading_20_3" text:outline-level="3"><text:bookmark text:name="third-party-blogs"/><office:annotation><dc:date>2014-10-27T08:22:37</dc:date><text:p>&lt;!-- Gutenberg Project Self-Publishing platform only accepts PDF as submitted format. For that reason, seems counter intuitive to include it in this DPT</text:p><text:p/><text:p>### Gutenberg Project</text:p><text:p/><text:p>Gutenberg Project can be found at [http://www.gutenberg.org/](http://www.gutenberg.org/) </text:p><text:p>**Characteristics** <text:s/></text:p><text:p/><text:p>* Volunteer project started by Michael Hart in 1971 with the intention of </text:p><text:p>making public domain books, available to the general public, in electronic format.</text:p><text:p/><text:p>* The majority of Gutenberg Project's collection belong to the public domain and has a focus on classic literature. </text:p><text:p/><text:p>* Currently (October 2014) more than 47 thousand ebooks are available for free download. </text:p><text:p/><text:p>* The Project Gutenberg Self-Publishing is the sister site devoted to independent publishing. Here contemporary authors can use to distribute their work.</text:p><text:p>[http://self.gutenberg.org/](http://self.gutenberg.org/)</text:p><text:p/><text:p/><text:p/><text:p>**Statistics** <text:s/></text:p><text:p>*For Archive* (October 2014) </text:p><text:p/><text:p/><text:p>**Strengths and weaknesses** <text:s/></text:p><text:p/><text:p>*Strengths* <text:s/></text:p><text:p>* Useful separation between public domain classic works and self-published titles.</text:p><text:p/><text:p>*Weaknesses* <text:s/></text:p><text:p>* (ASCII legacy &lt;a href="http://en.wikipedia.org/wiki/Project_Gutenberg#Criticism"&gt;http://en.wikipedia.org/wiki/Project_Gutenberg#Criticism&lt;/a&gt;)</text:p><text:p/><text:p>* Third party website <text:s/></text:p><text:p/><text:p>**Revenue Model** <text:s/></text:p><text:p/><text:p>**How-to-publish** <text:s/></text:p><text:p/><text:p>* Create an account <text:s/></text:p><text:p>* Easy upload of many different file formats <text:s/></text:p><text:p>* Embed on your own website <text:s/></text:p><text:p>* Offer downloadable file <text:s text:c="2"/></text:p><text:p/><text:p>--&gt;</text:p></office:annotation>Third party blogs</text:h>
      <text:p text:style-name="Text_20_body"><text:span text:style-name="Strong_20_Emphasis"><text:span text:style-name="Emphasis">Medium</text:span></text:span> <text:a xlink:type="simple" xlink:href="https://medium.com/">https://medium.com</text:a></text:p>
      <text:p text:style-name="Text_20_body"><text:span text:style-name="Strong_20_Emphasis">Characteristics</text:span></text:p>
      <text:list xml:id="list1179232433" text:style-name="L26">
        <text:list-item>
          <text:p text:style-name="P96">External party</text:p>
        </text:list-item>
        <text:list-item>
          <text:p text:style-name="P96">Text-based</text:p>
        </text:list-item>
        <text:list-item>
          <text:p text:style-name="P96">Not for publishing whole books, but for example a summary or chapter </text:p>
        </text:list-item>
        <text:list-item>
          <text:p text:style-name="P37">Strong connection with eg Twitter </text:p>
        </text:list-item>
      </text:list>
      <text:p text:style-name="Text_20_body"><text:span text:style-name="Strong_20_Emphasis">Statistics</text:span></text:p>
      <text:list xml:id="list276690940" text:style-name="L27">
        <text:list-item>
          <text:p text:style-name="P38">Medium offers stats for individual users, including referrers </text:p>
        </text:list-item>
      </text:list>
      <text:p text:style-name="Text_20_body"><text:span text:style-name="Strong_20_Emphasis">Strengths and weaknesses</text:span><text:line-break/><text:span text:style-name="Emphasis">Strengths</text:span></text:p>
      <text:list xml:id="list1086300497" text:style-name="L28">
        <text:list-item>
          <text:p text:style-name="P97">New audiences and communities</text:p>
        </text:list-item>
        <text:list-item>
          <text:p text:style-name="P97">Easy-to-use</text:p>
        </text:list-item>
        <text:list-item>
          <text:p text:style-name="P97">Designed specially for reading</text:p>
        </text:list-item>
        <text:list-item>
          <text:p text:style-name="P39">Responsive website </text:p>
        </text:list-item>
      </text:list>
      <text:p text:style-name="Text_20_body"><text:span text:style-name="Emphasis">Weaknesses</text:span></text:p>
      <text:list xml:id="list1737737604" text:style-name="L29">
        <text:list-item>
          <text:p text:style-name="P98">Third party website</text:p>
        </text:list-item>
        <text:list-item>
          <text:p text:style-name="P98">Suitable for shorter texts only</text:p>
        </text:list-item>
        <text:list-item>
          <text:p text:style-name="P40">Login with Twitter or Facebook only </text:p>
        </text:list-item>
      </text:list>
      <text:p text:style-name="Text_20_body"><text:span text:style-name="Strong_20_Emphasis">Revenue Model</text:span></text:p>
      <text:list xml:id="list422078900" text:style-name="L30">
        <text:list-item>
          <text:p text:style-name="P41">Medium has an editorial staff, getting paid per click. There is no revenue model for individual, external users </text:p>
        </text:list-item>
      </text:list>
      <text:p text:style-name="Text_20_body"><text:span text:style-name="Strong_20_Emphasis">How-to-publish</text:span></text:p>
      <text:list xml:id="list785353931" text:style-name="L31">
        <text:list-item>
          <text:p text:style-name="P42">Create an account and upload text for blog </text:p>
        </text:list-item>
      </text:list>
      <text:p text:style-name="Text_20_body"><text:span text:style-name="Strong_20_Emphasis"><text:span text:style-name="Emphasis">WordPress.com</text:span></text:span> <text:a xlink:type="simple" xlink:href="https://wordpress.com/">https://wordpress.com/</text:a></text:p>
      <text:p text:style-name="Text_20_body"><text:span text:style-name="Strong_20_Emphasis">Characteristics</text:span></text:p>
      <text:list xml:id="list1052791527" text:style-name="L32">
        <text:list-item>
          <text:p text:style-name="P99">External party</text:p>
        </text:list-item>
        <text:list-item>
          <text:p text:style-name="P99">Prevalently text </text:p>
        </text:list-item>
        <text:list-item>
          <text:p text:style-name="P43">Not for publishing whole books, but for example personal blogs </text:p>
        </text:list-item>
      </text:list>
      <text:p text:style-name="Text_20_body"><text:span text:style-name="Strong_20_Emphasis">Statistics</text:span></text:p>
      <text:list xml:id="list1193194328" text:style-name="L33">
        <text:list-item>
          <text:p text:style-name="P44">Medium offers stats for individual users, including referrers </text:p>
        </text:list-item>
      </text:list>
      <text:p text:style-name="Text_20_body"><text:span text:style-name="Strong_20_Emphasis">Strengths and weaknesses</text:span><text:line-break/><text:span text:style-name="Emphasis">Strengths</text:span></text:p>
      <text:list xml:id="list858542682" text:style-name="L34">
        <text:list-item>
          <text:p text:style-name="P100">Open Source</text:p>
        </text:list-item>
        <text:list-item>
          <text:p text:style-name="P100">Free </text:p>
        </text:list-item>
        <text:list-item>
          <text:p text:style-name="P100">Easy-to-use</text:p>
        </text:list-item>
        <text:list-item>
          <text:p text:style-name="P100">Designed specially for reading</text:p>
        </text:list-item>
        <text:list-item>
          <text:p text:style-name="P45">Also for mobile </text:p>
        </text:list-item>
      </text:list>
      <text:p text:style-name="Text_20_body"><text:span text:style-name="Emphasis">Weaknesses</text:span></text:p>
      <text:list xml:id="list627999853" text:style-name="L35">
        <text:list-item>
          <text:p text:style-name="P101">Third party website</text:p>
        </text:list-item>
        <text:list-item>
          <text:p text:style-name="P46">Suitable for shorter texts only </text:p>
        </text:list-item>
      </text:list>
      <text:p text:style-name="Text_20_body"><text:span text:style-name="Strong_20_Emphasis">Revenue Model</text:span></text:p>
      <text:p text:style-name="Text_20_body"><text:span text:style-name="Strong_20_Emphasis">How-to-publish</text:span></text:p>
      <text:list xml:id="list2102655685" text:style-name="L36">
        <text:list-item>
          <text:p text:style-name="P47">Create an account and upload text for blog </text:p>
        </text:list-item>
      </text:list>
      <text:h text:style-name="Heading_20_3" text:outline-level="3"><text:bookmark text:name="social-reading-platforms"/>Social reading platforms</text:h>
      <text:p text:style-name="Text_20_body">Social reading has to do with the experience of reading ebooks. It is a field in great development, which lies beyond the scope of this Toolkit. However, it is good for publishers working on e-publications to keep an eye on the future of social reading.</text:p>
      <text:p text:style-name="Text_20_body">Examples of social reading platforms:</text:p>
      <text:list xml:id="list386970435" text:style-name="L37">
        <text:list-item>
          <text:p text:style-name="P102"><text:span text:style-name="Emphasis">Goodreads</text:span> ('Goodreads is the worldâ€™s largest site for readers and book recommendations. Our mission is to help people find and share books they love. Goodreads launched in January 2007.')</text:p>
        </text:list-item>
        <text:list-item>
          <text:p text:style-name="P102"><text:span text:style-name="Emphasis">Social Book</text:span> ('Social Book, created by the Institute for the Future of the Book, is a social reading platform that allows reader to add their own commentary to texts, share these ideas with others, follow othersâ€™ comments, and create communities of interactive reader/writers.') </text:p>
        </text:list-item>
        <text:list-item>
          <text:p text:style-name="P102"><text:span text:style-name="Emphasis">Wattpad</text:span> ('Wattpad stories are free. Whether youâ€™re online or off, use the devices you already own to carry an entire library wherever you go.' 'Join the conversation about the stories you read: message the writer and interact with other people who love the story as much as you.') </text:p>
        </text:list-item>
        <text:list-item>
          <text:p text:style-name="P102"><text:span text:style-name="Emphasis">Hebban</text:span> (A Dutch social reading platform that released in beta version in 2014)</text:p>
        </text:list-item>
        <text:list-item>
          <text:p text:style-name="P48"><text:span text:style-name="Emphasis">Social media discussions</text:span> are also part of the social reading experience. One can think here of Twitter interviews or when a book is being discussed online by a publisher. </text:p>
        </text:list-item>
      </text:list>
      <text:h text:style-name="Heading_20_2" text:outline-level="2"><text:bookmark text:name="print-on-demand"/>Print-on-demand</text:h>
      <text:p text:style-name="Text_20_body">There are a lot of options for print-on-demand publishing. A simple Google query will return a myriad of services. Below are discussed the most important ones, international and Dutch. Of course, 'regular' printers also offer print-on-demand services. However, they usually ask for a minimum of copies ordered.</text:p>
      <text:h text:style-name="Heading_20_3" text:outline-level="3"><text:bookmark text:name="lulu.com"/>Lulu.com</text:h>
      <text:p text:style-name="Text_20_body"><draw:frame draw:style-name="fr1" draw:name="graphics32" text:anchor-type="as-char" svg:width="1.997cm" svg:height="0.998cm" draw:z-index="31"><draw:image xlink:href="../../images/_in_progress/07_LuluIcon.png" xlink:type="simple" xlink:show="embed" xlink:actuate="onLoad"/></draw:frame></text:p>
      <text:p text:style-name="Text_20_body">Lulu</text:p>
      <text:p text:style-name="Text_20_body">Lulu is the biggest print-on-demand service that offers publishing free of costs, based on a model of shared profit. <text:a xlink:type="simple" xlink:href="https://lulu.com/">https://lulu.com</text:a></text:p>
      <text:p text:style-name="Text_20_body"><text:span text:style-name="Strong_20_Emphasis">Characteristics</text:span></text:p>
      <text:list xml:id="list1275385601" text:style-name="L38">
        <text:list-item>
          <text:p text:style-name="P103">Available in six languages: English, French, Spanish, German, Italian and Dutch </text:p>
        </text:list-item>
        <text:list-item>
          <text:p text:style-name="P103">One of the main independent actors </text:p>
        </text:list-item>
        <text:list-item>
          <text:p text:style-name="P103">Used in 225 countries and territories </text:p>
        </text:list-item>
        <text:list-item>
          <text:p text:style-name="P103">1.8 million publications </text:p>
        </text:list-item>
        <text:list-item>
          <text:p text:style-name="P103">20,000 new publications each month </text:p>
        </text:list-item>
        <text:list-item>
          <text:p text:style-name="P103">1.1 million authors </text:p>
        </text:list-item>
        <text:list-item>
          <text:p text:style-name="P103">Mostly for self-publishing </text:p>
        </text:list-item>
        <text:list-item>
          <text:p text:style-name="P103">Mostly for publishing books </text:p>
        </text:list-item>
        <text:list-item>
          <text:p text:style-name="P49">Lulu also offers ebook publishing service </text:p>
        </text:list-item>
      </text:list>
      <text:p text:style-name="Text_20_body"><text:span text:style-name="Strong_20_Emphasis">Strengths and weaknesses</text:span><text:line-break/><text:span text:style-name="Emphasis">Strengths</text:span><text:line-break/>Ability to set your own price<text:line-break/>Distribution through Amazon and iBookstore (ebooks only) is possible Free ISBN is available</text:p>
      <text:p text:style-name="Text_20_body"><text:span text:style-name="Emphasis">Weaknesses</text:span><text:line-break/>Prices can rise quickly per publication, especially because of postal services<text:line-break/>Minimum and maximum on number of pages<text:line-break/>Not a very user friendly interface and help section</text:p>
      <text:p text:style-name="Text_20_body"><text:span text:style-name="Strong_20_Emphasis">Revenue Model</text:span><text:line-break/>Authors/publishers get 80% of the profit on a publication, Lulu gets 20%</text:p>
      <text:p text:style-name="Text_20_body"><text:span text:style-name="Strong_20_Emphasis">How-to-print</text:span><text:line-break/>Create an account<text:line-break/>You will need two PDFs: a single page PDF for the inside and front, back, and spine in one PDF for the outside<text:line-break/>Choose your format, paper, etc. It's very important to have precise formats for the PDFs, otherwise Lulu can't make a printable book You can add your own ISBN or have Lulu assign an ISBN to the publication One can use a browser based editor to design a cover Upload the PDF's and publish your work Choose your preferred ways of distribution</text:p>
      <text:h text:style-name="Heading_20_3" text:outline-level="3"><text:bookmark text:name="espresso-book-machine"/>Espresso Book Machine</text:h>
      <text:p text:style-name="Text_20_body">The <text:a xlink:type="simple" xlink:href="http://www.ondemandbooks.com/">Espresso Book Machine</text:a> <text:bookmark text:name="fnref40"/><text:a xlink:type="simple" xlink:href="#fn40"><text:span text:style-name="T1">40</text:span></text:a> can be found on different locations, for example in a physical bookstore. It allows to print a (digital) book on the spot in a direct-to-consumer model.</text:p>
      <text:p text:style-name="Text_20_body"><text:span text:style-name="Strong_20_Emphasis">Characteristics</text:span><text:line-break/>Input is PDF Print as many copy as needed<text:line-break/>A book can be stored in a database so other customers on other locations can buy a copy<text:line-break/>Print copyright-free books from Google<text:line-break/>Limitations in format, paper, and color Price is almost equivalent to a general book</text:p>
      <text:p text:style-name="Text_20_body"><text:span text:style-name="Strong_20_Emphasis">Strengths and weaknesses</text:span><text:line-break/><text:span text:style-name="Emphasis">Strengths</text:span><text:line-break/>The book is printed while you wait for it<text:line-break/>Green technology</text:p>
      <text:p text:style-name="Text_20_body"><text:span text:style-name="Emphasis">Weaknesses</text:span><text:line-break/>The Espresso Book Machine (EBM) is tied to location and for now mostly available across the United States, two locations in the Netherlands (American Book Store in Amsterdam and The Hague), and scattered worldwide locations<text:line-break/>Options vary per location<text:line-break/>Limitations in paper, color, size</text:p>
      <text:p text:style-name="Text_20_body"><text:span text:style-name="Strong_20_Emphasis">Revenue Model</text:span><text:line-break/>The EBM location gets a small consignment fee for each printed book, self-publishers can set their price according to their wishes</text:p>
      <text:p text:style-name="Text_20_body"><text:span text:style-name="Strong_20_Emphasis">How-to-print</text:span><text:line-break/>You will need two PDFs: a single page PDF for the inside and front, back, and spine in one PDF for the outside<text:line-break/>Sign the affidavit stating you own the rights to the book<text:line-break/>Choose your preferred ways of distribution</text:p>
      <text:h text:style-name="Heading_20_3" text:outline-level="3"><text:bookmark text:name="global-options"/>Global options</text:h>
      <text:p text:style-name="Text_20_body"><text:a xlink:type="simple" xlink:href="http://www.kobobooks.com/kobowritinglife"><text:span text:style-name="Emphasis">Kobo Writing Life</text:span></text:a><text:span text:style-name="Emphasis"> </text:span><text:bookmark text:name="fnref41"/><text:a xlink:type="simple" xlink:href="#fn41"><text:span text:style-name="Emphasis"><text:span text:style-name="T1">41</text:span></text:span></text:a> lets authors and publishers self-publish digital content in 160+ countries. One can use Kobo Writing Life to publish ebooks and track sales.</text:p>
      <text:p text:style-name="Text_20_body"><text:a xlink:type="simple" xlink:href="http://pubit.barnesandnoble.com/"><text:span text:style-name="Emphasis">PubIt!</text:span></text:a><text:bookmark text:name="fnref42"/><text:a xlink:type="simple" xlink:href="#fn42"><text:span text:style-name="Emphasis"><text:span text:style-name="T1">42</text:span></text:span></text:a> automatically converts your digital files for viewing on NOOK, mobile, and computing devices. It helps you distribute your ebooks to all kind of readers.</text:p>
      <text:p text:style-name="Text_20_body"><text:a xlink:type="simple" xlink:href="http://www.smashwords.com/about/how_to_publish_on_smashwords"><text:span text:style-name="Emphasis">Smashwords</text:span></text:a><text:bookmark text:name="fnref43"/><text:a xlink:type="simple" xlink:href="#fn43"><text:span text:style-name="Emphasis"><text:span text:style-name="T1">43</text:span></text:span></text:a> makes it free and easy to publish, distribute and sell ebooks globally at the largest ebook retailers, including the Apple iPad iBookstore, Barnes &amp; Noble, Sony, Kobo, Baker &amp; Taylor, Diesel ebook Store and more. There are no setup fees and no cost to update or revise your book.</text:p>
      <text:p text:style-name="Text_20_body"><text:a xlink:type="simple" xlink:href="http://www.xinxii.com/"><text:span text:style-name="Emphasis">XinXii</text:span></text:a><text:bookmark text:name="fnref44"/><text:a xlink:type="simple" xlink:href="#fn44"><text:span text:style-name="Emphasis"><text:span text:style-name="T1">44</text:span></text:span></text:a> facilitate authors to upload and sell their work online on their XinXii author page: short works, documents and books (as ebook or audiobook) - in multiple formats including PDF, EPUB and mobi. As an aggregator, XinXii distributes to major international ebook retailers.</text:p>
      <text:h text:style-name="Heading_20_3" text:outline-level="3"><text:bookmark text:name="options-in-the-netherlands"/>Options in the Netherlands</text:h>
      <text:p text:style-name="Text_20_body"><text:a xlink:type="simple" xlink:href="http://www.cb-logistics.nl/markten/media/uitgeverijen/logistieke-diensten/print-on-demand/"><text:span text:style-name="Emphasis">CB Print on demand</text:span></text:a><text:bookmark text:name="fnref45"/><text:a xlink:type="simple" xlink:href="#fn45"><text:span text:style-name="Emphasis"><text:span text:style-name="T1">45</text:span></text:span></text:a> is the largest Dutch supplier of non-specialist printed books to bookshops and consumers. In addition to selling ebooks through Dutch and Belgian retailers, CB also facilitates international sales. One of the services is print-on-demand. This is directed primarily at publishers already working with the CB distribution center. The book will stay available through the book databases used by book stores and publishers in the same way when it is in stock as a paper edition.</text:p>
      <text:p text:style-name="Text_20_body"><text:a xlink:type="simple" xlink:href="http://www.boekscout.nl/"><text:span text:style-name="Emphasis">Boekscout</text:span></text:a><text:bookmark text:name="fnref46"/><text:a xlink:type="simple" xlink:href="#fn46"><text:span text:style-name="Emphasis"><text:span text:style-name="T1">46</text:span></text:span></text:a> is one of the biggest print-on-demand publishers in The Netherlands, aimed at self-publishing.</text:p>
      <text:p text:style-name="Text_20_body"><text:a xlink:type="simple" xlink:href="http://www.kobobooks.com/kobowritinglife"><text:span text:style-name="Emphasis">Kobo Writing Life</text:span></text:a> lets authors and publishers self-publish digital content in 160+ countries. One can use Kobo Writing Life to publish ebooks and track sales.</text:p>
      <text:p text:style-name="Text_20_body"><text:a xlink:type="simple" xlink:href="http://pubit.barnesandnoble.com/"><text:span text:style-name="Emphasis">PubIt!</text:span></text:a> automatically converts your digital files for viewing on NOOK, mobile, and computing devices. It helps you distribute your ebooks to all kind of readers.</text:p>
      <text:p text:style-name="Text_20_body">*<text:a xlink:type="simple" xlink:href="http://www.smashwords.com/about/how_to_publish_on_smashwords">Smashwords</text:a> makes it free and easy to publish, distribute and sell ebooks globally at the largest ebook retailers, including the Apple iPad iBookstore, Barnes &amp; Noble, Sony, Kobo, Baker &amp; Taylor, Diesel ebook Store and more. There are no setup fees and no cost to update or revise your book.</text:p>
      <text:p text:style-name="Text_20_body"><text:a xlink:type="simple" xlink:href="http://www.xinxii.com/"><text:span text:style-name="Emphasis">XinXii</text:span></text:a> facilitate authors to upload and sell their work online on their XinXii author page: short works, documents and books (as ebook or audiobook) - in multiple formats including PDF, EPUB and mobi. As an aggregator, XinXii distributes to major international ebook retailers.</text:p>
      <text:h text:style-name="Heading_20_3" text:outline-level="3"><text:bookmark text:name="options-in-the-netherlands-1"/>Options in the Netherlands</text:h>
      <text:p text:style-name="Text_20_body"><text:a xlink:type="simple" xlink:href="http://www.cb-logistics.nl/markten/media/uitgeverijen/logistieke-diensten/print-on-demand/"><text:span text:style-name="Emphasis">CB Print on demand</text:span></text:a> is the largest Dutch supplier of non-specialist printed books to bookshops and consumers. In addition to selling ebooks through Dutch and Belgian retailers, CB also facilitates international sales. One of the services is print-on-demand. This is directed primarily at publishers already working with the CB distribution center. The book will stay available through the book databases used by book stores and publishers in the same way when it is in stock as a paper edition.</text:p>
      <text:p text:style-name="Text_20_body"><text:a xlink:type="simple" xlink:href="http://www.boekscout.nl/"><text:span text:style-name="Emphasis">Boekscout</text:span></text:a> is one of the biggest print-on-demand publishers in The Netherlands, aimed at self-publishing.</text:p>
      <text:h text:style-name="Heading_20_2" text:outline-level="2"><text:bookmark text:name="pirate-platforms-aaaaarg-monoskop-pirate-bay-library.ru"/>Pirate platforms: AAAAARG, Monoskop, Pirate Bay, library.ru</text:h>
      <text:p text:style-name="Text_20_body">As with music and films, 'pirate' platforms haven often been the avant-garde of electronic publishing. They provide music, films, games and electronic books as free downloads - either in outright copyright violation or in gray zones (when, for example, providing obscure and out-of-print books, films or recordings whose rights owners are unknown). Whether one likes it or not, pirate platforms have best met customer demand. Often, they are user friendlier than many Internet shops. The mere existence and popularity of pirate sites for digitized book shows, by the way, how large the market for electronic reading really is. Pirate platforms are, by their nature, even more volatile than online bookstores and ereading platforms. Worldwide, many organisations exist aiming to combat piracy and shut down facilitators of said practice, even when operating on a small scale. As a general rule pirate platforms have proven to be mostly resistent to the crackdown attempts by copyright enforcers, often reincarnating on a different web domain shortly after a forced closure.</text:p>
      <text:p text:style-name="Text_20_body">Commercial providers of digital content can learn a lot from the pirates.<text:a xlink:type="simple" xlink:href="http://www.netflix.com/">Netflix</text:a> <text:bookmark text:name="fnref47"/><text:a xlink:type="simple" xlink:href="#fn47"><text:span text:style-name="T1">47</text:span></text:a>, the most successful web service for streaming films and growing competitor for pay tv, is known for buying films based on their popularity on <text:a xlink:type="simple" xlink:href="http://thepiratebay.se/">The Pirate Bay</text:a><text:bookmark text:name="fnref48"/><text:a xlink:type="simple" xlink:href="#fn48"><text:span text:style-name="T1">48</text:span></text:a>.</text:p>
      <text:h text:style-name="Heading_20_4" text:outline-level="4"><text:bookmark text:name="all-purpose-download-sites"/>All-purpose download sites</text:h>
      <text:p text:style-name="Text_20_body">Sites like <text:a xlink:type="simple" xlink:href="http://www.thepiratebay.se/">The Pirate Bay</text:a><text:bookmark text:name="fnref49"/><text:a xlink:type="simple" xlink:href="#fn49"><text:span text:style-name="T1">49</text:span></text:a> offer all kinds of media for download: films, music, computer games and software, and electronic books. Since they are widely used, display current download statistics and since their technology (bittorrent) depend on user participation for their downloads to stay alive, they can provide great insight into what is really popular among readers.</text:p>
      <text:p text:style-name="Text_20_body">The content listed on The Pirate Bay and other sites for the bittorrent protocol tends to be mainstream: Hollywood films, pop music, and a tendency towards non-fiction and technical handbook literature alongside fantasy and Science Fiction among the ebook downloads. For example, on a particular day and minute in June 2014, the book 'Atlas of Ancient Worlds' had more than 2000 downloads in 48 hours. In comparison, the most popular film - an episode of the TV series 'Game of Thrones' - had more than 70000 downloads.</text:p>
      <text:h text:style-name="Heading_20_4" text:outline-level="4"><text:bookmark text:name="general-ebook-sites"/>General ebook sites</text:h>
      <text:p text:style-name="Text_20_body">The most simple pirate ebook sites offer any kind of book - very much like a large all-audience book store or Amazon.com's online bookstores. They are little more than a simple search engine that spits out downloadable ebooks. These types of sites have become particularly popular in Russia. At the time of this writing, <text:span text:style-name="Emphasis">library.ru</text:span> has been the model for this kind of site and, after its crackdown, it was superseded by <text:a xlink:type="simple" xlink:href="http://bookfi.org/">bookfi.org</text:a><text:bookmark text:name="fnref50"/><text:a xlink:type="simple" xlink:href="#fn50"><text:span text:style-name="T1">50</text:span></text:a>. Also <text:a xlink:type="simple" xlink:href="http://libgen.info/">libgen.info</text:a><text:bookmark text:name="fnref51"/><text:a xlink:type="simple" xlink:href="#fn51"><text:span text:style-name="T1">51</text:span></text:a>, an online library, is an example to mention here.</text:p>
      <text:p text:style-name="Text_20_body">What online booksellers could learn from these sites: * Simplicity combined with encyclopedic scope. With no other site except Amazon's, it is as easy to find and download an electronic book, no matter which genre, language, whether bestselling or obscure. * Simplicity in formats. The sites provide mostly PDFs as well as EPUBs, depending on whatever file format they have available (and obtained from hacker networks).</text:p>
      <text:h text:style-name="Heading_20_4" text:outline-level="4"><text:bookmark text:name="specialized-sites"/>Specialized sites</text:h>
      <text:p text:style-name="Text_20_body">Some websites outside or in gray areas of copyright are artistic projects. In the 1990s, 'textz.com' by the Berlin-based artist Sebastian Luetgert was the first site to offer cultural, political and media theory books as simple, gratis-downloadable text files - among them, theory classics by Theodor W. Adorno. The name 'textz' was a pun on 'warez', a slang name for illegally copied software. Later, the web sites <text:a xlink:type="simple" xlink:href="http://aaaaarg.org/">aaaaarg.org</text:a><text:bookmark text:name="fnref52"/><text:a xlink:type="simple" xlink:href="#fn52"><text:span text:style-name="T1">52</text:span></text:a> and <text:a xlink:type="simple" xlink:href="http://monoskop.org/log/">Monoskop</text:a> <text:bookmark text:name="fnref53"/><text:a xlink:type="simple" xlink:href="#fn53"><text:span text:style-name="T1">53</text:span></text:a>provided related collections of freely downloadable art, cultural and media studies books, yet with different thematic emphases: to stimulate reading and discussion groups, or to provide a carefully hand-selected library mirroring the taste of the site owner. Some websites outside or in gray areas of copyright are artistic projects. In the 1990s, 'textz.com' by the Berlin-based artist Sebastian Luetgert was the first site to offer cultural, political and media theory books as simple, gratis-downloadable text files - among them, theory classics by Theodor W. Adorno. The name 'textz' was a pun on 'warez', a slang name for illegally copied software. Later, the web sites <text:a xlink:type="simple" xlink:href="http://aaaaarg.org/">aaaaarg.org</text:a> and <text:a xlink:type="simple" xlink:href="http://monoskop.org/Monoskop">Monoskop</text:a> provided related collections of freely downloadable art, cultural and media studies books, yet with different thematic emphases: to stimulate reading and discussion groups, or to provide a carefully hand-selected library mirroring the taste of the site owner.</text:p>
      <text:p text:style-name="Text_20_body">Best known, and factually legendary, is <text:a xlink:type="simple" xlink:href="http://www.ubu.com/">Ubuweb</text:a><text:bookmark text:name="fnref54"/><text:a xlink:type="simple" xlink:href="#fn54"><text:span text:style-name="T1">54</text:span></text:a>, an encyclopedic site providing downloadable sound, video and text file version of avant-garde arts records, films and books. Most of them fall under the category of small edition artists' books, and are provided with the artists' permission - since most these works never created revenue when they were commercially released.</text:p>
      <text:p text:style-name="Text_20_body">All these sites run like small specialty bookstores (although they don't sell anything). They show that the opposite of Amazon and bookfi.org can work as well, namely the personal selection and combination of books. If they are as strong as in the case of Ubuweb and Monoskop, they create their own public that will download a work not because of having heard of it or of the author, but because being on such a particular site is recommendation enough.</text:p>
      <text:h text:style-name="Heading_20_2" text:outline-level="2"><text:bookmark text:name="artist-designer-run-projects-badlands-kyur8-artists-ebooks"/>Artist-/designer-run projects: Badlands, KYUR8, artists ebooks</text:h>
      <text:p text:style-name="Text_20_body">In the last couple of years, there have been first attempts to create only small presses and book download stores for <text:a xlink:type="simple" xlink:href="#03_genres_of_publication.html">artists' and designer's books</text:a>: writer, artist and publisher, James Bridle (who coined the term 'new aesthetics') created the website 'artistsebooks.org' with freely downloadable EPUB files by experimental writers and artists. American contemporary artist and designer Paul Chan initiated the more commercial online press Badlands Unlimited that sells artist-made visual electronic books that are proprietary to the iPad and Apple's iBooks platform. The iPhone/iPad app 'KYUR8' (slang riff on 'curate') invites artists' to quickly make their own electronic visual zines using page templates and user's cell phone photo collections. Other examples are <text:a xlink:type="simple" xlink:href="http://www.gauss-pdf.com/">http://www.gauss-pdf.com</text:a>, a publisher of digital and print works and <text:a xlink:type="simple" xlink:href="http://trollthread.tumblr.com/">http://trollthread.tumblr.com</text:a>, a collective of poets that produces publications available for download in PDF or purchase as print on demand volumes.</text:p>
      <text:p text:style-name="Text_20_body">None of these projects compete with classical ebook stores, online reading platforms or even specialist pirate sites. They are, after all, experimental projects and artists' portfolio pieces.</text:p>
      <text:p text:style-name="Heading_20_1"><text:bookmark text:name="towards-a-hybrid-workflow-based-on-markdown"/>06 Towards a Hybrid Workflow Based on Markdown</text:p>
      <text:p text:style-name="Text_20_body">Creating a workflow that is both structured and flexible enough to cater for the different choices made is a key step towards an efficient electronic or hybrid publishing strategy. The hybrid workflow we propose here is based on the need for publishing across different mediums, while keeping the majority of the work process in-house instead of outsourcing.</text:p>
      <text:p text:style-name="Text_20_body">First describing a more traditional workflow based on desktop publishing via InDesign with a print book as end result, we move to an ideally fitted workflow centered around the structural file format XML, ending with a Markdown-oriented workflow which is both easy to use and open to many possibilities. Following such a workflow will make the transition from a print-centered publication process to a digital and print - in other words: hybrid - publication process viable.</text:p>
      <text:p text:style-name="Text_20_body">Instead of producing a digital publication based on the printed book at the end of a production process, as is common practice by publishers, the workflow should be adjusted and made efficient and practical towards hybrid publishing at an earlier stage. From-scratch development of each publication format is thus replaced by single source multi-format publishing.</text:p>
      <text:p text:style-name="Text_20_body">However, the description below starts at a point which in reality is not the beginning of the publishing trajectory, namely when an author hands in the definitive manuscript - so after the editing and rewriting process has passed through its final stages. Should the author already be working in Markdown, HTML or even XML format, this will change the workflow. However, in our experience manuscripts are mainly written in Microsoft Word and delivered in .doc or .docx.</text:p>
      <text:p text:style-name="Text_20_body">Note: An important step preceding the publication trajectory lies in the formulation of the in-house style guide, where authors and editors can find the requirements for the manuscript. This style guide must be adapted according to the hybrid workflow before starting any work on the manuscript itself. For example: specification of the required file format, structuring of the text (headers, styles), image specifications, et cetera. See the Guide per genres<office:annotation><dc:date>2014-10-27T08:22:37</dc:date><text:p>&lt;!--Miriam: internal link needed, comment copy edit (Amy)--&gt;</text:p></office:annotation> for pointers regarding adjusting the style guide in this sense.</text:p>
      <text:p text:style-name="Text_20_body">We will now turn to implementing the new workflow for small edition and low budget publishing houses.</text:p>
      <text:h text:style-name="Heading_20_2" text:outline-level="2"><text:bookmark text:name="e-publishing-workflows-desktop-publishing-xml-markdown"/>E-publishing workflows: desktop publishing, XML, Markdown</text:h>
      <text:p text:style-name="Text_20_body"><draw:frame draw:style-name="fr1" draw:name="graphics33" text:anchor-type="as-char" svg:width="1.997cm" svg:height="0.998cm" draw:z-index="32"><draw:image xlink:href="../../images/_in_progress/07_workflowTRADITIONAL03.png" xlink:type="simple" xlink:show="embed" xlink:actuate="onLoad"/></draw:frame></text:p>
      <text:p text:style-name="Text_20_body">Traditional Workflow</text:p>
      <text:p text:style-name="Text_20_body"><draw:frame draw:style-name="fr1" draw:name="graphics34" text:anchor-type="as-char" svg:width="1.997cm" svg:height="0.998cm" draw:z-index="33"><draw:image xlink:href="../../images/_in_progress/07_workflowMarkdown03.png" xlink:type="simple" xlink:show="embed" xlink:actuate="onLoad"/></draw:frame></text:p>
      <text:p text:style-name="Text_20_body">Traditional XML</text:p>
      <text:h text:style-name="Heading_20_3" text:outline-level="3"><text:bookmark text:name="desktop-publishing-workflow-from-word-to-indesign-to-digital"/><office:annotation><dc:date>2014-10-27T08:22:37</dc:date><text:p>&lt;!-- links on the blog: </text:p><text:p>* &lt;a href="http://networkcultures.org/digitalpublishing/2014/10/08/markdown-to-indesign-with-pandoc-via-icml/"&gt;http://networkcultures.org/digitalpublishing/2014/10/08/markdown-to-indesign-with-pandoc-via-icml/&lt;/a&gt;</text:p><text:p>* &lt;a href="http://networkcultures.org/digitalpublishing/2013/08/30/docx-to-markdown-using-calibre-and-pandoc/"&gt;http://networkcultures.org/digitalpublishing/2013/08/30/docx-to-markdown-using-calibre-and-pandoc/&lt;/a&gt;</text:p><text:p>--&gt;</text:p></office:annotation><office:annotation><dc:date>2014-10-27T08:22:37</dc:date><text:p>Silvio: This might be integrated with ICML import from pandoc to have structured text in InDesign to be used by the designer: &lt;a href="http://networkcultures.org/digitalpublishing/2014/10/08/markdown-to-indesign-with-pandoc-via-icml/"&gt;http://networkcultures.org/digitalpublishing/2014/10/08/markdown-to-indesign-with-pandoc-via-icml/&lt;/a&gt;</text:p></office:annotation>Desktop publishing workflow (from Word to InDesign to digital)</text:h>
      <text:p text:style-name="Text_20_body">Desktop publishing for a lot of publishers presents the current situation: a Microsoft Word file is imported into InDesign and, after designing and editing, exported to PDF, ready to be printed. The traditional, print-oriented workflow can be seen as standard for one-to-one publications: the print book is translated to an electronic version, following the 'original' as close as possible.</text:p>
      <text:p text:style-name="Text_20_body">There are certain advantages to this workflow: it is simple, linear, there are no version branches, you end up with one consolidated manuscript, and What You See Is What You Get when it comes to design. For example, in the case of a print design where the page is fixed, changing hyphenation is a laborious process as hyphen indications need to be inserted manually in the InDesign document.<office:annotation><dc:date>2014-10-27T08:22:37</dc:date><text:p>Miram: maybe this is not formulated very clearly, but there needs to be some explanation here</text:p></office:annotation> However, in digital publishing, hyphenations are not fixed, but will be subject to change as they shift according to the aspect ratio and screen size of the device used. So when an editorial correction involves a hyphenation, this need not be adjusted in the digital file. However, this of course also means a limitation in electronic design possibilities.<office:annotation><dc:date>2014-10-27T08:22:37</dc:date><text:p>Marc: Where does 'this' refer to? Is automatic hyphenation in itself a limitation of design possibilities?</text:p></office:annotation> </text:p>
      <text:p text:style-name="Text_20_body">The main disadvantage of the DTP workflow is that you only target one medium and the steps to go from here to digital are cumbersome, and do not make full use of the potential in electronic publishing. A workflow with the paper publication as its basis generally tries to translate print into the digital books, keeping the workflow one-dimensional instead of multi-dimensional.</text:p>
      <text:p text:style-name="Text_20_body">Importantly, going from InDesign to an electronic publication is not ideal, especially when working with older versions of the software <draw:a xlink:type="simple" xlink:href="http://networkcultures.org/digitalpublishing/2013/05/21/epub-development-in-adobe-indesign-cs6/"><draw:frame draw:style-name="fr2" draw:name="graphics35" text:anchor-type="as-char" svg:width="2.067cm" svg:height="1.069cm" draw:z-index="34"><draw:image xlink:href="../../images/_in_progress/dpt_blog_verwijzing.png" xlink:type="simple" xlink:show="embed" xlink:actuate="onLoad"/></draw:frame></draw:a>. The results can be messy in terms of cleanliness of the code and may require extra steps in finalising the publication. InDesign, in its current state, is simply not optimised as a hybrid publishing tool, as it is (too) specifically developed for print design.[^EPUB Straight to the Point] The latest version of the InDesign suite (InDesign CC) is catered more to electronic publishing, but requires very careful structuring and preparation of documents in order to yield good results within manageable work times. It's best suited for projects where the content is generated from databases, imported as XML into InDesign and from there exported to EPUB. For a detailed look at these developments, see XXXXXXX Elisabeth Castro.<office:annotation><dc:date>2014-10-27T08:22:37</dc:date><text:p>&lt;!--Margreet: chapter will be added by Liz Castro--&gt;</text:p></office:annotation> </text:p>
      <text:p text:style-name="Text_20_body">In the same way Microsoft Word (or any other text editor that uses a similar approach, for instance Open Office) is not well suited for processing structured text. When working with structured text the author is expected to wrap elements (a heading to emphasise words) in tags, word processors generally apply a visual style to a text, without bothering with tags or any other form of structure. To a certain extent these text processing programs allow working in a structured manner, by using stylesheets which determine for instance different types of headers. The problem is that they do not separate between formatting and structure, while in the world of digital publishing this is especially important.</text:p>
      <text:p text:style-name="Text_20_body">It is possible to create 'interactive' publications in PDF, working with Microsoft Word and InDesign. In the end however these are also static InDesign documents, upgraded with some interactive layers. This is still a limited vision of what the possibilities are for digital publishing. The second workflow, which centers on the file format XML, does precisely that.</text:p>
      <text:h text:style-name="Heading_20_3" text:outline-level="3"><text:bookmark text:name="from-microsoft-word-.docx-to-epub"/>From Microsoft Word (.docx) to EPUB</text:h>
      <text:p text:style-name="Text_20_body">There is a viable solution for generating EPUB from Microsoft Word files, using the command line tool pandoc (see for more information the <text:a xlink:type="simple" xlink:href="http://www.johnmacfarlane.net/pandoc/">pandoc website</text:a>). The latest versions of pandoc (see below<office:annotation><dc:date>2014-10-27T08:22:37</dc:date><text:p>&lt;!---insert cross-reference--&gt;</text:p></office:annotation>) support document conversion from '.doc' files generated by Microsoft Office 2007 or later, or by comparable programs like OpenOffice/LibreOffice. Since Word does not, as explained above, enforce good structure in a document, the EPUB generated by pandoc will never be perfect and ready for publishing. But it is still a clean enough, usable basis for a designer to produce a the final ebook. Other Word-to-EPUB programs, such as the built-in document converter of Calibre <draw:a xlink:type="simple" xlink:href="http://networkcultures.org/digitalpublishing/2014/03/28/converting-a-docx-directly-to-epub-using-calibre/"><draw:frame draw:style-name="fr2" draw:name="graphics36" text:anchor-type="as-char" svg:width="2.067cm" svg:height="1.069cm" draw:z-index="35"><draw:image xlink:href="../../images/_in_progress/dpt_blog_verwijzing.png" xlink:type="simple" xlink:show="embed" xlink:actuate="onLoad"/></draw:frame></draw:a>, produce worse results.<office:annotation><dc:date>2014-10-27T08:22:37</dc:date><text:p>Marc: Needs a reference, I believe.</text:p></office:annotation> </text:p>
      <text:p text:style-name="Text_20_body">In order to obtain the best possible EPUB file, the Word document should be formatted, solely if possible, with Word's standard paragraph styles such as 'Normal', 'Title', 'Subtitle', 'Quote' and most importantly 'Heading 1', 'Heading 2', 'Heading 3' for the headings according to their logical hierarchy. For example: 'Heading 1' for chapters, 'Heading 2' for sections, 'Heading 3' for subheadlines. The resulting EPUB document will contain a well-structured table of contents and document navigation menu based on the 'Heading' hierarchy, so well structured headings are of paramount importance. Word footnotes will be appear as linked endnotes in the EPUB, elegantly simplifying an otherwise tedious document redesign task.</text:p>
      <text:p text:style-name="Text_20_body">Word unfortunately lacks two features that would make it more suitable for hybrid publishing projects: 1). Word does not have a 'strict mode' that would force all writers and editors of a document to only use defined paragraph styles instead of manually formatting. This means, your document will likely contain headlines that haven't been defined as headlines, but are just bold-faced text, quotes that haven't been defined as quotes etc. Unfortunately, if the manual formatting looks the same as the predefined paragraph styles, it is hard to impossible to spot these parts of a text. 2). Word provides no automatic or semi-automatic tools to find manual formatting and replace it with predefined paragraph styles. The only way to achieve this is to manually control and adjust the whole document.</text:p>
      <text:p text:style-name="Text_20_body">Often, such inconsistencies in a Word document will only become visible after the EPUB conversion, for example as a missing chapter headline in the table of contents of the electronic book. These are the inherent risks and limitations of using Word in the editorial workflow. Nevertheless, the Word + pandoc solution will likely be the easiest and least painful solution for publishers to adopt.<office:annotation><dc:date>2014-10-27T08:22:37</dc:date><text:p>&lt;!-- Florian: We absolutely need to provide a dead-simple GUI or web tool for dropping a Word file to pandoc and obtaining EPUB + Markdown. @Michael and Marc, are you able to create this?--&gt;</text:p></office:annotation> </text:p>
      <text:p text:style-name="Text_20_body">We recommend two ways of working with Word + pandoc, and discourage a third one:</text:p>
      <text:list xml:id="list1415282972" text:style-name="L39">
        <text:list-item>
          <text:p text:style-name="P104">Direct conversion from Word to EPUB using pandoc. This will require that the Word document is 100% consolidated and no further editorial changes will be applied to it. A graphic designer can take the converted EPUB document and quite painlessly transform it into the final electronic publication (among others, by changing the typographic design to make it suitable for ereaders, by scaling and optimising images for screen reading, by adding bibliographic metadata etc.). </text:p>
        </text:list-item>
        <text:list-item>
          <text:p text:style-name="P104">Conversion from Word to Markdown using pandoc. Since pandoc can also convert files <text:span text:style-name="Emphasis">to</text:span> the Markdown format, this often preferable, especially for complex publishing projects. The resulting Markdown file can then be used as the master file for conversions into all kinds of other file formats (such as HTML for websites). Converting to Markdown yields the advantage that any formatting glitch that existed in the Word document becomes clearly visible. For example, a headline erroneously formatted as bold standard text will show up as '**headline**' while a properly formatted headline will show up as '#'. This makes it much easier to clean up the internal formatting of the document and have a clean master file for all subsequent document conversions. The EPUB file generated from this Markdown file would in most cases be better structured than the EPUB file directly generated from the Word file, and make the subsequent work of the designer easier. It is also possible to customise pandoc with conversion style templates. This even makes it possible to automatically generate complete and well-formatted EPUB files from the Markdown files without hiring a designer, depending on the type of publication. </text:p>
        </text:list-item>
        <text:list-item>
          <text:p text:style-name="P50">Not advisable: Using pandoc to go back and forth between Word and EPUB. If the Word document is not consolidated, but subject to further editorial changes, conversion to EPUB (like in the first scenario) would have to be done again, and destroy all work of the designer on the previously exported EPUB file. </text:p>
        </text:list-item>
      </text:list>
      <text:h text:style-name="Heading_20_3" text:outline-level="3"><text:bookmark text:name="xml"/>XML</text:h>
      <text:p text:style-name="Text_20_body"><office:annotation><dc:date>2014-10-27T08:22:37</dc:date><text:p>Marc: This first paragraph is unclear. XML is not a 'document format' but it's a 'general document format'? Also the whole section appears to be a bit opinionated and lacking references, without providing references (messy XHTML?).</text:p></office:annotation>The most detailed structuring language developed is XML. It is often confusing for people to understand what XML is because it is not really a document format of its own, but a general document format with which other, specific document formats can be created. HTML (or XHTML), or example, is one XML-based document format, Microsoft Words' .docx is another.</text:p>
      <text:p text:style-name="Text_20_body">XML is meant for structured documents that clearly separate logical structure from visual formatting, but it has two limitations; 1). since any document format can be constructed with it, messy formats like .docx and .xhtml can be constructed with it, too; 2). because it is itself a toolkit (or actually: a syntax) for defining document formats, it is very complex and quite difficult to work with.</text:p>
      <text:p text:style-name="Text_20_body">An XML document works like an archive: from this single document it is possible to create multiple output for different media. Thus, a misspelling or another error is changed in the XML document, which is then used to recreate the output to the different media. Formatting is done in a second step, with for instance <text:span text:style-name="Strong_20_Emphasis">Cascading Style Sheets</text:span> (CSS).</text:p>
      <text:p text:style-name="Text_20_body">While XML theoretically presents the ideal way of working with single format files which deliver multiple output formats, we do not present it as the most advisable solution for small, independent publishing houses. Because XML is so detailed, with a very complex syntax and hard-to-use software tools, it is difficult to work with.</text:p>
      <text:p text:style-name="Text_20_body">A good example how to practically use XML for electronic publishing in daily life is demonstrated in our chapter on using InDesign for hybrid paper and electronic publishing.<office:annotation><dc:date>2014-10-27T08:22:37</dc:date><text:p>&lt;!--Miriam: this needs adding. Use example --&gt;</text:p></office:annotation> </text:p>
      <text:h text:style-name="Heading_20_3" text:outline-level="3"><text:bookmark text:name="markdown"/>Markdown</text:h>
      <text:p text:style-name="Text_20_body">Central in a hybrid publishing workflow, we recommend to use the mark-up language Markdown, as it is an easlier language to use than XML. Markdown is not perfect, but is the most easy to work with and enables the creation of structured texts, thus allowing for hybrid publishing.</text:p>
      <text:h text:style-name="Heading_20_4" text:outline-level="4"><text:bookmark text:name="introduction-advantages-and-limitations"/>Introduction: advantages and limitations</text:h>
      <text:p text:style-name="Text_20_body">John Gruber, developer of Markdown, describes Markdown on his website as follows: 'Markdown allows you to write using an easy-to-read, easy-to-write plain text format, then convert it to structurally valid XHTML (or HTML).'<text:bookmark text:name="fnref55"/><text:a xlink:type="simple" xlink:href="#fn55"><text:span text:style-name="T1">55</text:span></text:a> Markdown is a way to process plain, unformatted text with human-readable formatting symbols. That means that Markdown doesn't use HTML style tags to format, such as <text:span text:style-name="Source_20_Text">&lt;b&gt;</text:span> for bold or <text:span text:style-name="Source_20_Text">&lt;author&gt;</text:span> to mark-up the author name. For example, this is what the beginning of <text:span text:style-name="Emphasis">Alice's Adventures in Wonderland</text:span> would like in Markdown:</text:p>
      <text:p text:style-name="Preformatted_20_Text"><text:span text:style-name="Source_20_Text"># Alice's Adventures in Wonderland</text:span></text:p>
      <text:p text:style-name="Preformatted_20_Text"/>
      <text:p text:style-name="Preformatted_20_Text"><text:span text:style-name="Source_20_Text">## Chapter I. Down the Rabbit-Hole</text:span></text:p>
      <text:p text:style-name="Preformatted_20_Text"/>
      <text:p text:style-name="Preformatted_20_Text"><text:span text:style-name="Source_20_Text">There was nothing so _very_ remarkable in that; nor did Alice think</text:span></text:p>
      <text:p text:style-name="Preformatted_20_Text"><text:span text:style-name="Source_20_Text">it so VERY much out of the way to hear the Rabbit say to itself,</text:span></text:p>
      <text:p text:style-name="Preformatted_20_Text"/>
      <text:p text:style-name="Preformatted_20_Text"><text:span text:style-name="Source_20_Text">&gt; Oh dear! Oh dear! </text:span></text:p>
      <text:p text:style-name="Preformatted_20_Text"><text:span text:style-name="Source_20_Text">&gt; I shall be late!</text:span></text:p>
      <text:p text:style-name="Preformatted_20_Text"/>
      <text:p text:style-name="Preformatted_20_Text"><text:span text:style-name="Source_20_Text">(when she thought it over afterwards, it occurred to her that she</text:span></text:p>
      <text:p text:style-name="Preformatted_20_Text"><text:span text:style-name="Source_20_Text">ought to have wondered at this, but at the time it all seemed quite</text:span></text:p>
      <text:p text:style-name="Preformatted_20_Text"><text:span text:style-name="Source_20_Text">natural); but when the Rabbit actually **took a watch out of its</text:span></text:p>
      <text:p text:style-name="Preformatted_20_Text"><text:span text:style-name="Source_20_Text">waistcoat-pocket**, and looked at it, and then hurried on, Alice</text:span></text:p>
      <text:p text:style-name="Preformatted_20_Text"><text:span text:style-name="Source_20_Text">started to her feet, for it flashed across her mind that she had</text:span></text:p>
      <text:p text:style-name="Preformatted_20_Text"><text:span text:style-name="Source_20_Text">never before seen a rabbit with either a waistcoat-pocket, or a</text:span></text:p>
      <text:p text:style-name="Preformatted_20_Text"><text:span text:style-name="Source_20_Text">watch to take out of it, and burning with curiosity, she ran across</text:span></text:p>
      <text:p text:style-name="Preformatted_20_Text"><text:span text:style-name="Source_20_Text">the field after it, and fortunately was just in time to see it pop</text:span></text:p>
      <text:p text:style-name="P6"><text:span text:style-name="Source_20_Text">down a large rabbit-hole under the hedge.</text:span></text:p>
      <text:p text:style-name="Text_20_body"><office:annotation><dc:date>2014-10-27T08:22:37</dc:date><text:p>Margreet: Would it be possible to also present the result in a visual, like if one is using Mou or Macdown?</text:p></office:annotation>A short breakdown: '#' signifies a top-level headline, '##' a second-level headline, '_' italic text, ' ** ' bold text, '&gt;' a block quote. Beyond that, Markdown provides conventions for marking up bold text, lists, embedded images and links. Its popular extension <text:span text:style-name="Strong_20_Emphasis">MultiMarkdown</text:span> also supports footnotes, tables, mathematical formulas, cross-references, bibliographies and definition lists. With simple open source converter programs, Markdown text like the above can be automatically translated into well-structured HTML, EPUB, PDF, RTF (for importing into InDesign) and other document formats, with a single mouse click or keyboard command, requiring no manual adjustments.<office:annotation><dc:date>2014-10-27T08:22:37</dc:date><text:p>Margreet: Should be take about 'keyboard commands'? Is this clear for a publisher?</text:p></office:annotation> </text:p>
      <text:p text:style-name="Text_20_body">Markdown is a child of Internet culture. It standardises ad-hoc formatting signs used in e-mail and chats, and became popular in blogging software. There are similar plain text formatting languages to Markdown: the Wiki syntax used in Wikipedia, the language <text:span text:style-name="Emphasis">Textile</text:span> that is used for a number of web content management systems and the language <text:span text:style-name="Emphasis">reStructuredText</text:span> used for writing technical manuals, and many others.</text:p>
      <text:p text:style-name="Text_20_body">Markdown and its siblings are human-readable, human-friendly well-structured document formats, excellent for long-term storage and as the basis (or source code) for conversions into present and future document formats. While they are simple, they are also both strict and unambiguous enough in their formatting syntax that multiple writers and editors can work on a single document without introducing weirdness<office:annotation><dc:date>2014-10-27T08:22:37</dc:date><text:p>Amy: What do we mean by 'weirdness'? Can this be more specific?</text:p></office:annotation> into its formatting. Another advantage of Markdown can be written and edited in any computer program capable of processing basic text. Unlike the file formats of Microsoft Word or other classical word processing programs, the file containing the Markdown flavoured text is not bound to specific software, it can be opened using the simplest applications able to parse text.</text:p>
      <text:p text:style-name="Text_20_body">Why do we recommend Markdown in particular? For particular publishing projects - for example, handbooks or books derived from Wikis, it can be worth considering one the alternatives to Markdown such as <text:span text:style-name="Emphasis">reStructuredText</text:span>. There are, however, two reasons why we recommend Markdown as a practical tool for electronic and mixed media publishing:</text:p>
      <text:list xml:id="list1175803904" text:style-name="L40">
        <text:list-item>
          <text:p text:style-name="P51">Excellent software support. As the most popular human-readable plain text formatting language, there is a plethora of user-friendly, high quality software for writing and editing documents in Markdown and for converting it into other formats available. While Markdown can be written and edited in any computer program that allows to edit text, there are a number of very user-friendly text programs that make it easier to write and view, think of Mou, Macdown, Texts, MarkdownPad, UberWriter or MdCharm.</text:p>
        </text:list-item>
        <text:list-item>
          <text:p text:style-name="P51">With Multimarkdown (an extension of Markdown), it provides all the necessary formatting and document syntax needed in arts- and humanities-oriented text publishing. It is perfectly possible to write, for example, a cultural studies Ph.D. thesis in Multimarkdown, or the essay part (complete with footnotes and bibliographical references) of an exhibition catalog.</text:p>
        </text:list-item>
      </text:list>
      <text:p text:style-name="Text_20_body">Markdown/MultiMarkdown is however not a magical one-size-fits-all solution. It is well suited for text-heavy editorial work, but limited when creating visual documents and not really usable for interactive publishing formats. It is also not a layout tool, but a pure manuscript format, excellent for keeping manuscripts in a well-structured, readable, durable, software-independent format.</text:p>
      <text:p text:style-name="Text_20_body">Markdown and similar formatting/markup language are meant for workflows in which there is a clear separation between editorial work - involving writers, translators and editors - on the one hand and publication design on the other. For publications requiring lots of interaction between writers/editors and visual designers/artists from the very beginning of the authoring process, these document languages are not the right tool.</text:p>
      <text:h text:style-name="Heading_20_4" text:outline-level="4"><text:bookmark text:name="markdown-versus-xml"/><office:annotation><dc:date>2014-10-27T08:22:37</dc:date><text:p>&lt;!-- here. 12 sept. <text:s/>who is this? <text:s/>asks Miriam--&gt;</text:p></office:annotation><office:annotation><dc:date>2014-10-27T08:22:37</dc:date><text:p>But which ones should be used then?</text:p></office:annotation><office:annotation><dc:date>2014-10-27T08:22:37</dc:date><text:p>Marc: XML again? This section is also highly opinionated and not referenced. Should this be merged with the previous XML section if possible?</text:p></office:annotation>Markdown versus XML</text:h>
      <text:p text:style-name="Text_20_body">Markdown, and similar human-readable plain text markup languages could be called a 'poor manâ€™s XML'. To summarise XML is complexity hell even by the measures of computer science. It is the holy grail of document processing, and has been deployed by large scale publishers (especially in the academic field) very successfully. For small to medium publishers, it is often overkill. Markdown provides a good middle-of-the-road solution of a format that is easily usable for non-technicians yet much better structured, and a basis for easy document conversion into HTML, EPUB and many other formats, than Microsoft Word and similar classical word processing programs.</text:p>
      <text:p text:style-name="Text_20_body">Technically speaking, Markdown provides some of the same features and advantages, namely separation of content structure from visual layout, painless translation into multiple output formats. Their relative simplicity and human readability comes, however, at the price of extensibility and universality. XML is, strictly speaking, not a document markup language, but a meta-language (or toolkit) for building domain- and application-specific markup languages such as: a document markup language for exhibition catalogues, a document markup language for restaurant menus, a document markup language for flyers, etc.</text:p>
      <text:p text:style-name="Text_20_body">Markdown &amp; Co. do not provide this flexibility of building oneâ€™s own syntax, but provide only their built-in, hard-wired syntax. For example, if one needs syntax for encoding footnotes and endnotes, MultiMarkdown simply doesnâ€™t provide it. One could think up and use oneâ€™s own syntax extension (for example ^<text:bookmark text:name="fnref56"/><text:a xlink:type="simple" xlink:href="#fn56"><text:span text:style-name="T1">56</text:span></text:a> for an endnote), but this would not be supported by the word processing and text conversion programs for Markdown. In XML, there are standard methods of declaring and extending markup languages that can automatically be picked up by XML document converters.</text:p>
      <text:p text:style-name="Text_20_body"><office:annotation><dc:date>2014-10-27T08:22:37</dc:date><text:p>&lt;!--Amy: Seems like there's a lot of repetition in this section: do these last two paragraphs need to be in? --&gt;</text:p></office:annotation>However, the declaration of these extensions in the document syntax and conversion rules is highly complex. Even for computer scientists and engineers, XML is often so over-complex that they have resorted to simpler, human-readable language like Markdown, ReStructuredText and ASCIIdoc for software manuals.</text:p>
      <text:p text:style-name="Text_20_body">They are not as universal and thoroughly structured as XML, but still provide the advantage of separating content structure from visual layout, along with the advantage of painless translation into multiple output formats. And lastly, XML has very complex markup that is hard to read and write for humans. Easy authoring tools for XML and any kind of XML-based document formats do not really exist yet.</text:p>
      <text:h text:style-name="Heading_20_4" text:outline-level="4"><text:bookmark text:name="practical-tips-and-tricks-for-working-with-markdown"/>Practical tips and tricks for working with Markdown</text:h>
      <text:h text:style-name="Heading_20_5" text:outline-level="5"><text:bookmark text:name="word-processing-editing-programs"/>Word Processing / editing programs</text:h>
      <text:p text:style-name="Text_20_body">For Apple's Mac OS X and iOS, there are nice and very user friendly programs for editing in Markdown.<office:annotation><dc:date>2014-10-27T08:22:37</dc:date><text:p>&lt;!--Margreet: What about Windows and Linux. Miriam: I added a Windows option, plus the open source Macdown. I think we should not name all these options but make a choice, for example only name the free ones? Otherwise, what is the criterium? --&gt;</text:p></office:annotation> </text:p>
      <text:p text:style-name="Text_20_body"><text:span text:style-name="Strong_20_Emphasis">Linux</text:span> - <text:a xlink:type="simple" xlink:href="http://uberwriter.wolfvollprecht.de/">UberWriter</text:a>, this editor also includes built-in support for pandoc - <text:a xlink:type="simple" xlink:href="http://www.mdcharm.com/">MdCharm</text:a>, supports MultiMarkdown</text:p>
      <text:p text:style-name="Text_20_body"><text:span text:style-name="Strong_20_Emphasis">Mac</text:span> <text:span text:style-name="Emphasis">Freeware:</text:span> - <text:a xlink:type="simple" xlink:href="http://www.mouapp.com/">Mou</text:a>, with features like live preview, sync scroll, auto save, powerful actions, auto pair, custom themes and CSS, HTML and PDF export, enhanced CJK support and more. - <text:a xlink:type="simple" xlink:href="http://macdown.uranusjr.com/">Macdown</text:a>, released under the MIT License and influenced in design and setup by Mou.</text:p>
      <text:p text:style-name="Text_20_body"><text:span text:style-name="Emphasis">Paid</text:span> - <text:a xlink:type="simple" xlink:href="http://bywordapp.com/">ByWord</text:a>, a user-friendly, distraction-free text writing program with built-in MultiMarkdown support and export to HTML, RTF, PDF and Microsoft Word. The program runs on Macs, iPhone and iPad. - <text:a xlink:type="simple" xlink:href="http://www.iawriter.com/mac/">iA Writer</text:a>, a program similar to ByWord. The program runs on Macs, iPhone and iPad. - <text:a xlink:type="simple" xlink:href="http://www.literatureandlatte.com/scrivener.php">Scrivener</text:a>, a word processing program popular among professional writers, for Mac OS X and Windows. Fully supports MultiMarkdown internally</text:p>
      <text:p text:style-name="Text_20_body"><text:span text:style-name="Strong_20_Emphasis">Windows</text:span> - <text:a xlink:type="simple" xlink:href="http://markdownpad.com/">MarkdownPad</text:a>, free for personal use, with upgrade to MarkdownPad Pro to unlock additional features.</text:p>
      <text:h text:style-name="Heading_20_5" text:outline-level="5"><text:bookmark text:name="document-conversion-programs"/>Document conversion programs</text:h>
      <text:list xml:id="list635462506" text:style-name="L41">
        <text:list-item>
          <text:p text:style-name="P52"><text:a xlink:type="simple" xlink:href="http://fletcherpenney.net/multimarkdown/">MultiMarkdown</text:a>, the original program converts MultiMarkdown files into HTML, PDF, OpenDocument (for later conversion into RTF or Microsoft Word). Open Source, runs on Linux, Mac OS X and Windows.</text:p>
        </text:list-item>
        <text:list-item>
          <text:p text:style-name="P52"><text:a xlink:type="simple" xlink:href="http://johnmacfarlane.net/pandoc/">Pandoc</text:a>, similar in functionality to multimarkdown, but much more powerful. Pandoc reads more input formats (including HTML and reStructuredText) and can output HTML5, XHTML, LaTeX, RTF, Word, EPUB 2 and 3, PDF and many more. Typographic templates for the conversion can be easily customised.</text:p>
        </text:list-item>
        <text:list-item>
          <text:p text:style-name="P52"><text:a xlink:type="simple" xlink:href="http://http://calibre-ebook.com/">Calibre</text:a>, application suite that allows users to manage ebook collections as well as to create, edit, and read ebooks. It supports a variety of formats (including the common Amazon Kindle and EPUB formats), ebook syncing with a variety of ebook readers, and conversion (within DRM restrictions) from different ebook and non-ebook formats. Open Source, runs on Linux, Mac OS X and Windows.</text:p>
        </text:list-item>
      </text:list>
      <text:p text:style-name="Text_20_body">Pandoc is the tool we recommend for working with Markdown, and has also been extensively used in creating this publication.</text:p>
      <text:h text:style-name="Heading_20_5" text:outline-level="5"><text:bookmark text:name="cleaning-up-markdown"/><office:annotation><dc:date>2014-10-27T08:22:37</dc:date><text:p>Marc: This is a very practical section all of a sudden. Maybe relocate it to another part of the toolkit?</text:p></office:annotation>Cleaning up Markdown</text:h>
      <text:p text:style-name="Text_20_body">Since Markdown is a document format and not a word processing program, it does not offer functions like automatic renumbering of footnotes and list items during text editing. In fact, such numbers don't matter since everything will be renumbered during the document conversion anyway.</text:p>
      <text:p text:style-name="Text_20_body">However, to also make the Markdown text source coherent and tidy, pandoc can be used to clean it up. The trick is to tell pandoc to convert a document from Markdown to Markdown:</text:p>
      <text:p text:style-name="P6"><text:span text:style-name="Source_20_Text">pandoc -f markdown -t markdown --output markdown-document-clean.txt markdown-document.txt</text:span></text:p>
      <text:h text:style-name="Heading_20_5" text:outline-level="5"><text:bookmark text:name="a-note-on-limitations"/>A note on limitations</text:h>
      <text:p text:style-name="Text_20_body">A major downside of Markdown is that it exists in several variants, each with their own extensions of the basic Markdown syntax. In the context of this Toolkit, we recommend the widespread variant 'MultiMarkdown' that includes syntax for footnotes, tables, citations, cross-references, image captions and document meta data. It is also fully supported by pandoc, the recommended software tool.</text:p>
      <text:p text:style-name="Text_20_body">Another downside is that Markdown allows some formatting to be marked up in different alternative ways (for example, underlines or asterisks for italic text) which can introduce inconsistency in a collaboratively edited document. The trick mentioned above, to use pandoc for converting from Markdown to Markdown, can be used to eliminate such (visual) inconsistencies in a master document.</text:p>
      <text:p text:style-name="Text_20_body">At the time of this writing in late 2014, a controversial standardisation effort of Markdown and its extensions is underway, under the name 'CommonMark'. [^commonmark-controversy] We will update this Toolkit as soon as CommonMark has been standardised, released, and is supported by the software we recommend.</text:p>
      <text:h text:style-name="Heading_20_2" text:outline-level="2"><text:bookmark text:name="database-publishing"/>Database publishing</text:h>
      <text:p text:style-name="Text_20_body">What is gained by a shift to a hybrid publishing workflow? First of all, producing a publication with the possibility to have multiple output formats will be more efficient. However, when the workflow is put into use without restraint and when you really 'change your life', great possibilities will open up. The most important option is shortly discussed here, namely database publishing which uses a so-called content management system.</text:p>
      <text:p text:style-name="Text_20_body">The ideal database is a collection of independent, but mutually related, objects. These objects can be everything from structured text to pictures of wildlife. The issue at stake is that we need clear grammatical and categorization systems that go beyond the immediate use of the database. Take as an example your mailing list. We can take the full address including the name of the person as one object. But if we want to select per postal code or any other sub category in a full address or want to add more information to the persons name, such as age, email address and previous purchases, we have to make a strict scheme with so-called fields and sub-fields, including their interdependences (a house number demands a street name en visa versa), their indispensability (age might be not crucial), and so on. What this means is that the holy grail of the all encompassing database is not only almost impossible but also an extremely time consuming operation to build and maintain.</text:p>
      <text:p text:style-name="Text_20_body">The best option is therefore to explicate the goals of the publication programmme as well as the practical limitations. The four genres we discuss in this booklet all have their own demands in relation to the creation and the dissemination of publications. An art catalog demands clear descriptors about the artist, the materials used, the sizes, the provenance, copyright, keywords according to established list, etc. Other collections of pictures might need only a subset.</text:p>
      <text:p text:style-name="Text_20_body">Also in pure text databases we have to be careful. On the one hand we have obviously the data related to the author's name, affiliation, address, etc. But it becomes a different discussion if pictorial illustrations, graphs, etc. are shared between look-alike publications and for that reason we want to identify these objects individually. If such is the case, we might consider a special sector in our database that pertains to illustrations and their specific descriptive sub-field only. The same holds true for bibliographic references and the collection of hyperlinks used in the text.</text:p>
      <text:p text:style-name="Text_20_body">In conclusion, we can only advise that various objects or in other words pictorial or textual entities are provided with as many consistent metadata (field descriptors) as possible.</text:p>
      <text:p text:style-name="Text_20_body">=============</text:p>
      <text:p text:style-name="Text_20_body">[^EPUB Straight to the Point]: A thorough guide for InDesign-to-EPUB publication is Elizabeth Castro, EPUB Straight to the Point, San Francisco: Peachpit Press, 2010. [^commonmark-controversy]: Jeff Atwood, 'Standard Markdown is now Common Markdown', Coding Horror, 05 Sep 2014, http://blog.codinghorror.com/standard-markdown-is-now-common-markdown/</text:p>
      <text:p text:style-name="Heading_20_1"><text:bookmark text:name="guide-how-to-make-a-simple-epub"/><office:annotation><dc:date>2014-10-27T08:22:37</dc:date><text:p>&lt;!--Amy removed it as did appear in text</text:p><text:p>[^2]: http://daringfireball.net/projects/markdown/</text:p><text:p>--&gt;</text:p></office:annotation>07 Guide: How to make a simple EPUB</text:p>
      <text:h text:style-name="Heading_20_2" text:outline-level="2"><text:bookmark text:name="direct-conversion"/><office:annotation><dc:date>2014-10-27T08:22:37</dc:date><text:p>&lt;!--Focus: EPUB 2/3, HTML5 (app) + PDF</text:p><text:p/><text:p>example Manifesto, El Lissitzky</text:p><text:p/><text:p>Miriam: are we still going to use this example?--&gt;</text:p></office:annotation>Direct conversion</text:h>
      <text:p text:style-name="Text_20_body"><draw:frame draw:style-name="fr1" draw:name="graphics37" text:anchor-type="as-char" svg:width="1.997cm" svg:height="0.998cm" draw:z-index="36"><draw:image xlink:href="../../images/_in_progress/08_markdown_to_epub.png" xlink:type="simple" xlink:show="embed" xlink:actuate="onLoad"/></draw:frame><office:annotation><dc:date>2014-10-27T08:22:37</dc:date><text:p>&lt;!-- @Michael could you take this up with Loes and Kimmy? Margreet: where should this image go? What is it's purpose? There is also a small portion missing at the top--&gt;</text:p></office:annotation> </text:p>
      <text:p text:style-name="Text_20_body">Making an EPUB doesn't have to be complicated. As the EPUB standard is open and based on HTML (the same format as web pages), there's a large and growing variety of ways to convert and export to EPUB from different kinds of sources. For very simple publications, it may be possible to use a tool that directly converts your document to EPUB.</text:p>
      <text:p text:style-name="Text_20_body">Two popular conversion programs that can convert from a wide variety of input formats and produce EPUBs are pandoc (see also chapter 6<office:annotation><dc:date>2014-10-27T08:22:37</dc:date><text:p>&lt;!-- internal link needed--&gt;</text:p></office:annotation> ) and Calibre's conversion tool <text:a xlink:type="simple" xlink:href="http://manual.calibre-ebook.com/cli/ebook-convert.html">ebook-convert</text:a>.</text:p>
      <text:p text:style-name="Text_20_body">For example, consider <text:span text:style-name="Emphasis">Beowulf</text:span> available from Project Gutenberg in a variety of formats (including EPUB). The <text:a xlink:type="simple" xlink:href="http://www.gutenberg.org/ebooks/16328">'plain text' version</text:a>, is the complete text of the book in a single file with no styling (no fonts, sizes, or bold etc). We can use this to show how a simple conversion to EPUB works.</text:p>
      <text:h text:style-name="Heading_20_3" text:outline-level="3"><text:bookmark text:name="calibre-1"/>Calibre</text:h>
      <text:p text:style-name="Text_20_body"><draw:frame draw:style-name="fr1" draw:name="graphics38" text:anchor-type="as-char" svg:width="1.997cm" svg:height="0.998cm" draw:z-index="37"><draw:image xlink:href="../../images/_in_progress/07_1stepepub.png" xlink:type="simple" xlink:show="embed" xlink:actuate="onLoad"/></draw:frame></text:p>
      <text:p text:style-name="Text_20_body">Simplest possible case</text:p>
      <text:p text:style-name="Text_20_body"><text:a xlink:type="simple" xlink:href="http://calibre-ebook.com/">Calibre</text:a> is an open source management and reading program for epublications. A more detailed description can be found in chapter 9 (<office:annotation><dc:date>2014-10-27T08:22:37</dc:date><text:p>&lt;!--internal link needed--&gt;</text:p></office:annotation>). Calibre can also be used to convert files, for example into EPUB. How it works is shown below. Within a few simple steps Calibre allows you to make your own EPUB.</text:p>
      <text:p text:style-name="Text_20_body">After downloading and installing the program, follow these steps:</text:p>
      <text:p text:style-name="Text_20_body">Step 1: Open Calibre and import the original file you want to convert. Step 2: Select the file and click 'Convert books'. Step 3: Choose the file format for input and output. step 4: Click OK; Calibre starts converting. step 5: your EPUB is ready.</text:p>
      <text:h text:style-name="Heading_20_3" text:outline-level="3"><text:bookmark text:name="direct-conversion-to-epub-with-pandoc"/>Direct conversion to EPUB with pandoc</text:h>
      <text:p text:style-name="Text_20_body">To make an EPUB of <text:span text:style-name="Emphasis">Beowulf</text:span>, download the <text:a xlink:type="simple" xlink:href="http://www.gutenberg.org/ebooks/16328">'plain text' version</text:a> (the complete text of the book in a single file with no styling). In your Documents folder, make a sub folder named 'pandoc-test'. This is the folder where weâ€™ll store and retrieve documents to be converted and which are made by pandoc. Save the file in this folder with the name beowulf.txt. Download and install pandoc <text:a xlink:type="simple" xlink:href="http://www.johnmacfarlane.net/pandoc/installing.html">pandoc installation page</text:a>. Pandoc is working in the so-called command line mode and not in a user interface environment. Hence you canâ€™t â€˜openâ€™ the program and donâ€™t see an icon. To convert the file into an EPUB follow the steps below.</text:p>
      <text:list xml:id="list825929483" text:style-name="L42">
        <text:list-item>
          <text:p text:style-name="P53">First open the file with Microsoft Word or a similar program. Save the file as a docx-document, in the same folder called 'pandoc-test'.</text:p>
        </text:list-item>
        <text:list-item>
          <text:p text:style-name="P53">Pandoc is a command-line tool. There is no graphic user interface. So to use it, youâ€™ll need to open a terminal window:</text:p>
        </text:list-item>
      </text:list>
      <text:p text:style-name="Text_20_body">Windows: To start pandoc type cmd in the RUN (also called â€˜search programs and filesâ€™ in the start panel which can be found under the MS window icon down in the toolbar), this will enable you to start the command mode. You'll get a white/black window saying C:\user\yourusername&gt;. There you type pandoc (enter) and the same line reappears, waiting for pandoc input (see further below).<office:annotation><dc:date>2014-10-27T08:22:37</dc:date><text:p>Double \ used to espace meta value of \ in Mardown and display C:\\ literaly</text:p></office:annotation></text:p>
      <text:p text:style-name="Text_20_body">Mac: To use pandoc open the Terminal from your Utilities folder in your Applications folder, or through the search bar in the top right of your screen. Pandoc will be used to convert files in the steps below. Note: Pandoc does not work on older Mac operating systems.</text:p>
      <text:list xml:id="list106294245" text:style-name="L43">
        <text:list-item>
          <text:p text:style-name="P105">Go to the Terminal and type cd Documents. This means the Terminal will â€˜change directoryâ€™ to the Documents folder. </text:p>
        </text:list-item>
        <text:list-item>
          <text:p text:style-name="P105">Now type cd pandoc-test. The Terminal will change directory to the folder within the Documents folder called pandoc-test. Now you can work with the documents in there. </text:p>
        </text:list-item>
        <text:list-item>
          <text:p text:style-name="P105">On Mac, type ls [l as in lima, referring to â€˜listâ€™], on Windows dir to get a list of files in the current folder. The beowulf.docx should be listed. </text:p>
        </text:list-item>
        <text:list-item>
          <text:p text:style-name="P54">To convert the file from docx to EPUB, type the following into the terminal:</text:p>
          <text:p text:style-name="P7"><text:span text:style-name="Source_20_Text">pandoc beowulf.docx -f docx -t epub -s -o beowulf.epub</text:span></text:p>
        </text:list-item>
        <text:list-item>
          <text:p text:style-name="P105">The filename beowulf.docx tells pandoc which file to convert, -f docx -t epub, so from docx to EPUB. The -s option says to create a â€˜standaloneâ€™ file, with a header and footer, not just a fragment. And the -o beowulf.epub says to put the output in a file named beowulf.epub. (Note: in Mac you can copy-paste the command, in Windows you canâ€™t copy-paste.) </text:p>
        </text:list-item>
        <text:list-item>
          <text:p text:style-name="P105">Check that the file was created by typing ls or dir again. You should see beowulf.epub. </text:p>
        </text:list-item>
        <text:list-item>
          <text:p text:style-name="P54">Open the EPUB from the folder or in the Terminal type</text:p>
          <text:p text:style-name="P7"><text:span text:style-name="Source_20_Text">open beowulf.epub </text:span></text:p>
        </text:list-item>
        <text:list-item>
          <text:p text:style-name="P54">Note that you can also start from Markdown. Then open the text file in your Markdown editor and save as a markdown file. Type the following command in pandoc to convert into EPUB:</text:p>
          <text:p text:style-name="P7"><text:span text:style-name="Source_20_Text">pandoc beowulf.md -f markdown -t epub -s -o beowulf.epub</text:span></text:p>
        </text:list-item>
      </text:list>
      <text:h text:style-name="Heading_20_2" text:outline-level="2"><text:bookmark text:name="do-it-yourself-epub-from-scratch"/>Do it yourself EPUB from scratch</text:h>
      <text:p text:style-name="Text_20_body">The process of creating an EPUB from scratch is similar to developing a simple website. The main difference is that while websites can and often link to other websites, an EPUB is 'self-contained', any pages that are linked to, or images that are displayed must be part of the collection. Creating an EPUB by hand is useful for creating small personal publications, or for making publications that explore the particularities of the EPUB format in detail.</text:p>
      <text:p text:style-name="Text_20_body">An EPUB is a zip archive typically named with the extension '.epub' instead of '.zip'. The EPUB is a compressed collection of HTML files, stylesheets, and images, like the files found on a website, compiled together with some extra files that mark and structure the files so that an ereader can display them. Any file archiver that works with zip files (Archive Utility, The Unarchiver, WinZip, etc.) can open and decompress an EPUB. In some cases, it might simply be done by renaming the '.epub' with '.zip'. More information about how to automate the EPUB zipping process can be found <text:a xlink:type="simple" xlink:href="http://www.mobileread.com/forums/showthread.php?t=55681">here</text:a>.</text:p>
      <text:p text:style-name="Text_20_body">A rudimentary EPUB is used as an example to explain several of its concepts and may be <text:a xlink:type="simple" xlink:href="https://github.com/DigitalPublishingToolkit/Hybrid-Publishing-Toolkit-for-the-Arts/raw/master/examples/Example.epub">downloaded here</text:a>.</text:p>
      <text:h text:style-name="Heading_20_3" text:outline-level="3"><text:bookmark text:name="layout-of-an-epub-package"/>Layout of an EPUB package</text:h>
      <text:p text:style-name="Text_20_body">Decompressing an EPUB will reveal its directory layout and in that way makes clear how an EPUB is set up. As explained above, the EPUB can be seen as a compressed zip archive. First unzip it using an archive program. After unzipping it, it looks as follows:</text:p>
      <text:p text:style-name="Text_20_body"><draw:frame draw:style-name="fr1" draw:name="graphics39" text:anchor-type="as-char" svg:width="1.997cm" svg:height="0.998cm" draw:z-index="38"><draw:image xlink:href="../../images/_in_progress/08_EPUB-layout.png" xlink:type="simple" xlink:show="embed" xlink:actuate="onLoad"/></draw:frame><office:annotation><dc:date>2014-10-27T08:22:37</dc:date><text:p>&lt;!--@Kimmy Margreet: Can the image be cleaned, i.e take out shared media and also raptor, etc. Miriam: and zoom in on the filenames, can't read it like this. Kimmy: image is still in progress--&gt;</text:p></office:annotation> </text:p>
      <text:p text:style-name="Text_20_body">The <text:span text:style-name="Emphasis">META-INF</text:span> and <text:span text:style-name="Emphasis">OEBPS</text:span> directories and <text:span text:style-name="Emphasis">mimetype</text:span> should always be present in an EPUB file and form a large part of what constitutes an EPUB:</text:p>
      <text:list xml:id="list1972232730" text:style-name="L44">
        <text:list-item>
          <text:p text:style-name="P55"><text:span text:style-name="Emphasis">META-INF</text:span> contains an XML file (<text:span text:style-name="Emphasis">container.xml</text:span>) which directs ereaders to an inventory (an .opf file) of all the files present in the publication.</text:p>
        </text:list-item>
        <text:list-item>
          <text:p text:style-name="P55"><text:span text:style-name="Emphasis">OEBPS</text:span> is the location where all the content (HTML files, images, audio, video, etc.) of the publication is stored; (nested) subcategories are possible but not mandatory. The .opf file (traditionally named <text:span text:style-name="Emphasis">content.opf</text:span>) is important; this contains the metadata for the EPUB and is in turn referenced by the aforementioned <text:span text:style-name="Emphasis">container.xml</text:span>. You might see another file with a .ncx extension (traditionally <text:span text:style-name="Emphasis">toc.ncx</text:span>), it holds the hierarchical table of contents for the EPUB and is entirely optional as it isn't part of the EPUB specification.</text:p>
        </text:list-item>
        <text:list-item>
          <text:p text:style-name="P55"><text:span text:style-name="Emphasis">Mimetype</text:span> is a file that contains a single line describing the EPUB file as <text:span text:style-name="Source_20_Text">application/epub+zip</text:span>, this file allows ereaders to check whether the file is actually an EPUB and thus if they can read it.</text:p>
        </text:list-item>
      </text:list>
      <text:p text:style-name="Text_20_body">These three components form the basic structure of an EPUB and are required in order for the file to be a valid EPUB. For a formal specification of EPUB3, see the overview by <text:a xlink:type="simple" xlink:href="http://www.idpf.org/epub/301/spec/epub-publications.html">IDPF.org</text:a> which defines semantics and conformance requirements for EPUB publications.</text:p>
      <text:h text:style-name="Heading_20_3" text:outline-level="3"><text:bookmark text:name="creating-your-own-epub"/>Creating your own EPUB</text:h>
      <text:p text:style-name="Text_20_body">Most of the elements of an EPUB can be produced by hand in a text editor. Text editors is used for editing plain text files (for example HTML files) and should not to be confused with word processors like Microsoft Word or Apple's Pages. Popular text editors include BBEdit, TextWrangler or TextMate for Mac or NotePad++ and PSPad for Windows. Below follows a step by step process of creating a very simple EPUB.</text:p>
      <text:h text:style-name="Heading_20_4" text:outline-level="4"><text:bookmark text:name="creating-the-required-files-and-directories"/>Creating the required files and directories</text:h>
      <text:p text:style-name="Text_20_body">Now that we've seen the insides of an EPUB after unzipping it, we can work the other way around and make the files and folders ourselves, thus creating a simple EPUB. We will work from our Documents directory where we can add folders like in the image above, and using a text editor to create the necessary files.</text:p>
      <text:list xml:id="list949169337" text:style-name="L45">
        <text:list-item>
          <text:p text:style-name="P106"><office:annotation><dc:date>2014-10-27T08:22:37</dc:date><text:p>&lt;!--Margreet: Underneath steps go to fast to my opinion. Files and directories?! It would help to write a small introduction here maybe?</text:p><text:p>Miriam: is it clearer now?--&gt;</text:p></office:annotation>Create a directory under Documents to store the files and subdirectories for your EPUB, and name it <text:span text:style-name="Emphasis">Example</text:span>; </text:p>
        </text:list-item>
        <text:list-item>
          <text:p text:style-name="P106">Create two more directories inside the one you've just created, one called <text:span text:style-name="Emphasis">META-INF</text:span> and the other <text:span text:style-name="Emphasis">OEBPS</text:span>; </text:p>
        </text:list-item>
        <text:list-item>
          <text:p text:style-name="P106">Using a text editor create a plain text file and add the line <text:span text:style-name="Source_20_Text">application/epub+zip</text:span> to the file; </text:p>
        </text:list-item>
        <text:list-item>
          <text:p text:style-name="P56">Save the plain text file, without a file extension, and name it <text:span text:style-name="Emphasis">mimetype</text:span>. Put it alongside the two directories you created in step 2. In this way ereaders can see that this is an EPUB. </text:p>
        </text:list-item>
      </text:list>
      <text:p text:style-name="Text_20_body">Now there are the two directories and one text file, like we saw when we decompressed the EPUB used as an example.</text:p>
      <text:h text:style-name="Heading_20_4" text:outline-level="4"><text:bookmark text:name="container.xml"/>container.xml</text:h>
      <text:p text:style-name="Text_20_body">Next we make the file 'container.xml', the XML file that directs ereaders to an inventory of all the files present in the publication, and that is located in <text:span text:style-name="Emphasis">META-INF</text:span>.</text:p>
      <text:list xml:id="list1224284715" text:style-name="L46">
        <text:list-item>
          <text:p text:style-name="P107">Again using a text editor, create a new file and save it to the <text:span text:style-name="Emphasis">META-INF</text:span> directory with the name <text:span text:style-name="Emphasis">container.xml</text:span>; </text:p>
        </text:list-item>
        <text:list-item>
          <text:p text:style-name="P57">The <text:span text:style-name="Emphasis">container.xml</text:span> contains a simple structure written in XML. Below is a complete version of the text, followed by an explanation of its separate parts. (You may ignore the explanation without much consequence if its too technical in nature.)</text:p>
          <text:p text:style-name="P5"><text:span text:style-name="Source_20_Text">&lt;?xml version="1.0" encoding="UTF-8"?&gt; </text:span></text:p>
          <text:p text:style-name="P5"><text:span text:style-name="Source_20_Text">&lt;container version="1.0" xmlns="urn:oasis:names:tc:opendocument:xmlns:container"&gt; </text:span></text:p>
          <text:p text:style-name="P5"><text:span text:style-name="Source_20_Text"><text:s text:c="4"/>&lt;rootfiles&gt;</text:span></text:p>
          <text:p text:style-name="P5"><text:span text:style-name="Source_20_Text"><text:s text:c="8"/>&lt;rootfile full-path="OEBPS/content.opf" media-type="application/oebps-package+xml"/&gt;</text:span></text:p>
          <text:p text:style-name="P5"><text:span text:style-name="Source_20_Text"><text:s text:c="4"/>&lt;/rootfiles&gt;</text:span></text:p>
          <text:p text:style-name="P8"><text:span text:style-name="Source_20_Text">&lt;/container&gt;</text:span></text:p>
        </text:list-item>
      </text:list>
      <text:p text:style-name="Text_20_body">The first line is a <text:span text:style-name="Source_20_Text">declaration statement</text:span> which should always be present in XML files. This is followed by the <text:span text:style-name="Source_20_Text">container</text:span> which denotes that the publication is based on the <text:span text:style-name="Emphasis">Open Container Format</text:span> as specified by the EPUB standard<text:bookmark text:name="fnref57"/><text:a xlink:type="simple" xlink:href="#fn57"><text:span text:style-name="T1">57</text:span></text:a>(http://www.idpf.org/epub/30/spec/epub30-ocf.html). The <text:span text:style-name="Source_20_Text">rootfiles</text:span> tag denotes a collection of rootfiles, which is the possible starting point(s) for ereaders to begin processing and parsing the content. In this case the rootfiles contains only one entry, called <text:span text:style-name="Source_20_Text">rootfile</text:span>, this tag has two attributes - <text:span text:style-name="Source_20_Text">full-path</text:span> and <text:span text:style-name="Source_20_Text">media-type</text:span>. The first attribute holds the path to an inventory file (in this case <text:span text:style-name="Emphasis">content.opf</text:span>) containing metadata regarding the publication and its content. Finally, <text:span text:style-name="Source_20_Text">media-type</text:span> is a reaffirmation of the EPUB's mimetype.</text:p>
      <text:p text:style-name="Text_20_body">The important part of this document is the information in quotes following the attribute <text:span text:style-name="Source_20_Text">full-path</text:span>: 'OEBPS/content.opf'. This attribute should point to an .opf file created in the next step.</text:p>
      <text:list xml:id="list1556150770" text:style-name="L47">
        <text:list-item>
          <text:p text:style-name="P58">Save and close <text:span text:style-name="Emphasis">container.xml</text:span>. </text:p>
        </text:list-item>
      </text:list>
      <text:h text:style-name="Heading_20_4" text:outline-level="4"><text:bookmark text:name="the-opf-file"/>The OPF file</text:h>
      <text:p text:style-name="Text_20_body">The OPF file is an important part of the structure of an EPUB. It is located in the OEBPS directory and contains the necessary metadata to accurately describe the publication. Next to that it can contain the linear reading order which, in combination with the contents of toc.ncx, may be used by ereaders to build navigation menus or a table of contents. The OPF file is too long to be included verbatim in this document, but the most important sections are referenced below. The file 'Example.opf' in the rudimentary EPUB used here, is an example of a complete opf file.</text:p>
      <text:p text:style-name="Preformatted_20_Text"><text:span text:style-name="Source_20_Text"><text:s text:c="4"/>&lt;metadata xmlns:dc="http://purl.org/dc/elements/1.1/"</text:span></text:p>
      <text:p text:style-name="Preformatted_20_Text"><text:span text:style-name="Source_20_Text"><text:s text:c="8"/>xmlns:opf="http://www.idpf.org/2007/opf"</text:span></text:p>
      <text:p text:style-name="Preformatted_20_Text"><text:span text:style-name="Source_20_Text"><text:s text:c="8"/>xmlns:xsi="http://www.w3.org/2001/XMLSchema-instance"&gt;</text:span></text:p>
      <text:p text:style-name="Preformatted_20_Text"><text:span text:style-name="Source_20_Text"><text:s text:c="8"/>&lt;dc:title&gt;Example EPUB&lt;/dc:title&gt;</text:span></text:p>
      <text:p text:style-name="Preformatted_20_Text"><text:span text:style-name="Source_20_Text"><text:s text:c="8"/>&lt;dc:language&gt;en&lt;/dc:language&gt;</text:span></text:p>
      <text:p text:style-name="Preformatted_20_Text"><text:span text:style-name="Source_20_Text"><text:s text:c="8"/>&lt;dc:identifier id="BookId"&gt;http://digitalpublishingtoolkit.org/ExampleEPUB.html&lt;/dc:identifier&gt;</text:span></text:p>
      <text:p text:style-name="Preformatted_20_Text"><text:span text:style-name="Source_20_Text"><text:s text:c="8"/>&lt;meta property="dcterms:modified"&gt;2014-03-28T14:11:50Z&lt;/meta&gt;</text:span></text:p>
      <text:p text:style-name="Preformatted_20_Text"><text:span text:style-name="Source_20_Text"><text:s text:c="8"/>...</text:span></text:p>
      <text:p text:style-name="P6"><text:span text:style-name="Source_20_Text"><text:s text:c="4"/>&lt;/metadata&gt;</text:span></text:p>
      <text:p text:style-name="Text_20_body">The metadata section describes the current publication. It lists information such as the title, author, publisher, etc. Most of these entries are identical to what librarians use to catalogue publications. Parts of the metadata section are used by ereaders to organize collections.</text:p>
      <text:p text:style-name="Preformatted_20_Text"><text:span text:style-name="Source_20_Text"><text:s text:c="2"/>&lt;manifest&gt;</text:span></text:p>
      <text:p text:style-name="Preformatted_20_Text"><text:span text:style-name="Source_20_Text"><text:s text:c="4"/>&lt;item href="styles.css" id="css1" media-type="text/css"/&gt;</text:span></text:p>
      <text:p text:style-name="Preformatted_20_Text"><text:span text:style-name="Source_20_Text"><text:s text:c="4"/>&lt;item href="cover.png" id="cover" media-type="image/png" properties="cover-image"/&gt;</text:span></text:p>
      <text:p text:style-name="Preformatted_20_Text"><text:span text:style-name="Source_20_Text"><text:s text:c="4"/>&lt;item id="chapter1" href="Cover.html" media-type="application/xhtml+xml" /&gt;</text:span></text:p>
      <text:p text:style-name="Preformatted_20_Text"><text:span text:style-name="Source_20_Text"><text:s text:c="4"/>&lt;item id="chapter2" href="Page-01.html" media-type="application/xhtml+xml" /&gt;</text:span></text:p>
      <text:p text:style-name="Preformatted_20_Text"><text:span text:style-name="Source_20_Text"><text:s text:c="4"/>&lt;item properties="nav" id="toc" href="toc.html" media-type="application/xhtml+xml" /&gt;</text:span></text:p>
      <text:p text:style-name="Preformatted_20_Text"><text:span text:style-name="Source_20_Text"><text:s text:c="4"/>&lt;item href="toc.ncx" id="ncx" media-type="application/x-dtbncx+xml"/&gt;</text:span></text:p>
      <text:p text:style-name="P6"><text:span text:style-name="Source_20_Text"><text:s text:c="2"/>&lt;/manifest&gt;</text:span></text:p>
      <text:p text:style-name="Text_20_body">A manifest lists all the resources available in the EPUB package, with the exception of directories, the <text:span text:style-name="Emphasis">mimetype</text:span> file, the contents of <text:span text:style-name="Emphasis">META-INF</text:span> and the .opf file itself. A manifest file can be a pain to produce by hand for large EPUBs, as the list of resources utilised in the publication is bound to be long. Every resource has a unique <text:span text:style-name="Source_20_Text">id</text:span> and should be referenced by a relative path in the <text:span text:style-name="Source_20_Text">href</text:span> tag and described in the <text:span text:style-name="Source_20_Text">media-type</text:span> attribute. The entry with the <text:span text:style-name="Emphasis">cover.png</text:span> is of special interest, as the attribute <text:span text:style-name="Source_20_Text">properties</text:span> describes the fact that the image may be used by ereaders as the cover image for the publication - e.g. for use in collection overviews.</text:p>
      <text:p text:style-name="Preformatted_20_Text"><text:span text:style-name="Source_20_Text"><text:s text:c="2"/>&lt;spine toc="ncx"&gt;</text:span></text:p>
      <text:p text:style-name="Preformatted_20_Text"><text:span text:style-name="Source_20_Text"><text:s text:c="4"/>&lt;itemref idref="chapter1" /&gt;</text:span></text:p>
      <text:p text:style-name="Preformatted_20_Text"><text:span text:style-name="Source_20_Text"><text:s text:c="4"/>&lt;itemref idref="chapter2" /&gt;</text:span></text:p>
      <text:p text:style-name="P6"><text:span text:style-name="Source_20_Text"><text:s text:c="2"/>&lt;/spine&gt;</text:span></text:p>
      <text:p text:style-name="Text_20_body">Lastly, the <text:span text:style-name="Source_20_Text">spine</text:span> lists all the pages present in the publication and it's listing arrangement tells an ereader the linear reading order of the publication. The <text:span text:style-name="Source_20_Text">spine</text:span> can only contain (X)HTML pages, not images or other content. The <text:span text:style-name="Source_20_Text">toc</text:span> attribute refers to the <text:span text:style-name="Source_20_Text">id</text:span> of the <text:span text:style-name="Source_20_Text">toc.ncx</text:span> in the manifest.</text:p>
      <text:h text:style-name="Heading_20_4" text:outline-level="4"><text:bookmark text:name="the-content"/>The content</text:h>
      <text:p text:style-name="Text_20_body">As stated in the introduction of this section a large part of an EPUB is a collection of HTML files which are often interlinked. The process of creating the pages of an EPUB is similar to building a website, but with the particular limitations of ereaders in mind - limited support for rich media, colour, etc. An overview of the limitations can <text:a xlink:type="simple" xlink:href="../!--link%20missing--">be found here</text:a>. Pages should be written in XHTML, a variant of HTML which was created to make HTML more extensible and increase the interoperability with other data formats. Cascading Style Sheets (CSS) may freely be used, though a lot of ereaders ignore or do not parse many of the style definitions.</text:p>
      <text:h text:style-name="Heading_20_4" text:outline-level="4"><text:bookmark text:name="packaging"/>Packaging</text:h>
      <text:p text:style-name="Text_20_body">Creating an EPUB file is as simple as selecting both the <text:span text:style-name="Emphasis">META-INF</text:span> and <text:span text:style-name="Emphasis">OEBPS</text:span> directories and the <text:span text:style-name="Emphasis">mimetype</text:span> file and creating a ZIP archive. This may be done by using the built-in archive utility of the operating system, or an external program like The Unarchiver (Mac) or WinZip (Windows) or a special purpose utility.<text:bookmark text:name="fnref58"/><text:a xlink:type="simple" xlink:href="#fn58"><text:span text:style-name="T1">58</text:span></text:a>(http://www.mobileread.com/forums/showthread.php?t=55681) The .zip extension of the archive may then be renamed to .epub.</text:p>
      <text:p text:style-name="Text_20_body">Because some archive programs create unnecessary (hidden) files inside the archive which might invalidate your EPUB, it's important to validate your EPUB to see if it works (although most ereaders will safely ignore extraneous files and parse the document properly). Invalid EPUBs are files that do not conform to the EPUB specification or have other issues, such as incorrect. Fixing validation errors will minimize but not eliminate the chance of ereaders refusing to read an EPUB. Validation of the EPUB can be done online using the <text:a xlink:type="simple" xlink:href="http://validator.idpf.org/">EPUB Validator</text:a> or <text:a xlink:type="simple" xlink:href="http://www.pagina-online.de/produkte/epub-checker/">a desktop application</text:a>.</text:p>
      <text:p text:style-name="Text_20_body">Now your EPUB is ready! It can be opened and enjoyed in an ereader like Calibre, iBooks or a similar application.</text:p>
      <text:p text:style-name="Heading_20_1"><text:bookmark text:name="guide-e-publications-per-genre"/>08 Guide: E-publications per genre</text:p>
      <text:h text:style-name="Heading_20_2" text:outline-level="2"><text:bookmark text:name="general-questions"/>General questions</text:h>
      <text:h text:style-name="Heading_20_2" text:outline-level="2"><text:bookmark text:name="research-publication-1"/><office:annotation><dc:date>2014-10-27T08:22:37</dc:date><text:p>&lt;!--Visual by Arjen--&gt;</text:p></office:annotation><office:annotation><dc:date>2014-10-27T08:22:37</dc:date><text:p>&lt;!-- This is already added to chapter 5. What is the purpose of that visual in this chapter? what should it depict? (kimmy asked this question)--&gt;</text:p></office:annotation>Research publication</text:h>
      <text:h text:style-name="Heading_20_3" text:outline-level="3"><text:bookmark text:name="general"/>General</text:h>
      <text:p text:style-name="Text_20_body">Traditional, print oriented workflow for text-centred works, with additional illustrations / videos / resources online, and extended referencing and/or indexing<text:line-break/>See Kimmy's visualized workflow for the INC, which will be generalized for <text:a xlink:type="simple" xlink:href="../researchlikepub.html">research-type publications</text:a></text:p>
      <text:list xml:id="list66422249" text:style-name="L48">
        <text:list-item>
          <text:p text:style-name="P108">Editor works with author(s) on manuscript</text:p>
        </text:list-item>
        <text:list-item>
          <text:p text:style-name="P108">Several versions going back and forth between different people in different roles (editor, author, copyeditor, designer)</text:p>
        </text:list-item>
        <text:list-item>
          <text:p text:style-name="P108">Final version of the text will be in a text editor or Microsoft Word format</text:p>
        </text:list-item>
        <text:list-item>
          <text:p text:style-name="P108">This is then designed in InDesign</text:p>
        </text:list-item>
        <text:list-item>
          <text:p text:style-name="P108">Corrections made to the print proof and added in the InDesign file</text:p>
        </text:list-item>
        <text:list-item>
          <text:p text:style-name="P108">Certified PDF goes to printer</text:p>
        </text:list-item>
        <text:list-item>
          <text:p text:style-name="P59">How to make an electronic publication from InDesign - this is the big problem. Going from InDesign to electronic publication is not easy and needs a lot of manual work </text:p>
        </text:list-item>
      </text:list>
      <text:p text:style-name="Text_20_body"><text:span text:style-name="Emphasis">New workflow</text:span><text:line-break/>This is why the new workflow is directed towards <text:span text:style-name="Strong_20_Emphasis">hybrid input</text:span> and <text:span text:style-name="Strong_20_Emphasis">hybrid output</text:span> - which leads to a <text:span text:style-name="Strong_20_Emphasis">workflow that is also hybrid</text:span>, but centered around <text:span text:style-name="Strong_20_Emphasis">a single 'archive format'</text:span> - the definitive version that enables multiple output.</text:p>
      <text:p text:style-name="Text_20_body">So instead of having a final text file (e.g. Word) which is changed in InDesign - both of which are not good formats to convert to an EPUB â€“ the storage / archive file has to be in a format that can translate into InDesign for the print edition and EPUB / mobi / web for the e-publication. The most suitable format for this is <text:span text:style-name="Strong_20_Emphasis">html</text:span> - because it allows footnotes (which Markdown does not). The html can easily be converted to EPUB, though not so easily to InDesign... (working on this)<office:annotation><dc:date>2014-10-27T08:22:37</dc:date><text:p>Also check &lt;a href="http://digitalpublishingtoolkit.org/2014/05/import-html-into-indesign-via-xml/"&gt;http://digitalpublishingtoolkit.org/2014/05/import-html-into-indesign-via-xml/&lt;/a&gt;</text:p></office:annotation><office:annotation><dc:date>2014-10-27T08:22:37</dc:date><text:p>Kimmy: I thought we are promoting markdown as archival file and not html? markdown to indesign is very straightforward using pandoc</text:p></office:annotation> </text:p>
      <text:p text:style-name="Text_20_body">Flow chart: workflow - <draw:frame draw:style-name="fr1" draw:name="graphics40" text:anchor-type="as-char" svg:width="1.997cm" svg:height="0.998cm" draw:z-index="39"><draw:image xlink:href="../../images/_in_progress/08_WorkflowResearchPub.png" xlink:type="simple" xlink:show="embed" xlink:actuate="onLoad"/></draw:frame><office:annotation><dc:date>2014-10-27T08:22:37</dc:date><text:p>very rough sketch</text:p></office:annotation> </text:p>
      <text:h text:style-name="Heading_20_3" text:outline-level="3"><text:bookmark text:name="decision-making"/>Decision making</text:h>
      <text:p text:style-name="Text_20_body"><text:span text:style-name="Strong_20_Emphasis">Should it be a 1:1 transfer from paper book to ebook?</text:span><text:line-break/>This is the traditional view.<text:line-break/>The book is a unique, one off publication.<text:line-break/>A lot of different people working on separate parts of the project, but all towards one single goal: the end product, mostly print, sometimes translated 1:1 to an ebook.</text:p>
      <text:p text:style-name="Text_20_body">With text oriented files this may seem the most straightforward, maybe even the only useful way. There is not more than text, perhaps accompanied by a couple of images. Most important is e.g. to get references right, and a nice advantage is that making an index will be much easier digitally.</text:p>
      <text:p text:style-name="Text_20_body"><text:span text:style-name="Strong_20_Emphasis">What are alternative possibilities?</text:span><text:line-break/>What is possible when using a hybrid workflow, focused as much on e-publications as on print? (Next to having digital publications running naturally from the workflow, instead of having to be forced out of the print oriented workflow, of course)</text:p>
      <text:list xml:id="list1858493822" text:style-name="L49">
        <text:list-item>
          <text:p text:style-name="P109">Version control can be more transparant</text:p>
        </text:list-item>
        <text:list-item>
          <text:p text:style-name="P109">Adding elements other than text (videos, (color) images, links)</text:p>
        </text:list-item>
        <text:list-item>
          <text:p text:style-name="P109">Extracting outputs from the material different from the book itself, such as abstract, booktrailers, personalized e-publications</text:p>
        </text:list-item>
        <text:list-item>
          <text:p text:style-name="P109">Better archiving as one can keep the structure of the text as well </text:p>
        </text:list-item>
        <text:list-item>
          <text:p text:style-name="P60">... </text:p>
        </text:list-item>
      </text:list>
      <text:h text:style-name="Heading_20_3" text:outline-level="3"><text:bookmark text:name="instructions"/>Instructions</text:h>
      <text:p text:style-name="Text_20_body"><text:span text:style-name="Strong_20_Emphasis">How to adjust the style guide?</text:span><text:line-break/>The decision about the desired output leads to certain steps to get the right input. First of all it is therefore necessary to communicate this to the authors and others involved in the publishing process. Adjust your style guide which is leading in the communication with authors/designers/programmers etc.</text:p>
      <text:p text:style-name="Text_20_body">Specify for example:</text:p>
      <text:list xml:id="list599788411" text:style-name="L50">
        <text:list-item>
          <text:p text:style-name="P110">file format - for example, if you are following the proposed workflow, request the file to be sent in either html directly (which can be converted into EPUB) or docx (which can be easily converted into html)</text:p>
        </text:list-item>
        <text:list-item>
          <text:p text:style-name="P110">image style and format - while the print book has b/w pictures,<office:annotation><dc:date>2014-10-27T08:22:37</dc:date><text:p>Amy: I don't quite understand this point. a printed research <text:s/>publication can also have color images</text:p></office:annotation> the ebook enables color images; print requires large quality 300 dpi .tiff images, while these may be too heavy for an electronic publication, skyrocketing the size of the book, which is bad for download / and or storage space on an ereader. </text:p>
        </text:list-item>
        <text:list-item>
          <text:p text:style-name="P110">formatting styles - use Header 1 style for title and author, Header 2 for article sections and Header 3 for subsections<office:annotation><dc:date>2014-10-27T08:22:37</dc:date><text:p>The structuring in programs like Microsoft Word might need a bit more explanation? or at least a link to a website which clearly explains how to work with this ^kimmy</text:p></office:annotation> </text:p>
        </text:list-item>
        <text:list-item>
          <text:p text:style-name="P110">URL style - full URLs should be clickable but not stylized as links (color or underlining)</text:p>
        </text:list-item>
        <text:list-item>
          <text:p text:style-name="P110">What kind of metadata does the author have to provide - e.g. keywords, contact information, abstract, biography</text:p>
        </text:list-item>
        <text:list-item>
          <text:p text:style-name="P61">an extended example of a style guide adjusted for a hybrid workflow can be found in the appendix<office:annotation><dc:date>2014-10-27T08:22:37</dc:date><text:p>Is this possible and desirable? ^Miriam</text:p></office:annotation> </text:p>
        </text:list-item>
      </text:list>
      <text:p text:style-name="Text_20_body"><text:span text:style-name="Strong_20_Emphasis">What metadata to add?</text:span><text:span text:style-name="Strong_20_Emphasis"><office:annotation><dc:date>2014-10-27T08:22:37</dc:date><text:p>shouldn't we explain why you need to add this metadata? Or is this explained elsewhere? if so add a link to that.</text:p></office:annotation></text:span> Make a list of metadata to be added to the texts</text:p>
      <text:list xml:id="list399352331" text:style-name="L51">
        <text:list-item>
          <text:p text:style-name="P111">metadata provided by the author(s)</text:p>
        </text:list-item>
        <text:list-item>
          <text:p text:style-name="P111">metadata added by the editor/publisher </text:p>
        </text:list-item>
        <text:list-item>
          <text:p text:style-name="P62">an extended example of a metadata list adjusted for a hybrid workflow can be found in the appendix<office:annotation><dc:date>2014-10-27T08:22:37</dc:date><text:p>Is this possible and desirable? ^Miriam</text:p></office:annotation> </text:p>
        </text:list-item>
      </text:list>
      <text:p text:style-name="Text_20_body"><text:span text:style-name="Strong_20_Emphasis">Do editorial criteria regarding the content change?</text:span><text:line-break/>Editorial criteria for the content can also differ in a hybrid workflow and depending on the desired output and the answer to the question of the relationship between the print and electronic edition:</text:p>
      <text:list xml:id="list1071997914" text:style-name="L52">
        <text:list-item>
          <text:p text:style-name="P112">(not discussed in this guide) consider another style of writing, 'writing for the web'</text:p>
        </text:list-item>
        <text:list-item>
          <text:p text:style-name="P63">is interactive material needed, more or other images than can be published in print, video, audio, etc. </text:p>
        </text:list-item>
      </text:list>
      <text:h text:style-name="Heading_20_3" text:outline-level="3"><text:bookmark text:name="specific-issues-for-this-publication-type"/>Specific issues for this publication type</text:h>
      <text:p text:style-name="Text_20_body">Important issues in the hybrid workflow for research publications ar 1. the editorial process, with comments and copyediting 2. footnotes and referencing</text:p>
      <text:h text:style-name="Heading_20_3" text:outline-level="3"><text:bookmark text:name="based-on-the-above-what-to-choose"/>Based on the above, what to choose?</text:h>
      <text:p text:style-name="Text_20_body">How to make a research publication in EPUB2/3, HTML5 (/app), PDF</text:p>
      <text:p text:style-name="Text_20_body">A step-by-step guide</text:p>
      <text:p text:style-name="Text_20_body"><office:annotation><dc:date>2014-10-27T08:22:37</dc:date><text:p>&lt;!---Converting a Docx directly to EPUB using Calibre (post Silvio). It was superseded by Florian's respective section on docx conversion with pandoc--&gt;</text:p></office:annotation>Pressbooks as an example of available open source tools? (post Silvio)</text:p>
      <text:p text:style-name="Text_20_body">From InDesign - when it's 1:1 use the certified PDF that goes to the printer, downsized when needed.</text:p>
      <text:p text:style-name="Text_20_body">Possibilities for reading online: Scribd, Issuu, in-browser reading</text:p>
      <text:p text:style-name="Text_20_body">Advantages, disadvantages</text:p>
      <text:h text:style-name="Heading_20_2" text:outline-level="2"><text:bookmark text:name="artdesign-catalogue-1"/>Art/design catalogue</text:h>
      <text:p text:style-name="Text_20_body">Catalogue Digital Approaches <draw:frame draw:style-name="fr1" draw:name="graphics41" text:anchor-type="as-char" svg:width="1.997cm" svg:height="0.998cm" draw:z-index="40"><draw:image xlink:href="../../images/_in_progress/08_WorkflowCatalogus.png" xlink:type="simple" xlink:show="embed" xlink:actuate="onLoad"/></draw:frame><office:annotation><dc:date>2014-10-27T08:22:37</dc:date><text:p>very rough sketch</text:p></office:annotation> </text:p>
      <text:h text:style-name="Heading_20_3" text:outline-level="3"><text:bookmark text:name="general-1"/><office:annotation><dc:date>2014-10-27T08:22:37</dc:date><text:p>&lt;!--4000 words--&gt;</text:p></office:annotation>General</text:h>
      <text:p text:style-name="Text_20_body">traditional workflow = InDesign workflow as described before, production of one integral publication</text:p>
      <text:p text:style-name="Text_20_body">vs. new workflow = highly modularized publication.</text:p>
      <text:h text:style-name="Heading_20_3" text:outline-level="3"><text:bookmark text:name="decision-making-1"/>Decision making</text:h>
      <text:p text:style-name="Text_20_body">Should it be a 1:1 transfer from paper book to ebook?, What are alternative possibilities?</text:p>
      <text:p text:style-name="Text_20_body">In most cases, today, an art catalogue is difficult to translate 1:1 to an electronic publication, simply because of file sizes. It's advisable to split it up into smaller publications, such as monographic micro-ebooks on single art works, or collections of articles that each reader can individually choose and obtain as an automatically customized e-book.</text:p>
      <text:h text:style-name="Heading_20_3" text:outline-level="3"><text:bookmark text:name="instructions-1"/>Instructions</text:h>
      <text:p text:style-name="Text_20_body">1:1 translation into electronic publication: target one reading medium (in most cases: tablets). Strongly consider PDF over EPUB if the focus is on images, and image composition requires a fixed layout. Target a 10" tablet screen with a resolution between 1024x768 and 1920x1080. Work in InDesign, and make - if necessary - a customized new page layout that fits these dimensions. Consider small additions of interactive and multimedia elements by using Adobe Acrobat Pro as a final authoring tool. (This is part of the Adobe Creative Suite). Consider this project a short- to medium-term project that might have become technically obsolete/outmoded in 3-5 years.</text:p>
      <text:p text:style-name="Text_20_body">Custom translation into modularized publications: EPUB is the file format of choice because it is internally modular (being nothing more than a zip archive of individual HTML files, images, fonts etc). Have a web developer program a simple custom server application that can customize, zip and upload an EPUB file according to a user's web form input. Also consider generating this EPUB from a database/content management system (see previous chapter xxx).</text:p>
      <text:h text:style-name="Heading_20_3" text:outline-level="3"><text:bookmark text:name="specific-issues-for-this-publication-type-1"/>Specific issues for this publication type</text:h>
      <text:p text:style-name="Text_20_body">Above all: file size because of number and resolution of included images. Solutions:</text:p>
      <text:list xml:id="list1872393587" text:style-name="L53">
        <text:list-item>
          <text:p text:style-name="P64">Modularize content (by in-app download, see Stedelijk project)</text:p>
        </text:list-item>
        <text:list-item>
          <text:p text:style-name="P64">Create separate low-res and hi-res versions; can also be used as a business model (gratis or cheap low-res book, pay for hi-res book). Explain how on-the-fly resolution adjustment is easy with epub (using server-side scripting for resizing images and zipping the epub file), not so easy with PDF.</text:p>
        </text:list-item>
        <text:list-item>
          <text:p text:style-name="P64">Question/issue: Is a catalogue in the traditional definition a desirable publication format for e-publishing, or do we (a) have to think up new forms of small/smart catalogues, or (b) wait for more device storage capacity and network speed to arrive in the future? At the moment, producing a 100+ pages hi-resolution catalogue electronically does not make sense, except as heavy PDF files for desktop computer viewing.</text:p>
        </text:list-item>
      </text:list>
      <text:h text:style-name="Heading_20_3" text:outline-level="3"><text:bookmark text:name="based-on-the-above-what-to-choose-1"/>Based on the above, what to choose?</text:h>
      <text:p text:style-name="Text_20_body">How to make an art/design catalogue in EPUB2/3, HTML5 (/app), PDF</text:p>
      <text:p text:style-name="Text_20_body">A step-by-step guide</text:p>
      <text:list xml:id="list137421243" text:style-name="L54">
        <text:list-item>
          <text:p text:style-name="P65">Consolidate text in Markdown, consolidate images in highest resolution</text:p>
        </text:list-item>
        <text:list-item>
          <text:p text:style-name="P65">For EPUB and HTML5: Use thumbnails for images in order to avoid excessive file sizes, convert with Markdown, employ designer</text:p>
        </text:list-item>
        <text:list-item>
          <text:p text:style-name="P65">Employ editorial/interaction designer to think up new publication format</text:p>
        </text:list-item>
      </text:list>
      <text:p text:style-name="Text_20_body">Advantages, disadvantages</text:p>
      <text:h text:style-name="Heading_20_2" text:outline-level="2"><text:bookmark text:name="artistdesigner-book-1"/>Artist/designer book<office:annotation><dc:date>2014-10-27T08:22:37</dc:date><text:p>&lt;!--less oriented from publishers perspective. Loes might have a proposal. //1000 words //Florian--&gt;</text:p></office:annotation> </text:h>
      <text:p text:style-name="Text_20_body"><office:annotation><dc:date>2014-10-27T08:22:37</dc:date><text:p>![Periodical Approach](../images/_in_progress/08_artistbook.png "Periodical Digital Approaches")</text:p></office:annotation>Flow chart: workflow</text:p>
      <text:h text:style-name="Heading_20_3" text:outline-level="3"><text:bookmark text:name="general-2"/>General</text:h>
      <text:p text:style-name="Text_20_body">traditional vs new workflow</text:p>
      <text:p text:style-name="Text_20_body">Traditional workflow: book as conceptual design object or even sculptural object</text:p>
      <text:p text:style-name="Text_20_body">New workflows:</text:p>
      <text:list xml:id="list1137678248" text:style-name="L55">
        <text:list-item>
          <text:p text:style-name="P66">make a book simply as a series of page-size images, can be easily converted into screen-readable PDF, EPUB and HTML5</text:p>
        </text:list-item>
        <text:list-item>
          <text:p text:style-name="P66">Look at visual tools like Calibre and The People's Ebook, or authoring/sharing apps such as KYUR8</text:p>
        </text:list-item>
        <text:list-item>
          <text:p text:style-name="P66">Use Liz Castro's recipe for turning an artists'/designer's tumblr into downloadable artists' ebooks</text:p>
        </text:list-item>
        <text:list-item>
          <text:p text:style-name="P66">media artist approach: experiment with computer/server-generated epub, using collage/cut-up methods, generative or appropriation art recipe (similar to the Yes Men's "Ream Weaver" web site mirroring tool)</text:p>
        </text:list-item>
        <text:list-item>
          <text:p text:style-name="P66">pirate site approach: quick &amp; dirty conversions of publications into ebooks, emphasis on spreading, and alternative ways of networking (such as person-to-person USB stick file exchange, as described in Henry Warwick, Radical Tactics of the Offline Library)</text:p>
        </text:list-item>
        <text:list-item>
          <text:p text:style-name="P66">since the artists' book is not a defined genre, any methodology / workflow that can be thought of</text:p>
        </text:list-item>
      </text:list>
      <text:h text:style-name="Heading_20_3" text:outline-level="3"><text:bookmark text:name="decision-making-2"/>Decision making</text:h>
      <text:p text:style-name="Text_20_body">Should it be a 1:1 transfer from paper book to ebook?, what are alternative possibilities?</text:p>
      <text:h text:style-name="Heading_20_3" text:outline-level="3"><text:bookmark text:name="instructions-2"/>Instructions</text:h>
      <text:p text:style-name="Text_20_body">How to adjust the style guide? What metadata to add? Do editorial criteria regarding the content change?</text:p>
      <text:h text:style-name="Heading_20_3" text:outline-level="3"><text:bookmark text:name="specific-issues-for-this-publication-type-2"/><text:soft-page-break/>Specific issues for this publication type</text:h>
      <text:h text:style-name="Heading_20_3" text:outline-level="3"><text:bookmark text:name="based-on-the-above-what-to-choose-2"/>Based on the above, what to choose?</text:h>
      <text:p text:style-name="Text_20_body">How to make an arts/design periodical in EPUB2/3, HTML5 (/app), PDF</text:p>
      <text:p text:style-name="Text_20_body">A step-by-step guide</text:p>
      <text:p text:style-name="Text_20_body">Advantages, disadvantages</text:p>
      <text:p text:style-name="Text_20_body"><office:annotation><dc:date>2014-10-27T08:22:37</dc:date><text:p>&lt;!--Florian's text:--&gt;</text:p></office:annotation>Lately, artists' and designer's books have grown from a niche phenomenon to a major genre within arts and design publishing. It could be argued that the book as an art or design object in its own right has become more prominent now that the function of the book as a generic carrier of information (such as in a telephone directory, a dictionary or a run-of-the-mill novel or non-fiction paperback) is increasingly taken over by the World Wide Web and by ereaders.</text:p>
      <text:p text:style-name="Text_20_body">The history of artists' books - or 'bookworks', as the Mexican-Dutch writer and visual artist Ulises CarriÃ³n called them<text:bookmark text:name="fnref59"/><text:a xlink:type="simple" xlink:href="#fn59"><text:span text:style-name="T1">59</text:span></text:a> - is often traced to the beginnings of concrete poetry, Fluxus and conceptual art, and the artists' books (and book-like objects) made among others by Dieter Roth and Ed Ruscha. But one could just as well include the Bauhaus book series ('BauhausbÃ¼cher') of the 1920s, earlier Dadaist and Futurist pamphlets and self-published books, the books made in the 19th century Arts and Crafts movement and even 16th century illustrated books like Sebastian Brant's and Albrecht DÃ¼rer's 'Ship of Fools' that were crafted in workshop collaborations between writers, visual artists and printmakers.</text:p>
      <text:p text:style-name="Text_20_body">The common denominator of these books is that they defy easy categorization and genre characteristics, making it difficult to give standard recommendations for their design as electronic books.</text:p>
      <text:h text:style-name="Heading_20_4" text:outline-level="4"><text:bookmark text:name="transfer-from-paper-to-electronic"/>Transfer from paper to electronic?</text:h>
      <text:p text:style-name="Text_20_body">The more medium-specific an artist's book is, the less sense it makes to translate it 1:1 into an electronic book. Dieter Roth's sculptural book objects, for example, would change from book art works to mere depictions of book art works when reproduced electronically.</text:p>
      <text:p text:style-name="Text_20_body">On the other hand, many contemporary artists, designers and media activists experimented with electronic publishing as a 'poor' (i.e. simple low tech) medium of social sharing rather than a 'rich' visual and tactile medium:</text:p>
      <text:list xml:id="list1955172567" text:style-name="L56">
        <text:list-item>
          <text:p text:style-name="P113">In the 1980s and early 1990s, many makers of zines (do-it-yourself small press periodicals) became makers of <text:span text:style-name="Emphasis">e-zines</text:span>, electronic zines that used dial-up computer bulletin boards and the Internet as noncommercial samizdat media. <text:a xlink:type="simple" xlink:href="http://www.textfiles.com/directory.html">Their typical publication</text:a> format were simple plain text files. Many e-zines worked around their technical limitations by using ASCII art, typograms as they had also been produced in 1960s and 70s concrete poetry on typewriters, and with homebrew formatting codes ('_' for underlines, '#' for headlines etc.), the immediate precursors of the Markdown format described here in this toolkit. </text:p>
        </text:list-item>
        <text:list-item>
          <text:p text:style-name="P113">In the early 1990s, there also existed a hacker culture of 'disk mags' for the Commodore Amiga and Atari ST home computers. These electronic magazines were anonymously published on floppy disks and were based on self-written computer programs (factually, early 'apps') that displayed their animated text and visual contents. </text:p>
        </text:list-item>
        <text:list-item>
          <text:p text:style-name="P67">Since the late 1990s, there have been a number of artist-run sites * textz.com, ubu.com, aaaaarg.org, monoskop.org - that offer free downloads of cultural theory and arts-related books, typically in simple formats such as plain text, PDF and EPUB. In these examples, the focus is not on the book as a visual object, but on concepts and politics of its sharing and dissemination; in other words, artists' publishing as electronic samizdat. In such scenarios, artists' publishing as simple 1:1 transfers from print originals to electronic reproductions can make sense. </text:p>
        </text:list-item>
      </text:list>
      <text:h text:style-name="Heading_20_5" text:outline-level="5"><text:bookmark text:name="technical-solutions-for-samizdat-publications"/>Technical solutions for samizdat publications</text:h>
      <text:p text:style-name="Text_20_body">For such activist or minimalist projects, the lowest technical denominator and most easily readable file formats are advisable:</text:p>
      <text:list xml:id="list1981818494" text:style-name="L57">
        <text:list-item>
          <text:p text:style-name="P114">plain text (ASCII) as the most simple, compatible and minimalist solution </text:p>
        </text:list-item>
        <text:list-item>
          <text:p text:style-name="P114">single-file HTML. It is possible to directly embed images into an HTML file (without providing them as separate files); technical instructions can be found <text:a xlink:type="simple" xlink:href="../...">here</text:a>. </text:p>
        </text:list-item>
        <text:list-item>
          <text:p text:style-name="P114">PDF. This format is widely readable and best suited for faithfully reproducing print books, but limited in its readability on different devices and hardly editable (more explanation <text:a xlink:type="simple" xlink:href="../...">here</text:a>). </text:p>
        </text:list-item>
        <text:list-item>
          <text:p text:style-name="P68">EPUB. This format is factually just HTML for offline reading, with improved publication meta data and improved compatibility to ereaders. Projects can very easily be made and provided both in HTML and EPUB. Since the design of most samizdat books does not differ from that of <text:a xlink:type="simple" xlink:href="../...">research publications</text:a> or other visually simple publishing formats, no special design advice is necessary here, except the principle of 'worse is better': the smaller the file size, the most compatible and universally readable the file format, the better, even if this comes at the expense of typographic and visual quality. An plain text files, then, might be preferable to a nicely designed PDF file.<office:annotation><dc:date>2014-10-27T08:22:37</dc:date><text:p>Silvio suggests also to focus on the technical solution for <text:s/>sharing texts, like etherpad, textb.org</text:p></office:annotation> </text:p>
        </text:list-item>
      </text:list>
      <text:h text:style-name="Heading_20_4" text:outline-level="4"><text:bookmark text:name="how-to-make-visually-oriented-artists-books"/>How to make visually oriented artists' books</text:h>
      <text:h text:style-name="Heading_20_5" text:outline-level="5"><text:bookmark text:name="pre-history-and-general-issues"/>Pre-history and general issues</text:h>
      <text:p text:style-name="Text_20_body">There is, factually, a rich tradition of artists' audiovisual electronic books: It began in the 1990s with hypertext and interactive multimedia literary experiments on floppy disk, CD-ROMs, later web sites and mobile apps. The <text:a xlink:type="simple" xlink:href="http://eliterature.org/">Electronic Literature Organization</text:a> and the international research project <text:a xlink:type="simple" xlink:href="http://elmcip.net/knowledgebase">ELMCIP</text:a> document it extensively. Much of this documentation has become media archeology since multimedia formats have become obsolete: CD-ROM applications that no longer run on contemporary computers, websites whose links or plug-ins are no longer working or not compatible to today's browsers anymore.</text:p>
      <text:p text:style-name="Text_20_body">This problem was greater in the 1990s and early 2000s when working open, cross-platform multimedia standards barely existed. But even today, the rule explained in chapter ...<office:annotation><dc:date>2014-10-27T08:22:37</dc:date><text:p>&lt;!-- cross-reference to Arjen's overview graph of non-visual vs. visual epublishing technologies--&gt;</text:p></office:annotation> still applies: The more complex the audiovisuality of an electronic book, the less compatible it will be to all kinds of different electronic reading devices, and the more technical updates it will likely need over the course of time.<office:annotation><dc:date>2014-10-27T08:22:37</dc:date><text:p>Silvio: This problem was also exemplified by the massive use of Flash by e-lit artists</text:p></office:annotation> </text:p>
      <text:h text:style-name="Heading_20_5" text:outline-level="5"><text:bookmark text:name="simple-solutions"/>Simple solutions</text:h>
      <text:p text:style-name="Text_20_body">Electronic visual books can be made in very simple ways:</text:p>
      <text:list xml:id="list995831360" text:style-name="L58">
        <text:list-item>
          <text:p text:style-name="P115">As a sequence of images, embedded into an EPUB file<office:annotation><dc:date>2014-10-27T08:22:37</dc:date><text:p>&lt;!-- add reference--&gt;</text:p></office:annotation> , a self-contained HTML file<office:annotation><dc:date>2014-10-27T08:22:37</dc:date><text:p>&lt;!-- add reference--&gt;</text:p></office:annotation> or a PDF file. </text:p>
        </text:list-item>
        <text:list-item>
          <text:p text:style-name="P115">As a PDF file. PDF generally is the most easy-to-use straightforward format for visual publications in a universally working format.<text:bookmark text:name="fnref60"/><text:a xlink:type="simple" xlink:href="#fn60"><text:span text:style-name="T1">60</text:span></text:a> PDF documents can be graphically designed to work on different screen sizes, and resolution of embedded visuals can be decreased to keep the file size friendly for downloading. Still, the format is essentially limited to fixed document sizes and remains an electronic representation of printed matter. </text:p>
        </text:list-item>
        <text:list-item>
          <text:p text:style-name="P115">Other standard file formats creatively (ab)used as document formats for visual books: animated GIF graphics files for the digital equivalent of flip books, for example, mp4 video files displaying a real-time book, mp3 audio files triggering abstract art on the volume meter display of an audio player, JPEG files with encoding artefacts of corrupted bits.<text:bookmark text:name="fnref61"/><text:a xlink:type="simple" xlink:href="#fn61"><text:span text:style-name="T1">61</text:span></text:a><text:span text:style-name="T1"><office:annotation><dc:date>2014-10-27T08:22:37</dc:date><text:p>should this be mentioned as simple? not all of these formats work on e-readers. mention reference to image of Arjen or overview of strengths and weaknesses</text:p></office:annotation></text:span> </text:p>
        </text:list-item>
        <text:list-item>
          <text:p text:style-name="P69">Self-contained HTML.<office:annotation><dc:date>2014-10-27T08:22:37</dc:date><text:p>&lt;!-- explain the use of self-contained HTML with base64--&gt;</text:p></office:annotation> </text:p>
        </text:list-item>
      </text:list>
      <text:p text:style-name="Text_20_body">(- iBooks author: medium solution between EPUB and PDF: example Badlands Unlimited)</text:p>
      <text:p text:style-name="Text_20_body">(- self-contained HTML5)</text:p>
      <text:p text:style-name="Text_20_body">(- EPUB2, EPUB3)</text:p>
      <text:p text:style-name="Text_20_body">(- plain text: e-zines, BBS era ebooks, typograms/typoscripts)</text:p>
      <text:p text:style-name="Text_20_body">(- Problem with it: distribution, books only available in the Apple ecosystem)</text:p>
      <text:h text:style-name="Heading_20_2" text:outline-level="2"><text:bookmark text:name="artdesign-periodical-1"/>Art/design periodical</text:h>
      <text:list xml:id="list1641374121" text:style-name="L59">
        <text:list-item>
          <text:p text:style-name="P70">Art OPEN Magazine of e-Flux journal, advise to use the web, instead of EPUB.</text:p>
        </text:list-item>
        <text:list-item>
          <text:p text:style-name="P70">Non-commericial website / PDF</text:p>
        </text:list-item>
        <text:list-item>
          <text:p text:style-name="P70">Academic magazine (jStor)</text:p>
        </text:list-item>
        <text:list-item>
          <text:p text:style-name="P70">Public Magazine</text:p>
        </text:list-item>
        <text:list-item>
          <text:p text:style-name="P70">Commercial / app store model.<office:annotation><dc:date>2014-10-27T08:22:37</dc:date><text:p>&lt;!--1000 words --&gt;</text:p></office:annotation> </text:p>
        </text:list-item>
      </text:list>
      <text:h text:style-name="Heading_20_3" text:outline-level="3"><text:bookmark text:name="general-3"/>General</text:h>
      <text:p text:style-name="Text_20_body"><draw:frame draw:style-name="fr1" draw:name="graphics42" text:anchor-type="as-char" svg:width="1.997cm" svg:height="0.998cm" draw:z-index="41"><draw:image xlink:href="../../images/_in_progress/08_WorkflowPeriodical.png" xlink:type="simple" xlink:show="embed" xlink:actuate="onLoad"/></draw:frame><office:annotation><dc:date>2014-10-27T08:22:37</dc:date><text:p>very rough sketch</text:p></office:annotation> </text:p>
      <text:list xml:id="list43689957" text:style-name="L60">
        <text:list-item>
          <text:p text:style-name="P71">magazine as downloadable PDF file;</text:p>
        </text:list-item>
        <text:list-item>
          <text:p text:style-name="P71">magazine as PDF-based app in a tablet, via commercial app platform (such as Scribd or issu) or PDF-to-app software. Low-cost solution with a traditional revenue model (in-app purchase). Commercial authoring solution: Woodwing.</text:p>
        </text:list-item>
        <text:list-item>
          <text:p text:style-name="P71">magazine as HTML5-based publication in a platform app. Commercial distribution platform solution: Blendle.</text:p>
        </text:list-item>
        <text:list-item>
          <text:p text:style-name="P71">magazine as self-published website. Best solution: CMS like WordPress, with custom design template. Most independent magazines work this way, but revenue model is difficult. Additional technical benefit: structured database of everything ever published on the site, easy to use as a basis for exporting to custom publications (downloadable e-books, InDesign layout for print yearbooks - see Elizabeth Castro's chapter - etc.)</text:p>
        </text:list-item>
      </text:list>
      <text:h text:style-name="Heading_20_3" text:outline-level="3"><text:bookmark text:name="decision-making-3"/>Decision making</text:h>
      <text:p text:style-name="Text_20_body">Should it be a 1:1 transfer from paper book to e-journal? There are now gradual transitions from traditional to new workflows in digital magazine publishing which break up the old-vs-new dichotomy. On this scale, providing a magazine as a downloadable PDF file is the most traditional solution, and turning the magazine into a website (running on a content management systems such as WordPress) the least traditional. On the upside, all these technical solutions are now mature thanks to 20 years of online news publishing.</text:p>
      <text:h text:style-name="Heading_20_3" text:outline-level="3"><text:bookmark text:name="instructions-3"/>Instructions</text:h>
      <text:p text:style-name="Text_20_body">See above.</text:p>
      <text:h text:style-name="Heading_20_3" text:outline-level="3"><text:bookmark text:name="specific-issues-for-this-publication-type-3"/>Specific issues for this publication type</text:h>
      <text:p text:style-name="Text_20_body">The main issue is to which extent the integrity of the publication as <text:span text:style-name="Emphasis">one</text:span> medium is important, or whether to entirely give up the traditional system of periodical appearance in bundled issues. Alternatively, the model could be (a) a continuously updated web site (similar to a news website or a blog), (b) focus on providing single articles rather than bundled issues based on search engine hits, social media recommendations etc. In the end, there is no hard difference between a "blog" and a "magazine" online.</text:p>
      <text:h text:style-name="Heading_20_3" text:outline-level="3"><text:bookmark text:name="based-on-the-above-what-to-choose-3"/>Based on the above, what to choose?</text:h>
      <text:p text:style-name="Text_20_body">How to make an arts/design periodical in epub2/3, HTML5 (/app), PDF</text:p>
      <text:p text:style-name="Text_20_body">A step-by-step guide</text:p>
      <text:p text:style-name="Text_20_body">Advantages, disadvantages:</text:p>
      <text:list xml:id="list2048951344" text:style-name="L61">
        <text:list-item>
          <text:p text:style-name="P116">epub2/3 is, at the moment, an esoteric choice for a magazine and would be rather an option for scholarly journals. However, if cleverly used, it can combine advantages of PDF (single file distribution) with HTML (responsive design, small file sizes, modularity/reusability, automation). </text:p>
        </text:list-item>
        <text:list-item>
          <text:p text:style-name="P116">HTML5: theoretically ideal, gets increasingly used for multimedia journalism (following the example of the "Snow Fall" reportage by the New York Times from December 2012. Problem of design complexity when making 'responsive' design pages. </text:p>
        </text:list-item>
        <text:list-item>
          <text:p text:style-name="P72">PDF: easiest to integrate in existing workflows, disadvantage: clumsy, non-responsive, high file size, meant for print. </text:p>
        </text:list-item>
      </text:list>
      <text:p text:style-name="Heading_20_1"><text:bookmark text:name="guide-alternative-ways-of-publishing"/>09 Guide: Alternative ways of publishing</text:p>
      <text:p text:style-name="Text_20_body"><office:annotation><dc:date>2014-10-27T08:22:37</dc:date><text:p>&lt;!-- This is a draft chapter and should be extended with a guide on how to create an EPUB using Adobe InDesign CC </text:p><text:p/><text:p/><text:p>Miriam: in chapter 7 there is also a small section on Calibre (how to make a simple ebook) - what is the difference with this chapter?--&gt;</text:p></office:annotation><office:annotation><dc:date>2014-10-27T08:22:37</dc:date><text:p>Silvio: Adobe Digital Editions is the software used to read and manage e-books: &lt;a href="http://www.adobe.com/it/solutions/ebook/digital-editions.html"&gt;http://www.adobe.com/it/solutions/ebook/digital-editions.html&lt;/a&gt;</text:p><text:p>- the Adobe Digital Publishing Suite is a sort of extension of InDesign that allows to produce 'enhanced' magazines and publications for iPad, etc: &lt;a href="http://www.adobe.com/it/products/digital-publishing-suite-enterprise.html"&gt;http://www.adobe.com/it/products/digital-publishing-suite-enterprise.html&lt;/a&gt;</text:p></office:annotation>A consistent design and uniform interactivity across devices could be a requirement, in which case a reflowable document might not be the ideal solution. Some publishers opt to develop their own (mobile) applications, like The Guardian's iOS <text:bookmark text:name="fnref62"/><text:a xlink:type="simple" xlink:href="#fn62"><text:span text:style-name="T1">62</text:span></text:a> version of their newspaper, the amplified ebooks by Penguin <text:bookmark text:name="fnref63"/><text:a xlink:type="simple" xlink:href="#fn63"><text:span text:style-name="T1">63</text:span></text:a> or the children's book by Purple Carrot <text:bookmark text:name="fnref64"/><text:a xlink:type="simple" xlink:href="#fn64"><text:span text:style-name="T1">64</text:span></text:a>. These solutions offer fine-grained control over user interaction and consistency of design, but come with the extra cost of hiring a development team to engineer the application. Also, publishing for different platforms is not that straightforward. Code written specifically with the iOS SDK (Software Development Kit) in mind will likely require a lot of editing before it's ready to run on the Android platform. Portability is another issue, it's fairly easy to transfer an EPUB to another device, however application binaries are not that easily passed around, mostly due to the relatively closed nature of mobile operating systems.</text:p>
      <text:p text:style-name="Text_20_body">Lastly, why not just publish essays, articles or even whole books on a website? The wealth of weblogs and other publishing platforms shows that this is a viable form of publishing. Monetising is less straightforward, most websites generate income by showing advertisements or sponsored articles. Paid membership is also used as a business model by some websites, like <text:span text:style-name="Emphasis">De Correspondent</text:span> <text:bookmark text:name="fnref65"/><text:a xlink:type="simple" xlink:href="#fn65"><text:span text:style-name="T1">65</text:span></text:a>. One of the major downsides is that content will only be available online and cannot be easily passed around as a single unit of information like an EPUB or a PDF.</text:p>
      <text:h text:style-name="Heading_20_2" text:outline-level="2"><text:bookmark text:name="authoring-suites"/>Authoring Suites</text:h>
      <text:p text:style-name="Text_20_body">A range of publishing suites is available as well, which roughly fall into two categories. One can be described as full-blown editors, the other allows publishers to enhance existing publications with interactive features.</text:p>
      <text:h text:style-name="Heading_20_3" text:outline-level="3"><text:bookmark text:name="editors-calibre"/>Editors: Calibre</text:h>
      <text:p text:style-name="Text_20_body"><office:annotation><dc:date>2014-10-27T08:22:37</dc:date><text:p>&lt;!-- Miriam: why is Calibre called an editor here?--&gt;</text:p></office:annotation><text:a xlink:type="simple" xlink:href="http://calibre-ebook.com/">Calibre</text:a> is a 'swiss army knife' for reading, converting, authoring and cataloging e-books. It is open source, runs on Windows, Mac OS X, and Linux (with identical graphical interfaces on all these platforms) and is under very active development with frequent version updates. We recommend it as a standard tool for all ebook publishers next to pandoc and consider it superior to (older) alternatives like <text:a xlink:type="simple" xlink:href="http://code.google.com/p/sigil">Sigil</text:a>. The inexpensive commercial program <text:a xlink:type="simple" xlink:href="http://www.jutoh.com/">Jutoh</text:a>, which also runs on Windows, Mac OS X and Linux, is superior as an easy-to-use graphical editor for ebooks since it gives writers and editors a user interface similar to that of Microsoft Word. Jutoh is less powerful as a document converter and ebook database.</text:p>
      <text:p text:style-name="Text_20_body">Calibre can be used to:</text:p>
      <text:list xml:id="list1868726635" text:style-name="L62">
        <text:list-item>
          <text:p text:style-name="P73">open and read EPUB files on a personal computer;</text:p>
        </text:list-item>
        <text:list-item>
          <text:p text:style-name="P73">import various documents in various ebook and electronic text formats (including .docx, rtf, HTML and plain text) and convert them into EPUB; export to other document formats including Amazon Kindle, PDF and RTF.</text:p>
        </text:list-item>
        <text:list-item>
          <text:p text:style-name="P73">manage a local library/database of all imported ebooks, with easy editing of the bibliographic meta data of each ebook;</text:p>
        </text:list-item>
        <text:list-item>
          <text:p text:style-name="P73">synchronize the user's ebook library with ereading devices;</text:p>
        </text:list-item>
        <text:list-item>
          <text:p text:style-name="P73">edit ebooks in HTML source code, with live graphical preview.</text:p>
        </text:list-item>
      </text:list>
      <text:p text:style-name="Text_20_body">Calibre calls itself 'the one stop solution to all your ebook needs'. And indeed, (small) publishers could use it as their single, one-size-fits-all tool for ebook production. If one wants to create text-oriented, standard-compliant ebooks, Calibre is the most accessible and straightforward authoring software currently available.</text:p>
      <text:p text:style-name="Text_20_body">However, at its current version 2.5, Calibre is not perfect. For some aspects, other programs provide better functionality:</text:p>
      <text:list xml:id="list783984742" text:style-name="L63">
        <text:list-item>
          <text:p text:style-name="P74">Calibre's user interface is cluttered and can be confusing. The program has so many features and modules that it can feel like several programs jammed into one.</text:p>
        </text:list-item>
        <text:list-item>
          <text:p text:style-name="P74">The editor only supports EPUB 2.0 and is meant for tweaking the HTML and CSS code of imported documents, not for editing ebooks from scratch. That said, it provides good live graphical previews of the formatted document. Still, the editor is not the right tool for visual/multimedia-oriented publications.</text:p>
        </text:list-item>
        <text:list-item>
          <text:p text:style-name="P74">The import/document conversion function is inferior to pandoc. In our tests, we obtained clearly better results converting Microsoft Word .docx and Markdown files to epub with pandoc than with Calibre. Calibre has the advantage of easy graphical operation, as opposed to the non-graphical command line interface of pandoc.</text:p>
        </text:list-item>
        <text:list-item>
          <text:p text:style-name="P74">Calibre's graphical viewer uses a simple HTML engine that is insufficient for testing and evaluating the visual design of an ebook.</text:p>
        </text:list-item>
        <text:list-item>
          <text:p text:style-name="P74">Calibre's PDF export provides no real alternative to a PDF document carefully designed in a program like InDesign, or with custom templates using XML or other document formats. Here, pandoc is superior to Calibre as well.</text:p>
        </text:list-item>
      </text:list>
      <text:p text:style-name="Text_20_body">Despite these limitations, Calibre is a capable program for importing simple text documents, tweaking them into an ebook and exporting it to the most common ebook formats.</text:p>
      <text:p text:style-name="Text_20_body">Currently, the technically easiest and least expensive way of hybrid publishing is to transform a book into Markdown, edit the Markdown into a structurally clean document, use pandoc for converting Markdown to EPUB , and import the EPUB into Calibre for final tweaks and conversion into other e-book formats (including Amazon Kindle).</text:p>
      <text:p text:style-name="Text_20_body">In a perfect future, Calibre would use pandoc as its import and document conversion engine, Readium for displaying e-books, and its document editor would be on par with iBooks Author for multimedia design while maintaining full compliance to the EPUB3 standard.</text:p>
      <text:h text:style-name="Heading_20_3" text:outline-level="3"><text:bookmark text:name="enhancers-adobe-digital-publishing-suite-mag"/>Enhancers: Adobe Digital Publishing Suite, Mag+</text:h>
      <text:p text:style-name="Text_20_body">These applications mostly integrate (as plugins) in an existing Adobe InDesign and allow designers to define interactive content (media, animations, etc.) in a traditional print design. As such these tools are often used to convert print magazines into their digital counterparts suitable for sale in Apple's Newsstand, for example.</text:p>
      <text:p text:style-name="Heading_20_1"><text:bookmark text:name="futurology"/>10 Futurology</text:p>
      <text:h text:style-name="Heading_20_2" text:outline-level="2"><text:bookmark text:name="what-we-can-expect"/>What we can expect</text:h>
      <text:p text:style-name="Text_20_body"><text:span text:style-name="Emphasis"><office:annotation><dc:date>2014-10-27T08:22:37</dc:date><text:p>&lt;!-- By Joost--&gt;</text:p></office:annotation></text:span><text:span text:style-name="Emphasis">Que Sera, Sera (Whatever Will Be, Will Be)</text:span>, is also the never ending question for the electronic publishing of art books.<text:bookmark text:name="fnref66"/><text:a xlink:type="simple" xlink:href="#fn66"><text:span text:style-name="T1">66</text:span></text:a> In art books we try to describe, show, analyse and collect works of art. These works can be made of everything, but more often than not they deal with tactile objects, paintings, drawings, sculptures, etc. In many books these works are reproduced and discussed. But writing itself is also an art form and the mutual interaction between texts and tactile objects becomes more and more integrated. In the 20s and 30s of the previous century collages became very popular. Here texts, newspaper clippings, photographs and any other expressions, mostly on a paper substrate were put together to obtain a new artwork. In an electronic environment we transcend this collage technique into a new substrate: the pixel screen. Now, an enormous range of novel opportunities for creative expression becomes possible.</text:p>
      <text:p text:style-name="Text_20_body">As we showed above in this guide, the act of glueing, dissecting and endlessly reorganizing enables us to create new works that can express themselves differently in different technological environments as well as being tailored to the readersâ€™s desire of the moment of consumption. Electronic publishing becomes like a gigantic fruit salad bar, where the end user is able to or fill her own plate or to make a choice between prepared combinations. This not the same as blending all ingredients into one smoothie, which is an end phase from where no way back is possible. Below, we discuss some actual trends, though as we have seen over the past years the predictive power of fashion and hype is limited. <draw:a xlink:type="simple" xlink:href="http://digitalpublishingtoolkit.org/?p=921"><draw:frame draw:style-name="fr2" draw:name="graphics43" text:anchor-type="as-char" svg:width="2.067cm" svg:height="1.069cm" draw:z-index="42"><draw:image xlink:href="../../images/_in_progress/dpt_blog_verwijzing.png" xlink:type="simple" xlink:show="embed" xlink:actuate="onLoad"/></draw:frame></draw:a></text:p>
      <text:h text:style-name="Heading_20_2" text:outline-level="2"><text:bookmark text:name="reading-technology"/>Reading technology</text:h>
      <text:p text:style-name="Text_20_body">Changes seem dependent on genre, just as hard- and software dependencies. We have to take the intrinsic limitations of the latter two into account. Reading novels or other linear texts on ereaders is already a big success. Publishers report an ever increasing sales of eversions, that will surpass the sales of paper publications.<text:bookmark text:name="fnref67"/><text:a xlink:type="simple" xlink:href="#fn67"><text:span text:style-name="T1">67</text:span></text:a> The open question is still are those books and articles read from screen or downloaded and print on paper. On the many self-publishing sites and web sites of official publishers we see millions of publications. But again, are all these works read sequentially like a detective or browsed/scrolled? How to handle a anthology with hundred poems?</text:p>
      <text:p text:style-name="Text_20_body">Also we see a saturation in the market of ereaders. Early birds like Sony are ending their efforts. This might be a result of the conflation of ereaders and the larger screen sizes of smartphones. Reading from a large smartphone becomes quite feasible. Typically, the big consumer electronics companies, stop developing ereaders in a market that is already mature and leave further advances to intermediates like Kobo.com. That is to say, hardware improvements are more or less on a plateau level and the real challenge will be the usages, which means the reading software, of ebooks. Browsing, annotating, sharing and quoting demands further software developments to mimic the versatility of paper books.</text:p>
      <text:p text:style-name="Text_20_body">This goes without saying the intrinsic technological developments into color epaper screens, flexible screens and the continuing improvement of screen resolution Ultra High resolution (aka 4K) will certainly become something like Exa High in due course.</text:p>
      <text:p text:style-name="Text_20_body">Also the big issue of reading from screen versus print-on-demand remains an open question.<text:bookmark text:name="fnref68"/><text:a xlink:type="simple" xlink:href="#fn68"><text:span text:style-name="T1">68</text:span></text:a> Again, it very much depends on the genre. Resent research shows that with the actual state of the art, students prefer paper above screens in the process of preparing for tests.<text:bookmark text:name="fnref69"/><text:a xlink:type="simple" xlink:href="#fn69"><text:span text:style-name="T1">69</text:span></text:a> So in the field of educational texts a new mixture will arise where paper textbooks and electronic examples, image, audio, and film collections and tests are written/developed in close collaboration. Also here textbooks loaded with pictures in fields like clinical medicine and art history will deviate from textbooks on theology and literature studies. Experiments will take a long time as evaluating educational courses takes many years.</text:p>
      <text:p text:style-name="Text_20_body">Nevertheless, advantages and disadvantages will remain the same on the level of affordability and portability of whole libraries versus independence from electricity and visual-tactile advantages of paper books. Related to this is the cloud hype, a fantastic development that relies totally on the availability of electricity and a working internet connection as well as the consistency of the host's services and platforms. Not to mention the 'anti-terrorist' filters of 'citizen friendly' governments.</text:p>
      <text:h text:style-name="Heading_20_2" text:outline-level="2"><text:bookmark text:name="reading-culture"/>Reading culture</text:h>
      <text:p text:style-name="Text_20_body">Apart from the concerns expressed above, we have to review the culture of reading again. The present culture is that a person gets or buys a book and that is it. Now, more and more we are drifting to subscription models where the content as well as the software needed for consuming that content becomes unstable. Cost pressure that now chases us in the direction of cheaper ebooks might result in a dangerous dependency on a livelong financial contract.<text:bookmark text:name="fnref70"/><text:a xlink:type="simple" xlink:href="#fn70"><text:span text:style-name="T1">70</text:span></text:a> People living in poor, closed or financially weak countries might need a stable stock of material next to the unstable internet structure and related censorship.</text:p>
      <text:p text:style-name="Text_20_body">A major point in the present day discussion is the question of literacy. Nicolas Carr scared the world with his book <text:span text:style-name="Emphasis">The Shallows: What the Internet Is Doing to Our Brains</text:span> and on many internet forums and in many journals and magazines the discussion are vivid. We simple don't know. On the one hand people in many countries are trained by reading long texts and this competency might be influenced. On the other hand millions and millions of people from an illiterate background in non-western countries get superb reading and writing skills by the use of mobile phones and tablets. On top of that in the Islamic world we know a strong oral tradition which is presently reflected in the avalanche of (often political of religious) video messages. Hence, in our project scope where we deal with arts and design we have to consider a increasing mixture of various medial productions. The accent now is more and more on short texts and the integration of short videos. Nothing and nobody can forecast if in a more mature technological environment the tides will turn and, next to other expressions, long written story telling will as well as well printed picture books will be come fashionable again.</text:p>
      <text:p text:style-name="Text_20_body">Other ways of dealing with texts allow a more interactive relationship between reader and text. Not only in the sense of adding audio and video, but also leaving the reader the choice of entry into the text, setting out an individual reader path per person.</text:p>
      <text:p text:style-name="Text_20_body">On the level of popularity and commerce we have to realise that the increasing -advertising driven- use of statistics, such as Facebook's like will highly influence the choice of our readers who have to many options to fill their spare time.</text:p>
      <text:h text:style-name="Heading_20_2" text:outline-level="2"><text:bookmark text:name="publishing-culture"/>Publishing culture</text:h>
      <text:p text:style-name="Text_20_body">As we mentioned earlier, the subscription model now becomes the hegemonic model for the coming period. This will pertain to kind of products including books. However, here again we deal with a great variety. Big scholarly repositories such as JSTOR are different from sale platforms such as Amazon. Listening to relatively short music tracks (mostly less than 10 minutes) via Spotify is different than reading relatively long texts (mostly longer than one hour). Likely: switch from individual product retail to rental/subscription model. Though the distribution model between music and text might converge.</text:p>
      <text:p text:style-name="Text_20_body">Given the great number of increasingly more powerful software writers and artist will try and disseminate their works more by who self-publish. However, at a certain point of overproduction, new intermediates, that is to say, publishers will pay a role again.</text:p>
      <text:p text:style-name="Text_20_body">For the publishers themselves it means that they more than ever must target to become the aggregator then the one time off producer. Sale platforms like Amazon become so large that they disable themselves to become coherent sources.</text:p>
      <text:p text:style-name="Text_20_body">Publishing always had in essence an editorial kernel. Unfortunately over the years it became more and more an industry of too many standardized products, where commercial short term objectives are the rue. With the advent of many self-publishing, vanity press, publishers that also rent out editorial services such as language brushing-up the 'art' and craftsmanship of publishing will re-establish herself in prioritizing the content, in his multimedia clothing, as linchpin between the creative artist and writer and the receptive reader, watcher, consumer. Our Toolkit tries to be a helpful step in this direction.</text:p>
      <text:p text:style-name="Heading_20_1"><text:bookmark text:name="glossary-of-technical-terms"/>11 Glossary of technical terms</text:p>
      <text:h text:style-name="Heading_20_3" text:outline-level="3"><text:bookmark text:name="a"/><text:span text:style-name="Strong_20_Emphasis">A</text:span></text:h>
      <text:p text:style-name="Text_20_body"><text:span text:style-name="Emphasis">Acronym</text:span> An acronym is a shortened version of a phrase, often taking the first letters. For example, GIGO is the acronym for 'Garbage in Garbage out' or WYSIWYG, otherwise known as 'What you see is what you get'.</text:p>
      <text:p text:style-name="Text_20_body"><text:span text:style-name="Emphasis">Adware</text:span> Any software which serves banner ads or pop-up ads to you while in use. It is sometimes installed in freeware or shareware which you download from the nets, and provides one more channel for advertisers to reach you. Some adware will also track your files, net usage, and software and report it back to advertisers to help them channel relevant ads to you.</text:p>
      <text:p text:style-name="Text_20_body"><text:span text:style-name="Emphasis">Aliasing, anti-aliasing</text:span> Pictures on your computer monitor are made up of square pixel. When the edge of a solid colored object in a GIF image is a diagonal or curved line, and it is displayed against a contrasting color, the edges appear jagged, like stair steps. This jagged appearance is called aliasing. The jagged appearance can be softened by filling in adjacent pixels with intermediate colors between the object and the background. This softening of the edges is called anti-aliasing. Software like PhotoShop can apply anti-aliasing for you automatically. One problem with anti-aliasing GIF images is that it increases the number of colors used, necessarily increasing the file size. You must decide whether quick loading or smoothed edges serves your needs better.</text:p>
      <text:p text:style-name="Text_20_body"><text:span text:style-name="Emphasis">Algorithm</text:span> This is the name given to a "defined set of steps that can be used to complete a task". For example there are 'algorithms' worked out for sorting a list efficiently. A computer programmer can buy a book of algorithms so they not need to re-invent the wheel when they have to code for a job that has already been worked out. Having bought the book, they would look up the problem of 'How to sort a list' and a good book would tell them a number of ways to do this. Algorithms are not computer code,</text:p>
      <text:p text:style-name="Text_20_body"><text:span text:style-name="Emphasis">Android</text:span> An Open Source operating system targeted at mobile phones, tablets. It's based on a Linux kernel and the Java programming language. As a mobile operating system Android is the most widely used.</text:p>
      <text:p text:style-name="Text_20_body"><text:span text:style-name="Emphasis">Amazon</text:span> Online retailer of various goods, including ebooks, and producer of the Kindle and Fire ereading devices.</text:p>
      <text:p text:style-name="Text_20_body"><text:span text:style-name="Emphasis">App</text:span> An application (software program) for mobile or desktop operating systems. Mobile apps are often distributed through an app store (Google Play Store, Apple App Store).</text:p>
      <text:p text:style-name="Text_20_body"><text:span text:style-name="Emphasis">App store</text:span> An online store where mobile applications may be bought or obtained for free. Every major mobile operating system also has its own storefront for mobile apps - App Store (Apple), Google Play, Amazone Store, Windows Phone Store en BlackBerry App World.</text:p>
      <text:p text:style-name="Text_20_body"><text:span text:style-name="Emphasis">azw (Amazon Word)</text:span> File format used by the Amazon Kindle e-Book reader.</text:p>
      <text:p text:style-name="Text_20_body"><text:span text:style-name="Emphasis">Anchor</text:span> An 'anchor' is a specific location within a HTML-web page that can be jumped to by clicking on a hyperlink.</text:p>
      <text:p text:style-name="Text_20_body"><text:span text:style-name="Emphasis">Animated GIF (Graphics Interchange Format)</text:span> A GIF2 graphic file, which consists of two or more images shown in a timed sequence to give the effect of motion.</text:p>
      <text:p text:style-name="Text_20_body"><text:span text:style-name="Emphasis">API (Application Programming Interface)</text:span> An interface between the operating system and application programs that specifies how the two communicate with each other.</text:p>
      <text:p text:style-name="Text_20_body"><text:span text:style-name="Emphasis">Applet</text:span> An Applet is a small program that is downloaded from a web page and executed by browser software. Also, an HTML tag that defines an applet program which is written in Java and designed to run on a web page. It can be used to display scrolling text such as a marquee across the top of a page or other animations</text:p>
      <text:p text:style-name="Text_20_body"><text:span text:style-name="Emphasis">ASCII (American Standard Code for Information Interchange)</text:span> A standard way to encode upper and lower case letters in the English alphabet, numbers, and special characters using only seven bits, and therefore limited to 128 characters.</text:p>
      <text:p text:style-name="Text_20_body"><text:span text:style-name="Emphasis">AVI (Audio Video Interleaved)</text:span> A Microsoft video format where audio and video coding appears in alternate segments. AVI files will end with an .avi extension.</text:p>
      <text:h text:style-name="Heading_20_3" text:outline-level="3"><text:bookmark text:name="b"/><text:span text:style-name="Strong_20_Emphasis">B</text:span></text:h>
      <text:p text:style-name="Text_20_body"><text:span text:style-name="Emphasis">Bandwidth</text:span> Literally, the frequency width of a transmission channel in Hertz, kiloHertz, megaHertz, etc. Often used as an expression of the amount of data that can be sent through a circuit. The greater the bandwidth, the greater the amount of data that can travel in a given time period.</text:p>
      <text:p text:style-name="Text_20_body"><text:span text:style-name="Emphasis">Baud</text:span> Rate of transmission speed in a signal - the number of changes of state, such as voltage or frequency, per second in a signal. Named for the French teleprinter inventor Baudot. In simplest systems, it is synonymous with bits per second. In more complex systems, a baud may include more than one bit.</text:p>
      <text:p text:style-name="Text_20_body"><text:span text:style-name="Emphasis">Binary</text:span> A number system using base 2 instead of the usual (human) base 10, which is normally referred to as the decimal system. Computers use base 2 because they can only recognise two values, 1 or 0. This is simulated electronically by using a device, such as a switch, which is either on (1) or off (0). All numbers are represented by combinations of ones and zeroes, thus the number 9 is represented as 1001, the right-most column being the units column and the other columns, moving from right to left, being 2, 4, 8.</text:p>
      <text:p text:style-name="Text_20_body"><text:span text:style-name="Emphasis">Bit</text:span> Contraction of <text:span text:style-name="Emphasis">binary digit</text:span>. A bit is the smallest measurement unit of computer memory or data transmission speed.</text:p>
      <text:p text:style-name="Text_20_body"><text:span text:style-name="Emphasis">Bitmap</text:span> A computer graphic which is defined by specifying the colors of dots or pixels which make up the picture. Also known as raster graphics. Common types of bitmap graphics are GIF, JPEG, Photoshop, PCX, TIFF, Macintosh Paint, Microsoft Paint, BMP, PNG, FAX formats, and TGA. The file extention is .BMT.</text:p>
      <text:p text:style-name="Text_20_body"><text:span text:style-name="Emphasis">Blog</text:span> Short for web log; usually a chronological record of thoughts, links, events, or actions posted on the web.</text:p>
      <text:p text:style-name="Text_20_body"><text:span text:style-name="Emphasis">Browser</text:span> Software that will load and display a web page. A browser interprets the HTML or XML code from the web page files, executes embedded scripts and programs, provides encryption/decryption for security where needed, displays graphics (except text-only browsers), plays music and video, and provides links to related pages. Browsers are based on standards developed by the World Wide Web Consortium. The major browser software developers participate in these standards, but each of them also builds in their own proprietary codes, whether or not they are approved. These differences in browsers create a challenge for web page developers.</text:p>
      <text:p text:style-name="Text_20_body"><text:span text:style-name="Emphasis">Byte</text:span> A measurement of computer memory or disc capacity. A byte comprises 8 <text:span text:style-name="Emphasis">bits</text:span>.</text:p>
      <text:h text:style-name="Heading_20_3" text:outline-level="3"><text:bookmark text:name="c"/><text:span text:style-name="Strong_20_Emphasis">C</text:span></text:h>
      <text:p text:style-name="Text_20_body"><text:span text:style-name="Emphasis">CAD/CAM</text:span> Abbreviations for Camputer Aided Design / Computer Aided Manufacturing. A process of drafting, designing and manufacturing with the aid of acomputer. CAD enables the user to manipulate drawings, including 3D drawings, and viewing them from a variety of angles. CAM is a general term for computer support during the manufacturing process.</text:p>
      <text:p text:style-name="Text_20_body"><text:a xlink:type="simple" xlink:href="#css">CSS (</text:a><text:a xlink:type="simple" xlink:href="#css"><text:span text:style-name="Emphasis">Cascading Style Sheets</text:span></text:a><text:a xlink:type="simple" xlink:href="#css">)</text:a> Cascading Style Sheets are a feature of HTML4 that enables a range of styles for headers, body text, bullet points, links etc., to be specified for hypertext documents. This makes it possible to set up CSS file containing a library of styles that are used throughout a website, thereby facilitating consistency. If a style needs to be changed throughout a website it only needs to be changed once in the CSS file and then it will be applied automatically.</text:p>
      <text:p text:style-name="Text_20_body"><text:span text:style-name="Emphasis">CMS (Content Management System)</text:span> A software package that makes it possible for non-technical users to publish content (text, images, etc) on a website.</text:p>
      <text:p text:style-name="Text_20_body"><text:span text:style-name="Emphasis">Compatiblity</text:span> Pieces of hardware and/or software which are capable of being used together are described as <text:span text:style-name="Emphasis">compatible</text:span>.</text:p>
      <text:p text:style-name="Text_20_body"><text:span text:style-name="Emphasis">Compression</text:span> Compression is a technique to make a file or a data stream smaller for faster transmission or to take up less storage space. There a number of programs that will compress files, such as PKZIP, WinZip, Stuffit, gnu zip, and many more. Files with the following extensions are almost always compressed files: arc, arj, gz, lha, lhz, taZ, taz, tgz, Z, zip, and zoo.</text:p>
      <text:p text:style-name="Text_20_body"><text:span text:style-name="Emphasis">Computer Program</text:span> A set of instructions that the computer carries out in sequence to perform a given task. Programs are written in English-like programming languages (e.g. C, Pascal, JAVA, C++) , and are then converted into binary machine instructions via a compiler or an interpreter.</text:p>
      <text:p text:style-name="Text_20_body"><text:span text:style-name="Emphasis">Cookie</text:span> A cookie is a short file put on your system by a web page when the user visits a website for the first time. It includes information about your usage and facilitates the current interaction. For example, it may include the information that you have logged into a passworded area already in the current session and don't need a second password check. There are many uses for cookies, they may be erased at the end of a session or retained until the next session, and they may be encrypted or in plain text. If retained, the next time that the user visits that site, the information in the cookie is sent back to the site so that the site can tailor what it presents to the user, e.g. tastes in music or shopping habits.</text:p>
      <text:h text:style-name="Heading_20_3" text:outline-level="3"><text:bookmark text:name="d"/><text:span text:style-name="Strong_20_Emphasis">D</text:span></text:h>
      <text:p text:style-name="Text_20_body"><text:span text:style-name="Emphasis">Data</text:span> Strictly speaking the plural of "datum",but now usually considered as a collective noun in the singular, with the plural form "data items" or "items of data". Data is information in a form which can be processed by a computer. It is usually distinguished from a <text:span text:style-name="Emphasis">computer program</text:span>, which is a set of instructions that a computer carries out. Data can be text or sets of figures on which a computer program operates.</text:p>
      <text:p text:style-name="Text_20_body"><text:span text:style-name="Emphasis">Device</text:span> An electronic handheld device like a smartphone, tablet, phablet, personal digital assitant (pda)or portable gaming device (PlayStation Portable, Nintendo DS, PlayStation Vita).</text:p>
      <text:p text:style-name="Text_20_body"><text:span text:style-name="Emphasis">DRM (</text:span><text:a xlink:type="simple" xlink:href="id:Digital%20Rights%20Management"><text:span text:style-name="Emphasis">Digital Rights Management</text:span></text:a><text:span text:style-name="Emphasis">)</text:span> Technology used by digital publishers to control the usage of copyright protected material. The practice is controversial as it often hampers paying customers in freely interacting with digital goods (MP3, EPUB, games, etc.). Transferring items with DRM to other devices or using them without an active Internet connection often proves to be difficult.<office:annotation><dc:date>2014-10-27T08:22:37</dc:date><text:p>possible link: &lt;a href="http://networkcultures.org/digitalpublishing/2013/05/29/the-book-as-directory/"&gt;http://networkcultures.org/digitalpublishing/2013/05/29/the-book-as-directory/&lt;/a&gt;</text:p></office:annotation> </text:p>
      <text:p text:style-name="Text_20_body"><text:span text:style-name="Emphasis">DTP (Desktop Publishing)</text:span> Is the practice of designing printed matter on a personal computer, often using software like Adobe InDesign or QuarkXPress.</text:p>
      <text:p text:style-name="Text_20_body"><text:span text:style-name="Emphasis">Directory</text:span> A location on a disc containing a group of <text:span text:style-name="Emphasis">files</text:span>and <text:span text:style-name="Emphasis">subdirectories</text:span> grouped together for organisational purposes. The term is used synonymously with Folder, which has become a more common term since the introduction of Windows'. Subdirectories are sometimes referred to as "child directories" of the "parent directory". The topmost directory on a computer, which is the parent of all directories on the disc, is known as the <text:span text:style-name="Emphasis">root directory</text:span> and usually has the <text:span text:style-name="Emphasis">pathname</text:span> C:\\<office:annotation><dc:date>2014-10-27T08:22:37</dc:date><text:p>Double \ used to espace meta value of \ in Mardown and display C:\\ literaly</text:p></office:annotation> <text:span text:style-name="Emphasis">Dithering</text:span> The technique of combining dots of primary colours to give the appearance of intermediate colours. Dots are combined in a square area, known as a <text:span text:style-name="Emphasis">dither matrix,</text:span> to simulate a dot of an intermediate colour.</text:p>
      <text:p text:style-name="Text_20_body"><text:span text:style-name="Emphasis">DOS (Disk Operating System)</text:span> An operating system for desktop PCs developed by Microsoft from 1981 to 1995.</text:p>
      <text:p text:style-name="Text_20_body"><text:span text:style-name="Emphasis">Dot Matrix Printer</text:span> An older type of printer that works by firing sets of pins in different combinations at an ink ribbon located against a sheet of paper. Such printers produce text that looks "ragged". Laser printers and ink-jet printers are now much more common.</text:p>
      <text:p text:style-name="Text_20_body"><text:span text:style-name="Emphasis">Dpi (Dots Per Inch)</text:span> A measure of the of the quality of output, i.e. the number of dots per square inchproduced by a <text:span text:style-name="Emphasis">printer</text:span> or <text:span text:style-name="Emphasis">scanner</text:span>, also referred to as its <text:span text:style-name="Emphasis">resolution</text:span>. A resolution of at least 300 dpi is considered reasonable for the production of high-quality output by a printer and 1200 dpi by a scanner, but modern printers and scanners can produce many more dots per square inch. The resolution of a scanner may also be expressed by two numbers. These are mostly the same, e.g. 1200 x 1200, but you may also see 1200 x 2400, which means that the number of horizontal dots is different from the number of vertical dots</text:p>
      <text:h text:style-name="Heading_20_3" text:outline-level="3"><text:bookmark text:name="e"/><text:span text:style-name="Strong_20_Emphasis">E</text:span></text:h>
      <text:p text:style-name="Text_20_body"><text:span text:style-name="Emphasis">ebook</text:span> A range of digital publications which can be read by ereaders, desktop computers and handheld devices.</text:p>
      <text:p text:style-name="Text_20_body"><text:span text:style-name="Emphasis">EPUB (Electronic Publication)</text:span> An ebook format developed by the International Digital Publishing Forum (IDPF). EPUB has been designed to accommodate reflowable content.</text:p>
      <text:p text:style-name="Text_20_body"><text:span text:style-name="Emphasis">ereader</text:span> A device capable of reading digital texts in various formats, notably EPUB and AZW.</text:p>
      <text:p text:style-name="Text_20_body"><text:span text:style-name="Emphasis">E-ink</text:span> Electrophoretic ink, a sytem in whch small particals are electrostatically charged in such a way they can become black or white and remain so. Hence, electricity is in fact only used by refreshing the page, which reduces considerably the power consumption and makes it an ideal technology for long reading. The resolution of the stable screen is very high. A disadvantage is that, like paper, the presentation does not allow motion pictures or animations.</text:p>
      <text:p text:style-name="Text_20_body"><text:span text:style-name="Emphasis">Encryption</text:span> A system of coding that helps prevent access to private information on computer networks or on the Web.</text:p>
      <text:h text:style-name="Heading_20_3" text:outline-level="3"><text:bookmark text:name="f"/><text:span text:style-name="Strong_20_Emphasis">F</text:span></text:h>
      <text:p text:style-name="Text_20_body"><text:span text:style-name="Emphasis">FAQ</text:span> Abbreviation for Frequently Asked Question(s).</text:p>
      <text:p text:style-name="Text_20_body"><text:span text:style-name="Emphasis">File</text:span> A <text:span text:style-name="Emphasis">file</text:span> in computer jargon can be used to describe many different things. It may be a Computer Program, a document file created with a Word-processor, an image file, an audio file, a video file, etc. Think of it in the same way as you would think of a file in a filing cabinet. A file has a name that describes what it is, and the file is stored in a place where you can easily find it.</text:p>
      <text:p text:style-name="Text_20_body"><text:span text:style-name="Emphasis">File extension</text:span> One popular method used by many operating systems, including Windows, Mac OS is to determine the format of a file based on the end of its nameâ€”the letters following the final period. This portion of the filename is known as the filename extension. For example, HTML documents are identified by names that end with .html (or .htm), and GIF images by .gif. In the past names were limited to an eight-character identifier and a three-character extension. There are only a limited number of three-letter extensions, so, often any given extension might be linked to more than one program. Many formats still use three-character extensions even though modern operating systems and application programs no longer have this limitation. Since there is no standard list of extensions, more than one format can use the same extension, which can confuse both the operating system and users.</text:p>
      <text:p text:style-name="Text_20_body"><text:span text:style-name="Emphasis">File format</text:span> A file format is a standard way that information is encoded for storage in a computer file. It specifies how bits are used to encode information in a digital storage medium. File formats may be either proprietary or free and may be either unpublished or open. A specific file format demands specific programs to read.</text:p>
      <text:p text:style-name="Text_20_body"><text:span text:style-name="Emphasis">File Permissions</text:span> Files stored on a computer usually have <text:span text:style-name="Emphasis">permissions</text:span> governing which users are allowed to read, amend or execute them. This is particularly important in a a school, college or university network environment, where teachers and lecturers may have the permission to amend certain files, e.g. documents that they have created, but students are only allowed to read them. File permissions are usually determined by network managers.</text:p>
      <text:p text:style-name="Text_20_body"><text:span text:style-name="Emphasis">Flat text</text:span> Text without any visual characteristics, so without bolding, italics, etc.</text:p>
      <text:p text:style-name="Text_20_body"><text:span text:style-name="Emphasis">Formatting</text:span> The process of preparing a writeable disc for use. Formatting creates a structure on the disc which enables it to hold data.</text:p>
      <text:p text:style-name="Text_20_body"><text:span text:style-name="Emphasis">Freemium</text:span> A revenue model whereby the base product is free of charge, but can be extended with paid options or plugins.</text:p>
      <text:h text:style-name="Heading_20_3" text:outline-level="3"><text:bookmark text:name="g"/><text:span text:style-name="Strong_20_Emphasis">G</text:span></text:h>
      <text:p text:style-name="Text_20_body"><text:span text:style-name="Emphasis">GIF (Graphic Interchange Format)</text:span> A file format used for storing simple graphics. GIF files use a palette of 256 colours, which makes them practical for almost all graphics except photographs. Generally, GIF files should be used for logos, line drawings, icons, etc, i.e. images that don't contain a rich range of colours. A GIF file containing a small number of colours tends to be quite small, but it will be big if the image has a wide range of colours, e.g. a photograph.GIF files are commonly used for storing images on the Web. GIF files are also suitable for storing animated (i.e. moving) images.</text:p>
      <text:p text:style-name="Text_20_body"><text:span text:style-name="Emphasis">GitHub</text:span> Collaboration platform, code review, and code management for open source and private projects.</text:p>
      <text:p text:style-name="Text_20_body"><text:span text:style-name="Emphasis">GUI (Graphical User Interface)</text:span> An Interface, i.e. a software package, that enables human beings to control what happens on their computers. A GUI consists of graphical elements known as icons and enables the user to run programs and to carry out other operations such as copying information from one Folder/directory to another, deleting files, etc by clicking on these icons, opening and shutting windows and dragging and dropping with a mouse.</text:p>
      <text:h text:style-name="Heading_20_3" text:outline-level="3"><text:bookmark text:name="h"/><text:span text:style-name="Strong_20_Emphasis">H</text:span></text:h>
      <text:p text:style-name="Text_20_body"><text:span text:style-name="Emphasis">Hexadecimal</text:span> A number system used in computers in which numbers are composed of combinations of 16 digits, using 0-9 then the letters A-F to represent 10-15. Hex allows binary numbers to be expressed in a more compact and comprehensible form. For example, 255 = FF (hex) = 11111111 (binary)</text:p>
      <text:p text:style-name="Text_20_body"><text:span text:style-name="Emphasis">HTML (Hypertext Markup Language)</text:span> A markup language based on SGML. The coding system used for creating pages on the World Wide Web. HTML enables the author to control how the page appears and to insert Hypertext links within one Web page or to other pages anywhere on the Web.</text:p>
      <text:p text:style-name="Text_20_body"><text:span text:style-name="Emphasis">HTTP (Hypertext Transfer Protocol)</text:span> The transfer method (<text:span text:style-name="Emphasis">protocol</text:span>) used by the World Wide Web to transmit and receive Web pages.</text:p>
      <text:p text:style-name="Text_20_body"><text:span text:style-name="Emphasis">Hyperlink</text:span> A contraction of hypertext link, the essence of Hypertext and the HTML language used for creating pages on the World Wide Web. In a Web document a hyperlink can be a sequence of letters or an image. By clicking on the area designated as a hyperlink by the person who created the Web page, it is possible to jump quickly to another part of the page, a different page on the same website, or to a completely different website.</text:p>
      <text:p text:style-name="Text_20_body"><text:span text:style-name="Emphasis">Hypertext</text:span> A system for the non-sequential presentation of text, the fundamental concept of the World Wide Web, whereby the user can jump from one part of a text to another, from one Web page to another, or from one website to another, by clicking on highlighted (and usually underlined) hyperlinks. The concept of hypertext predates the Web by many years.</text:p>
      <text:h text:style-name="Heading_20_3" text:outline-level="3"><text:bookmark text:name="i"/><text:span text:style-name="Strong_20_Emphasis">I</text:span></text:h>
      <text:p text:style-name="Text_20_body"><text:span text:style-name="Emphasis">iBooks</text:span> A program enabling the user to read and buy ebooks, developed by Apple for iOS and OS X.</text:p>
      <text:p text:style-name="Text_20_body"><text:span text:style-name="Emphasis">iBookstore</text:span> Apple's storefront for EPUBs and iBooks.</text:p>
      <text:p text:style-name="Text_20_body"><text:span text:style-name="Emphasis">iOS</text:span> Mobile operating, originally called iPhone OS before June 2010, which runs on iPhone, iPad, iPod Touch and Apple TV.</text:p>
      <text:p text:style-name="Text_20_body"><text:span text:style-name="Emphasis">iPad</text:span> Tablet introduced by Apple, controlled by touch gestures.</text:p>
      <text:p text:style-name="Text_20_body"><text:span text:style-name="Emphasis">Icon</text:span> A small symbol or picture used in a Graphical User Interface (GUI). The icons on the computer screen represent programs or files, e.g. a picture of a painter's palette might represent a program used for drawing and editing pictures, and a picture of a book with a question mark on its cover might represent the text of a manual or a help file.</text:p>
      <text:p text:style-name="Text_20_body"><text:span text:style-name="Emphasis">Ink Jet Printer</text:span> A type of Printer that fire little jets of ink at the page in order to form the characters and graphics. One of the commonest forms of printers currently in use and capable of producing high-quality output in black and white and in full colour.</text:p>
      <text:p text:style-name="Text_20_body"><text:span text:style-name="Emphasis">Interface</text:span> An interface in computer jargon is a connection between two systems. It can be Hardware or Software. It may take the form of a plug, cable or socket, or all three, for example where a Printer or Scanner is connected to a computer, and then it's a hardware interface. There are also software interfaces that enable one program to link with another, passing across data and variables. The term interface, also known as user interface, also describes the software that is used to enable human beings to communicate with a computer.</text:p>
      <text:p text:style-name="Text_20_body"><text:span text:style-name="Emphasis">Internet</text:span> The Internet, or simply "the Net", is a computer network connecting millions of computers all over the world. It provides communications to governments, businesses, universities, schools and homes. Any modern computer can be connected to the Internet using existing communications systems. Schools and universities normally access the Internet via their own educational networks, but private individuals usually have to take out a subscription with an Internet Service Provider (ISP). Although the Internet is in fact a network of networks, it appears to users as a network of individual computers. The Internet dates back to the group of interconnected networks that evolved from the ARPANET of the late 60's and early 70's. It has grown from a handful of interconnected networks into a huge network of millions of computers.</text:p>
      <text:p text:style-name="Text_20_body"><text:span text:style-name="Emphasis">iPod</text:span> The name of a portable (mobile) Media Player designed and marketed by Apple.</text:p>
      <text:p text:style-name="Text_20_body"><text:span text:style-name="Emphasis">IT(C) (Information Technology)</text:span> Essentially, technology relating to information processing, i.e. computer technology, The term IT is rapidly being replaced by ICT in order to reflect the important role that information technology plays in communications by email, the Web, satellites and mobile phones.</text:p>
      <text:h text:style-name="Heading_20_3" text:outline-level="3"><text:bookmark text:name="j"/><text:span text:style-name="Strong_20_Emphasis">J</text:span></text:h>
      <text:p text:style-name="Text_20_body"><text:span text:style-name="Emphasis">Java</text:span> Java is a high level programming language. It is useful for creating small web applications and applets for use as part of a web page.</text:p>
      <text:p text:style-name="Text_20_body"><text:span text:style-name="Emphasis">JavaScript</text:span> JavaScript is a scripting language originally developed by Netscape mainly for use as code within a web page.</text:p>
      <text:p text:style-name="Text_20_body">Javascript is very popular for common tasks such as validating data entry forms within a web page before they are submitted to the server. Javascript can also alter the way a page looks by dynamically changing CSS format settings within its page.</text:p>
      <text:p text:style-name="Text_20_body"><text:span text:style-name="Emphasis">AJAX (Asynchronous Javascript and XML)</text:span> A popular technology closely linked with JavaScript, used to update details on a web page without having to fully refresh it.</text:p>
      <text:p text:style-name="Text_20_body">jQuery JavaScript library providing a set of convenience methods for programmers in order to dynamically manipulate webpages.</text:p>
      <text:p text:style-name="Text_20_body"><text:span text:style-name="Emphasis">JPEG or JPG (Joint Photographic Expert Group)</text:span> Pronounced "Jaypeg". A file format used for storing images. The JPEG/JPG format uses a palette of millions of colours and is primarily intended for photographic images. The internal compression algorithm of the JPEG/JPG format, unlike the GIF format, actually throws out superfluous information, which is why JPEG/JPG files containing photographic images end up smaller than GIF files containing photographic images. If you store an image, say, of a flag containing just three colours in JPEG/JPG format it may end up bigger than a GIF file containing the same image, but not necessarily a lot bigger - it depends on the type and range of colours it contains. JPEG/JPG files containing photographic images are normally smaller than GIF files containing photographic images.</text:p>
      <text:h text:style-name="Heading_20_3" text:outline-level="3"><text:bookmark text:name="k"/><text:span text:style-name="Strong_20_Emphasis">K</text:span></text:h>
      <text:p text:style-name="Text_20_body"><text:span text:style-name="Emphasis">KF8</text:span> KF8 is the latest ebook format used by Amazon for its Kindle hardware. See also AZW.</text:p>
      <text:p text:style-name="Text_20_body"><text:span text:style-name="Emphasis">Kindle</text:span> Kindle is a set of handheld devices and software capable of reading ebooks, particularly Amazons AZW file format. The Kindle product range is manufactured and developed by Amazon.</text:p>
      <text:p text:style-name="Text_20_body"><text:span text:style-name="Emphasis">Kobo</text:span> Kobo produces a range of handheld devices and software for ereading. It also has its own storefront where ebooks (mainly EPUBs) may be bought.</text:p>
      <text:h text:style-name="Heading_20_3" text:outline-level="3"><text:bookmark text:name="l"/><text:span text:style-name="Strong_20_Emphasis">L</text:span></text:h>
      <text:p text:style-name="Text_20_body"><text:span text:style-name="Emphasis">LAN (Local Area Network)</text:span> A Network of computers at one site that provides services to other computers connected to it. A LAN is usually limited to an immediate area, for example the floor of a building, a single building or a campus. The most important part of a LAN is the Server that delivers software to the computers (also known as workstations or clients) that are connected to it. The server is usually the most powerful computer in the network Users of computers connected to a LAN can access their own files remotely and exchange information with the server and other users connected to the network.</text:p>
      <text:p text:style-name="Text_20_body"><text:span text:style-name="Emphasis">Latex</text:span></text:p>
      <text:p text:style-name="Text_20_body"><text:span text:style-name="Emphasis">LCD (Liquid Crystal Display)</text:span> A technology used for producing a type of flat panel computer Display Screen, which is replacing the older type of Cathode Ray Tube display screen. A more advanced form of technology for producing flat panel display screens is known as TFT (Thin Film Transistor). LCD and TFT screens are also used in digital cameras and camcorders.</text:p>
      <text:p text:style-name="Text_20_body"><text:span text:style-name="Emphasis">Linux</text:span> Unix-type Operating System. Linux was originally created by Linus Torvalds with the assistance of developers around the world. The Source Code for Linux is open source and hence freely available to everyone.</text:p>
      <text:h text:style-name="Heading_20_3" text:outline-level="3"><text:bookmark text:name="m"/><text:span text:style-name="Strong_20_Emphasis">M</text:span></text:h>
      <text:p text:style-name="Text_20_body"><text:span text:style-name="Emphasis">Macro</text:span> A sort of mini-program that can be incorporated into other programs, comprising a series of keystrokes that you may wish to use over and over again. A macro is a series of commands and instructions that you group together as a single command to accomplish a task automatically. Instead of manually performing a series of time-consuming, repetitive actions, you can create and run a single macro - in effect, a custom command that carries out the task for you. A macro can be saved and called up whenever you need it.</text:p>
      <text:p text:style-name="Text_20_body"><text:span text:style-name="Emphasis">Mark-up Language</text:span></text:p>
      <text:p text:style-name="Text_20_body"><text:span text:style-name="Emphasis">Mashup</text:span> A <text:span text:style-name="Emphasis">mashup</text:span> is a Web page that brings together data from two or more Web services and combines the data into a new application with added functionality.</text:p>
      <text:p text:style-name="Text_20_body"><text:span text:style-name="Emphasis">Metadata</text:span><text:span text:style-name="Emphasis"><office:annotation><dc:date>2014-10-27T08:22:37</dc:date><text:p>Possible link: &lt;a href="http://networkcultures.org/digitalpublishing/2013/10/09/embedding-a-custom-set-of-metadata-based-on-dublin-core-into-a-multimarkdown-document/"&gt;http://networkcultures.org/digitalpublishing/2013/10/09/embedding-a-custom-set-of-metadata-based-on-dublin-core-into-a-multimarkdown-document/&lt;/a&gt;</text:p></office:annotation></text:span> </text:p>
      <text:p text:style-name="Text_20_body"><text:span text:style-name="Emphasis">MIDI (Musical Instrument Digital Interface)</text:span> A format for synthesised music. Music in MIDI format is created and played through the use of synthesisers, unlike "real" music which is normally recorded in MP31, WMA2 or WAV3 file format.</text:p>
      <text:p text:style-name="Text_20_body"><text:span text:style-name="Emphasis">Mobipocket</text:span> Is a French company incorporated in March 2000 that produced Mobipocket Reader software, an ebook reader for some personal digital assistants (PDA), wireless telephones and desktop operating systems. The technology was later bought by Amazon for its Kindle platform.</text:p>
      <text:p text:style-name="Text_20_body"><text:span text:style-name="Emphasis">Monitor</text:span> The screen on which output from a computer is displayed. Also referred to as Display Screen.</text:p>
      <text:p text:style-name="Text_20_body"><text:span text:style-name="Emphasis">Monochrome</text:span> Monochrome describes paintings, drawings, design, or photographs in one color or shades of one color. So a monochromatic object or image has only colors in shades of limited colors or hues.</text:p>
      <text:p text:style-name="Text_20_body"><text:span text:style-name="Emphasis">MOV</text:span> The format for storing and playing back audio and video files using the QuickTime media player on the Apple Macintosh, but also available for the multimedia PC. Economical in terms of storage space.</text:p>
      <text:p text:style-name="Text_20_body"><text:span text:style-name="Emphasis">MP4</text:span> Abbreviation for the MPEG-4 file format. There are two basic types of MP4: MP4 AAC (Advanced Audio Coding) and MP4 AVC (Advanced Video Coding). The MP4 AAC file format is used to store audio files in a more manageable size without affecting the quality. MP4 AAC's best known use is as the default audio format of Apple's iPhone, iPod and iTunes Media Player. The MP4 AVC file format is used to store video files in a more manageable size wihout affecting the quality. It is also increasingly being used for storing video on iPods and similar portable devices.</text:p>
      <text:p text:style-name="Text_20_body"><text:span text:style-name="Emphasis">MPEG</text:span> or <text:span text:style-name="Emphasis">MPG</text:span> Abbreviation for Motion Picture Expert Group. Pronounced "Empeg". A standard file format for storing movies in digital format and high-quality audio files in a variation known as MP3. Video files stored MPEG format can be recognised by the Extension.mpg or .mpeg. MP3 audio files can be recognised by the Extension .mp3. A newer file format is MP4. MP4 files that can be recognised by the Extension .mp4. See ASF, AVI7 MOV8 RM, which are alternative video file formats.</text:p>
      <text:p text:style-name="Text_20_body"><text:span text:style-name="Emphasis">Multimedia</text:span> The integration of two or more types of information (text, images, audio, video, animation, etc.) in a single application.</text:p>
      <text:h text:style-name="Heading_20_3" text:outline-level="3"><text:bookmark text:name="n"/><text:span text:style-name="Strong_20_Emphasis">N</text:span></text:h>
      <text:h text:style-name="Heading_20_3" text:outline-level="3"><text:bookmark text:name="o"/><text:span text:style-name="Strong_20_Emphasis">O</text:span></text:h>
      <text:p text:style-name="Text_20_body"><text:span text:style-name="Emphasis">OCR (Optical Character Recognition)</text:span> OCR software is used conjunction with a <text:span text:style-name="Emphasis">scanner</text:span> to convert printed text into digital format. For example, a page from a printed book can be placed on the scanner and the OCR software will be used by the scanner to detect the individual words from which it is made up and then convert them into a form that can be stored on a computer,</text:p>
      <text:p text:style-name="Text_20_body"><text:span text:style-name="Emphasis">Objective-C</text:span> A programming language often used to create applications for OS X and iOS. The language is based on C and comparable to Microsoft's C Sharp, also a dialect of C.</text:p>
      <text:p text:style-name="Text_20_body"><text:span text:style-name="Emphasis">Open source</text:span> The practice of allowing access to the source of product and the process through which the product has been developed. Open Source Software is the most well-known exponent of this practice.</text:p>
      <text:p text:style-name="Text_20_body"><text:span text:style-name="Emphasis">OS (Operating system)</text:span></text:p>
      <text:h text:style-name="Heading_20_3" text:outline-level="3"><text:bookmark text:name="p"/><text:span text:style-name="Strong_20_Emphasis">P</text:span></text:h>
      <text:p text:style-name="Text_20_body"><text:span text:style-name="Emphasis">PDA</text:span></text:p>
      <text:p text:style-name="Text_20_body"><text:span text:style-name="Emphasis">PDF (Portable Document Format)</text:span> This is a file type created by Adobe that allows fully formatted, documents to be transmitted across the Internet and viewed on any computer that has Adobe Acrobat Reader software - a proprietary software viewing program available for free at the Adobe website: <text:a xlink:type="simple" xlink:href="http://www.adobe.com/uk/">http://www.adobe.com/uk/</text:a>. Businesses and educational institutions often use PDF-formatted files to display the original look of their brochures or for publishing a complete magazine in electronic format. Using the full Adobe Acrobat software package, it is possible to create a high-quality piece of artwork or a brochure which preserves the look of the original, complete with fonts, colours, images, and formatting. Documents in PDF format can be published on the Web without having to be converted into HTML.</text:p>
      <text:p text:style-name="Text_20_body"><text:span text:style-name="Emphasis">Pixel</text:span> A contraction of picture element. What you see on a computer Display Screen1 is made up of thousands of coloured pixels or small dots, which can be set according to the user's choice to produce either low-resolution output, medium-resolution output or high-resolution output, the usual combinations of pixels across each line of the screen (horizontal pixels) and down each line of the screen (vertical pixels) being 640 x 480, 800 x 600, 1024 x 768, 1280 x 1024. Thus, the more pixels on the screen the higher the resolution (i.e. producing a finer, sharper image) and the greater the variety of colours that can be displayed.</text:p>
      <text:p text:style-name="Text_20_body"><text:span text:style-name="Emphasis">Platform</text:span> Often used as an alternative term for a computer system, including both the hardware and the software. Essentially this term describes something that is used to build something else. The term <text:span text:style-name="Emphasis">platform-independent</text:span> - used to describe software - means that the software can be run on any computer.</text:p>
      <text:p text:style-name="Text_20_body"><text:span text:style-name="Emphasis">Podcast</text:span> A podcast is a broadcast digital audio recording, made available via the Web in a way that allows the recording to be downloaded for listening at the user's convenience. Cf. Vodcast, which is often used to describe a downloadable broadcast digital video recording.</text:p>
      <text:p text:style-name="Text_20_body"><text:span text:style-name="Emphasis">Pop-up</text:span> A small Window that appears within a program or over the top of a Web page to deliver additional information. Pop-ups on the Web can be annoying as they are often used for unwanted advertising material.</text:p>
      <text:p text:style-name="Text_20_body"><text:span text:style-name="Emphasis">POD (Print-on-Demand)</text:span> Print on demand (POD) is a digital printing technology in which a book or other publication is printed in the amount one needs it. The POD model flies in the face of traditional printing, where large quantities of books are produced in initial print runs to reduce costs prior to distribution. The sales of online books and e-books facilitate POD and eliminate the need for hard copy book displays. POD has also changed the publishing industry by reducing the need for traditional publishing houses, allowing authors to self-publish at very low costs. Print on demand is sometimes called publish on demand.</text:p>
      <text:p text:style-name="Text_20_body"><text:span text:style-name="Emphasis">Program</text:span> The American spelling is standard in computer jargon, enabling a useful distinction to be made in British English between a <text:span text:style-name="Emphasis">computer program</text:span> and a <text:span text:style-name="Emphasis">programme</text:span> in the sense of a <text:span text:style-name="Emphasis">programme of study</text:span>. A talk with the title "Turning programmes into programs" (or maybe it was the other way round) was presented by a British Council officer at the annual TESOL conference in the USA in 1987 - which puzzled the American audience but made sense to the British participants.</text:p>
      <text:p text:style-name="Text_20_body"><text:span text:style-name="Emphasis">Protocol</text:span> In Internet terminology protocol usually refers to a set of rules that define an exact format for communication between systems. For example the HTTP protocol defines the format for communication between Web browsers and Web server.</text:p>
      <text:h text:style-name="Heading_20_3" text:outline-level="3"><text:bookmark text:name="q"/><text:span text:style-name="Strong_20_Emphasis">Q</text:span></text:h>
      <text:p text:style-name="Text_20_body"><text:span text:style-name="Emphasis">QR Code (Quick Response Code)</text:span> A QR Code is a two-dimensional barcode that can store a variety of different types of information, e.g. text, a website URL, a telephone number, an SMS message, an email address, an email message, contact details, information about an event, a Google Maps1 location, your social media profile (Facebook, Twitter, etc), an iTunes link, a YouTube link, etc. QR Codes can be read by barcode readers and Smartphone cameras. Instead of writing down the information relating to a website URL or map location etc, you just take a photo of the QR Code.</text:p>
      <text:p text:style-name="Text_20_body"><text:span text:style-name="Emphasis">QuickTime</text:span> Software by Apple used for viewing movies and listening to audio recordings</text:p>
      <text:h text:style-name="Heading_20_3" text:outline-level="3"><text:bookmark text:name="r"/><text:span text:style-name="Strong_20_Emphasis">R</text:span></text:h>
      <text:p text:style-name="Text_20_body"><text:span text:style-name="Emphasis">Reflowable</text:span> A reflowable document is a type of electronic document that can adapt its presentation to the output device.</text:p>
      <text:p text:style-name="Text_20_body"><text:span text:style-name="Emphasis">Resolution</text:span> A measure of the number of pixels or small dots displayed on a computer display screen, printer or scanner. One normally talks in terms of the quality of resolution, using the expression low-resolution, medium-resolutionand high-resolution. The resolution of a computer display screenis normally expressed as two numbers representing the horizontal and vertical resolution, i.e. dots across each line of the screen and down each line of the screen: e.g. 640 x 480, 1024 x 768, etc. The resolution of a Printer is normally referred to by the number of dots per inch (dpi)- i.e. square inch.</text:p>
      <text:p text:style-name="Text_20_body"><text:span text:style-name="Emphasis">RTF (Rich Text Format)</text:span> An alternative way of storing a document created with a MS-Word-processor. RTF-formatted files can be moved relatively easily between different computer systems. RTF format is also recommended when transmitting an Attachment by Email as it is much safer than the Microsoft Word formats, which can harbour Word Macro viruses. RTF files preserve most of the formatting contained in DOC-formatted files.</text:p>
      <text:h text:style-name="Heading_20_3" text:outline-level="3"><text:bookmark text:name="s"/><text:span text:style-name="Strong_20_Emphasis">S</text:span></text:h>
      <text:p text:style-name="Text_20_body"><text:span text:style-name="Emphasis">SDK (Software Development Kit)</text:span></text:p>
      <text:p text:style-name="Text_20_body"><text:span text:style-name="Emphasis">Semantic Web</text:span> The <text:span text:style-name="Emphasis">Semantic Web</text:span> is not a new type of Web, but rather an extension of the Web whereby data available in different locations on the Web is linked together in a way that allows the user to search the Web in a more sophisticated way, e.g. by requesting information in forms such as "Tell me where I can find information about 21st-century writers who live within 50 miles of my home town":</text:p>
      <text:p text:style-name="Text_20_body"><text:span text:style-name="Emphasis">Setup Program</text:span> A program that enables the user to set up a program or suite of programs on the computer's hard disk. Also known as Install Program or Installation Program.</text:p>
      <text:p text:style-name="Text_20_body"><text:span text:style-name="Emphasis">Shockwave Player</text:span> Software developed by Adobe that enables Web pages containing interactive multimedia materials to be played on the Web. Such materials may contain games, product demonstrations and online learning applications.</text:p>
      <text:p text:style-name="Text_20_body"><text:span text:style-name="Emphasis">sRGB color space</text:span> sRGB is a standard RGB color space created cooperatively by HP and Microsoft in 1996 for use on monitors, printers and the Internet.</text:p>
      <text:p text:style-name="Text_20_body"><text:span text:style-name="Emphasis">Streaming</text:span> Playing audio or video in real time from a website. In order to play streaming multimedia files you need a specific Plug-in program that links in with your Browser and plays the file as it is transmitted rather than downloading it to your computer first. Streaming requires a Broadband connection to the Internet since multimedia files are not stored on your computer but played in a continuous stream direct from the computer where they are stored.</text:p>
      <text:p text:style-name="Text_20_body"><text:span text:style-name="Emphasis">Syntax</text:span></text:p>
      <text:h text:style-name="Heading_20_3" text:outline-level="3"><text:bookmark text:name="t"/><text:span text:style-name="Strong_20_Emphasis">T</text:span></text:h>
      <text:p text:style-name="Text_20_body"><text:span text:style-name="Emphasis">Tablet Computer</text:span> A tablet computer is compact portable computer that makes use of a Touchscreen instead of a keyboard for typing and running applications. Apple's iPad is a typical example of a tablet computer.</text:p>
      <text:p text:style-name="Text_20_body"><text:span text:style-name="Emphasis">Tag</text:span> Tags are small alpha-numeric indicators around a word or part of text to define the role and/or function of that text. It is an essential tool in XML and HTML.</text:p>
      <text:p text:style-name="Text_20_body">Tagging has become more common in recent years as a result of the widespread use of Social Media for sharing images, audio recordings, video recordings, website references, etc. Tags are labels that briefly describe the what the media or references are all about and help other people find them quickly.</text:p>
      <text:p text:style-name="Text_20_body"><text:span text:style-name="Emphasis">TCP/IP (Transfer Control Protocol/Internet Protocol)</text:span> The main data transfer protocol used on the Internet.</text:p>
      <text:p text:style-name="Text_20_body"><text:span text:style-name="Emphasis">Tex</text:span></text:p>
      <text:p text:style-name="Text_20_body"><text:span text:style-name="Emphasis">Text editor</text:span> A computer program that allow the manipulation of text.</text:p>
      <text:p text:style-name="Text_20_body"><text:span text:style-name="Emphasis">Tumblog</text:span> A tumblog is similar to a blog. Whereas the full name for a blog is "Web log," the full name for a tumblog is a "tumble log." It is named <text:span text:style-name="Emphasis">tumble</text:span> because it is designed for posting quick snippets instead of long articles.</text:p>
      <text:h text:style-name="Heading_20_3" text:outline-level="3"><text:bookmark text:name="u"/><text:span text:style-name="Emphasis">U</text:span></text:h>
      <text:p text:style-name="Text_20_body"><text:span text:style-name="Emphasis">Unicode</text:span> The Unicode Worldwide Character Standard is a character coding system designed to support the interchange, processing, and display of the written texts of the diverse languages of the modern world. In addition, it supports classical and historical texts of many written languages: <text:a xlink:type="simple" xlink:href="http://www.unicode.org/">http://www.unicode.org</text:a>.</text:p>
      <text:p text:style-name="Text_20_body"><text:span text:style-name="Emphasis">Unix</text:span> An Operating System widely used on large computer systems in corporations and universities, on which many Web servers are hosted. A PC version of Unix, called Linux, is becoming increasingly popular as an alternative to Windows.</text:p>
      <text:h text:style-name="Heading_20_3" text:outline-level="3"><text:bookmark text:name="v"/><text:span text:style-name="Emphasis">V</text:span></text:h>
      <text:p text:style-name="Text_20_body"><text:span text:style-name="Emphasis">Vector Graphic</text:span> A method of creating graphic images on a computer by telling it to draw lines in particular positions. An advantage of a <text:span text:style-name="Emphasis">vector graphic</text:span> is that it can be enlarged or reduced in size without loss of sharpness or distortion. Most modern image creation and edtiting packages can save images in vector graphic format. Vector graphics can be contrasted with <text:span text:style-name="Emphasis">bit-mapped graphics</text:span>, which are made of a fixed number of pixels (small dots), and therefore sharpness may be lost when the image is resized.</text:p>
      <text:p text:style-name="Text_20_body"><text:span text:style-name="Emphasis">Vodcast</text:span> A contraction of Video Podcast. A type of Podcast1 that incoporates video as well as audio.</text:p>
      <text:h text:style-name="Heading_20_3" text:outline-level="3"><text:bookmark text:name="w"/><text:span text:style-name="Emphasis">W</text:span></text:h>
      <text:p text:style-name="Text_20_body"><text:span text:style-name="Emphasis">WAV (Waveform Audio Format)</text:span> A format for storing high-quality audio files.</text:p>
      <text:p text:style-name="Text_20_body"><text:span text:style-name="Emphasis">Word-processor</text:span> Probably the most widely used computer Application. Modern word-processors allow the user to create fine-looking documents including images, tables, photographs, and even sound and video recordings if they are to be viewed on screen rather than from the printed page. In many respects they are similar to <text:span text:style-name="Emphasis">Desktop Publishing</text:span> applications. Word-processors normally include a spellchecker, a grammar checker, a style checker and a thesaurus, as well as tools for writing in HTML, the coding language used for producing Web pages.Word-processors have been widely used in teaching and learning foreign languages ever since they first appeared.</text:p>
      <text:p text:style-name="Text_20_body"><text:span text:style-name="Emphasis">WWW (World Wide Web)</text:span> Usually referred to simply as the Web. This is the most powerful and fastest growing Internet service. The World Wide Web was the brainchild of Tim Berners-Lee, who in 1989 invented the HTML coding language that is the basis of the Web. The Web became a public service in 1993. It is a huge collection of resources of information, including learning materials, which is accessed by means of a computer program known as a Browser. The World Wide Web is only part of the Internet, but many people treat both terms as synonyms.</text:p>
      <text:p text:style-name="Text_20_body"><text:span text:style-name="Emphasis">WYSIWYG (What You See Is What You Get)</text:span> Dates back to the pre-Windows and pre-Mac period, when what you saw on the screen, e.g. in a Word document, was not necessarily what appeared on your Printer - something we now take for granted.</text:p>
      <text:h text:style-name="Heading_20_3" text:outline-level="3"><text:bookmark text:name="x"/><text:span text:style-name="Strong_20_Emphasis">X</text:span></text:h>
      <text:p text:style-name="Text_20_body"><text:a xlink:type="simple" xlink:href="id:XML"><text:span text:style-name="Emphasis">XML</text:span></text:a><text:span text:style-name="Emphasis"> (eXtensible Markup Language)</text:span> XML is a specification emanating from the World Wide Web Consortium (W3C) that allows Web designers to create their own language for displaying documents on the Web. XML is an extension to the standard language for creating Web pages, HTML, and makes it possible to create websites containing more complex interactivity.</text:p>
      <text:p text:style-name="Text_20_body"><text:a xlink:type="simple" xlink:href="id:XHTML"><text:span text:style-name="Emphasis">XHTML</text:span></text:a><text:span text:style-name="Emphasis">(Extensible Hypertext Markup Language)</text:span> A markup language mainly used to produce websites. It generally has the same characteristics as HTML, but has a stricter syntax which allow it to be easily read by an XML-parser.</text:p>
      <text:h text:style-name="Heading_20_3" text:outline-level="3"><text:bookmark text:name="y"/>Y</text:h>
      <text:h text:style-name="Heading_20_3" text:outline-level="3"><text:bookmark text:name="z"/>Z</text:h>
      <text:p text:style-name="Heading_20_1"><text:bookmark text:name="software-catalogue"/>12 Software Catalogue</text:p>
      <text:p text:style-name="Text_20_body">A catalogue of open source software written in the context of the project with links to the relevant GitHub repositories.</text:p>
      <text:p text:style-name="Text_20_body">In the present project we deal with various kinds of products which we combine into five genres:</text:p>
      <text:h text:style-name="Heading_20_2" text:outline-level="2"><text:bookmark text:name="bis-publishers"/>BIS Publishers</text:h>
      <text:h text:style-name="Heading_20_2" text:outline-level="2"><text:bookmark text:name="inc"/>INC</text:h>
      <text:p text:style-name="Text_20_body">An example of a <text:span text:style-name="Emphasis">research publication</text:span> is the Society of Query reader, issued by INC.<office:annotation><dc:date>2014-10-27T08:22:37</dc:date><text:p>Can be worked out more</text:p></office:annotation> </text:p>
      <text:p text:style-name="Text_20_body"><text:a xlink:type="simple" xlink:href="https://github.com/DigitalPublishingToolkit/epubtrailer.py">https://github.com/DigitalPublishingToolkit/epubtrailer.py</text:a> <text:a xlink:type="simple" xlink:href="https://github.com/DigitalPublishingToolkit/mmd-meta-validation">https://github.com/DigitalPublishingToolkit/mmd-meta-validation</text:a></text:p>
      <text:h text:style-name="Heading_20_2" text:outline-level="2"><text:bookmark text:name="nai010-publishers"/>NAI/010 Publishers</text:h>
      <text:p text:style-name="Text_20_body">The project for NAI/010 Publishers has two technical components. A mobile web application, called My Highlights, allowing a user to browse a large collection and create an EPUB based on a personal selection of objects from this collection. The other is a set of WordPress plugins, extending the functionality of the WordPress JSON REST API (<text:a xlink:type="simple" xlink:href="https://github.com/WP-API/WP-API">WP-API</text:a>) and facilitate the generation of EPUBs using the content from a WordPress database. The latter is basically a packaged version of the CakePHP EPUB component that builds on AsbjÃ¸rn Grandt's PHPePub.</text:p>
      <text:p text:style-name="Text_20_body"><text:a xlink:type="simple" xlink:href="https://github.com/DigitalPublishingToolkit/my-highlights">My Highlights on GitHub</text:a></text:p>
      <text:h text:style-name="Heading_20_2" text:outline-level="2"><text:bookmark text:name="valiz"/>Valiz</text:h>
      <text:p text:style-name="Text_20_body">For Valiz Publishers an online EPUB generator was developed using CakePHP and a set of open-source libraries, notably <text:a xlink:type="simple" xlink:href="https://github.com/Grandt/PHPePub">PHPePub</text:a> by AsbjÃ¸rn Grandt. The project was developed with relatively low-cost and low-feature <text:bookmark text:name="fnref71"/><text:a xlink:type="simple" xlink:href="#fn71"><text:span text:style-name="T1">71</text:span></text:a> webhosting in mind, allowing it to be run on a broad range of hosting environments. Notable features include support for endnotes and a WYSIWYG editor based on HTML5's <text:span text:style-name="Source_20_Text">contenteditable</text:span> mechanism. The platform allows publishers to author and generate EPUBs suitable for distribution in various bookstores.</text:p>
      <text:p text:style-name="Text_20_body"><text:a xlink:type="simple" xlink:href="https://github.com/DigitalPublishingToolkit/epubster">EPUBster on GitHub</text:a></text:p>
      <text:p text:style-name="Heading_20_1"><text:bookmark text:name="appendix"/>Appendix</text:p>
      <text:h text:style-name="Heading_20_2" text:outline-level="2"><text:bookmark text:name="keyword-index"/>Keyword index</text:h>
      <text:h text:style-name="Heading_20_2" text:outline-level="2"><text:bookmark text:name="bibliography"/>Bibliography</text:h>
      <text:h text:style-name="Heading_20_2" text:outline-level="2"><text:bookmark text:name="link-list"/>Link list</text:h>
      <text:h text:style-name="Heading_20_2" text:outline-level="2"><text:bookmark text:name="instructions-used-in-the-preparation-of-this-document"/><office:annotation><dc:date>2014-10-27T08:22:37</dc:date><text:p>&lt;!--mirrored linking --&gt;</text:p></office:annotation>Instructions used in the preparation of this document</text:h>
      <text:h text:style-name="Heading_20_2" text:outline-level="2"><text:bookmark text:name="instructions-for-placing-images"/><office:annotation><dc:date>2014-10-27T08:22:37</dc:date><text:p>Does this become a part of the final publication as appendix?</text:p></office:annotation><text:a xlink:type="simple" xlink:href="../images/_image_instructions.html">Instructions for placing images</text:a></text:h>
      <text:p text:style-name="Text_20_body"><text:a xlink:type="simple" xlink:href="http://digitalpublishingtoolkit.org/2014/09/inc-project-update-hybrid-publishing-workflow-test/">bp</text:a></text:p>
      <text:p text:style-name="Horizontal_20_Line"/>
      <text:list xml:id="list1663152121" text:style-name="L64">
        <text:list-item>
          <text:p text:style-name="P75"><text:bookmark text:name="fn1"/>Guglielmo Cavallo and Roger Chartier (eds.), A history of reading in the west, Polity Press 1999.<text:a xlink:type="simple" xlink:href="#fnref1">â†©</text:a></text:p>
        </text:list-item>
        <text:list-item>
          <text:p text:style-name="P75"><text:bookmark text:name="fn2"/>Anita de Waard and Joost Kircz, Modeling scientific discourse - shifting perspectives and persistent issues, Proceedings of the 12th International Conference on Electronic Publishing held in Toronto, Canada 25-27 June 2008, http://elpub.scix.net/cgi-bin/works/Show?234_elpub2008.<text:a xlink:type="simple" xlink:href="#fnref2">â†©</text:a></text:p>
        </text:list-item>
        <text:list-item>
          <text:p text:style-name="P75"><text:bookmark text:name="fn3"/>Gartner Says Worldwide Tablet Sales Grew 68 Percent in 2013, With Android Capturing 62 Percent of the Market, http://www.gartner.com/newsroom/id/2674215.<text:a xlink:type="simple" xlink:href="#fnref3">â†©</text:a></text:p>
        </text:list-item>
        <text:list-item>
          <text:p text:style-name="P75"><text:bookmark text:name="fn4"/>Gartner Says Annual Smartphone Sales Surpassed Sales of Feature Phones for the First Time in 2013, http://www.gartner.com/newsroom/id/2665715.<text:a xlink:type="simple" xlink:href="#fnref4">â†©</text:a></text:p>
        </text:list-item>
        <text:list-item>
          <text:p text:style-name="P75"><text:bookmark text:name="fn5"/>Any interest in Kobo Desktop for Linux?, http://www.mobileread.com/forums/showthread.php?t=82378.<office:annotation><dc:date>2014-10-27T08:22:37</dc:date><text:p>&lt;!--Amy: how to style a reference from a forum site [kobo-debian]? --&gt;</text:p></office:annotation> <text:a xlink:type="simple" xlink:href="#fnref5">â†©</text:a></text:p>
        </text:list-item>
        <text:list-item>
          <text:p text:style-name="P75"><text:bookmark text:name="fn6"/>Converting a Docx directly to EPUB using Calibre, http://networkcultures.org/digitalpublishing/2014/03/28/converting-a-docx-directly-to-epub-using-calibre/.<text:a xlink:type="simple" xlink:href="#fnref6">â†©</text:a></text:p>
        </text:list-item>
        <text:list-item>
          <text:p text:style-name="P75"><text:bookmark text:name="fn7"/>http://manual.calibre-ebook.com/faq.html#what-formats-does-calibre-support-conversion-to-from.<text:a xlink:type="simple" xlink:href="#fnref7">â†©</text:a></text:p>
        </text:list-item>
        <text:list-item>
          <text:p text:style-name="P75"><text:bookmark text:name="fn8"/>Digital Editions Supported Devices, http://blogs.adobe.com/digitalpublishing/supported-devices.<text:a xlink:type="simple" xlink:href="#fnref8">â†©</text:a></text:p>
        </text:list-item>
        <text:list-item>
          <text:p text:style-name="P75"><text:bookmark text:name="fn9"/>Bookworm, â€œan experimental platform for storing and reading ePub-format books online,â€ﾝ is closed as of March 31, 2012., http://oreilly.com/bookworm.<text:a xlink:type="simple" xlink:href="#fnref9">â†©</text:a></text:p>
        </text:list-item>
        <text:list-item>
          <text:p text:style-name="P75"><text:bookmark text:name="fn10"/>Booki.sh, https://booki.sh.<text:a xlink:type="simple" xlink:href="#fnref10">â†©</text:a></text:p>
        </text:list-item>
        <text:list-item>
          <text:p text:style-name="P75"><text:bookmark text:name="fn11"/>http://blog.booki.sh/blog/post/ebook-sales-via-booki-sh-to-end-on-june-30.<text:a xlink:type="simple" xlink:href="#fnref11">â†©</text:a></text:p>
        </text:list-item>
        <text:list-item>
          <text:p text:style-name="P75"><text:bookmark text:name="fn12"/>Readium Project Goals, http://readium.org/readium-project-goals.<text:a xlink:type="simple" xlink:href="#fnref12">â†©</text:a></text:p>
        </text:list-item>
        <text:list-item>
          <text:p text:style-name="P75"><text:bookmark text:name="fn13"/>EPUB reader for Chrome, https://chrome.google.com/webstore/detail/readium/fepbnnnkkadjhjahcafoaglimekefifl.<text:a xlink:type="simple" xlink:href="#fnref13">â†©</text:a></text:p>
        </text:list-item>
        <text:list-item>
          <text:p text:style-name="P75"><text:bookmark text:name="fn14"/>E-BOOKS: A LIBRARY ON YOUR LAP, http://www.businessweek.com/1998/46/b3604010.htm.<text:a xlink:type="simple" xlink:href="#fnref14">â†©</text:a></text:p>
        </text:list-item>
        <text:list-item>
          <text:p text:style-name="P75"><text:bookmark text:name="fn15"/>BlÃ¤si, C., Rothlauf, F., On the Interoperability of eBook Formats, Johannes Gutenberg-UniversitÃ¤t Mainz, 2013, p. 12, http://wi.bwl.uni-mainz.de/publikationen/InteroperabilityReportGutenbergfinal07052013.pdf.<text:a xlink:type="simple" xlink:href="#fnref15">â†©</text:a></text:p>
        </text:list-item>
        <text:list-item>
          <text:p text:style-name="P75"><text:bookmark text:name="fn16"/>idpf, 'Open Publication Structure (OPS) 2.0.1 v1.0.1, Recommended Specification September 4, 2010', 2010, http://www.idpf.org/epub/20/spec/OPS_2.0_latest.htm.<text:a xlink:type="simple" xlink:href="#fnref16">â†©</text:a></text:p>
        </text:list-item>
        <text:list-item>
          <text:p text:style-name="P75"><text:bookmark text:name="fn17"/>Rosenblatt, B., 'Amazon.com Acquires Mobipocket', DRMWatch.com, 2005, https://web.archive.org/web/20050426003307/http://www.drmwatch.com/drmtech/article.php/3499386.<text:a xlink:type="simple" xlink:href="#fnref17">â†©</text:a></text:p>
        </text:list-item>
        <text:list-item>
          <text:p text:style-name="P75"><text:bookmark text:name="fn18"/>PalmDOC, http://wiki.mobileread.com/wiki/PalmDOC.<text:a xlink:type="simple" xlink:href="#fnref18">â†©</text:a></text:p>
        </text:list-item>
        <text:list-item>
          <text:p text:style-name="P75"><text:bookmark text:name="fn19"/>Internal Formats, http://wiki.mobileread.com/wiki/AZW#Internal_Formats.<text:a xlink:type="simple" xlink:href="#fnref19">â†©</text:a></text:p>
        </text:list-item>
        <text:list-item>
          <text:p text:style-name="P75"><text:bookmark text:name="fn20"/>EPUB 3 Changes from EPUB 2.0.1, http://www.idpf.org/epub/30/spec/epub30-changes.html#sec-new-changed-xhtml5.<text:a xlink:type="simple" xlink:href="#fnref20">â†©</text:a></text:p>
        </text:list-item>
        <text:list-item>
          <text:p text:style-name="P75"><text:bookmark text:name="fn21"/>Kindle Format 8, http://www.amazon.com/gp/feature.html?ie=UTF8&amp;docId=1000729511.<text:a xlink:type="simple" xlink:href="#fnref21">â†©</text:a></text:p>
        </text:list-item>
        <text:list-item>
          <text:p text:style-name="P75"><text:bookmark text:name="fn22"/>iBook Author, http://www.apple.com/ibooks-author/.<text:a xlink:type="simple" xlink:href="#fnref22">â†©</text:a></text:p>
        </text:list-item>
        <text:list-item>
          <text:p text:style-name="P75"><text:bookmark text:name="fn23"/>Liz Castro, 'Expandable Photo Blocks in iBooks on iPad', Pigs, Gourds and Wikis, 22 October 2014, http://www.pigsgourdsandwikis.com/2011/01/expandible-photo-blocks-in-ibooks-on.html.<text:a xlink:type="simple" xlink:href="#fnref23">â†©</text:a></text:p>
        </text:list-item>
        <text:list-item>
          <text:p text:style-name="P75"><text:bookmark text:name="fn24"/>Create Multi-Column Article for the iPad, http://padilicious.com/multicolumn/index.html.<text:a xlink:type="simple" xlink:href="#fnref24">â†©</text:a></text:p>
        </text:list-item>
        <text:list-item>
          <text:p text:style-name="P75"><text:bookmark text:name="fn25"/>Kindle Format 8, http://www.amazon.com/gp/feature.html?ie=UTF8&amp;docId=1000729511.<text:a xlink:type="simple" xlink:href="#fnref25">â†©</text:a></text:p>
        </text:list-item>
        <text:list-item>
          <text:p text:style-name="P75"><text:bookmark text:name="fn26"/>KF8, http://wiki.mobileread.com/wiki/KF8#Overview.<text:a xlink:type="simple" xlink:href="#fnref26">â†©</text:a></text:p>
        </text:list-item>
        <text:list-item>
          <text:p text:style-name="P75"><text:bookmark text:name="fn27"/>Your Books on iBooks, http://www.apple.com/itunes/working-itunes/sell-content/books/.<text:a xlink:type="simple" xlink:href="#fnref27">â†©</text:a></text:p>
        </text:list-item>
        <text:list-item>
          <text:p text:style-name="P75"><text:bookmark text:name="fn28"/>Het begint met Kobo Writing Life, http://nl.kobo.com/writinglife.<text:a xlink:type="simple" xlink:href="#fnref28">â†©</text:a></text:p>
        </text:list-item>
        <text:list-item>
          <text:p text:style-name="P75"><text:bookmark text:name="fn29"/>Google play, Books Partner Cente, https://play.google.com/books/publish/signup#settings.<text:a xlink:type="simple" xlink:href="#fnref29">â†©</text:a></text:p>
        </text:list-item>
        <text:list-item>
          <text:p text:style-name="P75"><text:bookmark text:name="fn30"/>Frequently Asked Questions About NOOK Press, https://www.nookpress.com/support/faq.<text:a xlink:type="simple" xlink:href="#fnref30">â†©</text:a></text:p>
        </text:list-item>
        <text:list-item>
          <text:p text:style-name="P75"><text:bookmark text:name="fn31"/>Advanced Comic Book Format, https://launchpad.net/acbf.<text:a xlink:type="simple" xlink:href="#fnref31">â†©</text:a></text:p>
        </text:list-item>
        <text:list-item>
          <text:p text:style-name="P75"><text:bookmark text:name="fn32"/>Apple Launches Subscriptions on the App Store, https://www.apple.com/pr/library/2011/02/15Apple-Launches-Subscriptions-on-the-App-Store.html.<text:a xlink:type="simple" xlink:href="#fnref32">â†©</text:a></text:p>
        </text:list-item>
        <text:list-item>
          <text:p text:style-name="P75"><text:bookmark text:name="fn33"/>Juliette Garside, 'Ebook sales: Amazon tells Hachette to give authors more, charge readers less', The Guardian, 30 July 2014, http://www.theguardian.com/books/2014/jul/30/amazon-hachette-ebook-sales-too-expensive.<text:a xlink:type="simple" xlink:href="#fnref33">â†©</text:a></text:p>
        </text:list-item>
        <text:list-item>
          <text:p text:style-name="P75"><text:bookmark text:name="fn34"/>Authors &amp; Book Publishers: Frequently Asked Questions, https://www.apple.com/itunes/working-itunes/sell-content/books/book-faq.html.<text:a xlink:type="simple" xlink:href="#fnref34">â†©</text:a></text:p>
        </text:list-item>
        <text:list-item>
          <text:p text:style-name="P75"><text:bookmark text:name="fn35"/>Kindle Direct Publishing: Types of Formats, https://kdp.amazon.com/help?topicId=A2GF0UFHIYG9VQ.<text:a xlink:type="simple" xlink:href="#fnref35">â†©</text:a></text:p>
        </text:list-item>
        <text:list-item>
          <text:p text:style-name="P75"><text:bookmark text:name="fn36"/>Freemium is a pricing strategy by which a product or service (typically a digital offering such as software, media, games or web services) is provided free of charge, but money (premium) is charged for proprietary features, functionality, or virtual goods.<text:a xlink:type="simple" xlink:href="#fnref36">â†©</text:a></text:p>
        </text:list-item>
        <text:list-item>
          <text:p text:style-name="P75"><text:bookmark text:name="fn37"/>Open Library is an online catalog that aims to list every book ever published. It provides <text:span text:style-name="Emphasis">one web page for every book</text:span> with extensive bibliographic information, download links (from Internet Archive), and online sellers of that title.<text:a xlink:type="simple" xlink:href="#fnref37">â†©</text:a></text:p>
        </text:list-item>
        <text:list-item>
          <text:p text:style-name="P75"><text:bookmark text:name="fn38"/>Project Gutenberg, http://www.gutenberg.org/.<text:a xlink:type="simple" xlink:href="#fnref38">â†©</text:a></text:p>
        </text:list-item>
        <text:list-item>
          <text:p text:style-name="P75"><text:bookmark text:name="fn39"/>3 Million Texts for Free - blog post from September 17, 2011 <text:a xlink:type="simple" xlink:href="http://blog.archive.org/2011/09/17/3-million-texts-for-free/">http://blog.archive.org/2011/09/17/3-million-texts-for-free/</text:a> "Archive.org is visited by more than 1 million different users every day. Books are downloaded or read on archive.org about 10 million times each month, and approximately 2,000 books for the blind and dyslexic (print disabled) are downloaded every day."<office:annotation><dc:date>2014-10-27T08:22:37</dc:date><text:p>&lt;!--Amy: I added these links as footnotes also, so that these URL's can be seen in the printed version --&gt;</text:p></office:annotation> <text:a xlink:type="simple" xlink:href="#fnref39">â†©</text:a></text:p>
        </text:list-item>
        <text:list-item>
          <text:p text:style-name="P75"><text:bookmark text:name="fn40"/>Espresso Book Machine, http://www.ondemandbooks.com/.<text:a xlink:type="simple" xlink:href="#fnref40">â†©</text:a></text:p>
        </text:list-item>
        <text:list-item>
          <text:p text:style-name="P75"><text:bookmark text:name="fn41"/>Kobo Writing Life is where it all begins, http://www.kobobooks.com/kobowritinglife.<text:a xlink:type="simple" xlink:href="#fnref41">â†©</text:a></text:p>
        </text:list-item>
        <text:list-item>
          <text:p text:style-name="P75"><text:bookmark text:name="fn42"/>Self-Publishing Made Simple, http://pubit.barnesandnoble.com/.<text:a xlink:type="simple" xlink:href="#fnref42">â†©</text:a></text:p>
        </text:list-item>
        <text:list-item>
          <text:p text:style-name="P75"><text:bookmark text:name="fn43"/>How to Create, Publish, and Distribute Ebooks with Smashwords, http://www.smashwords.com/about/how_to_publish_on_smashwords.<text:a xlink:type="simple" xlink:href="#fnref43">â†©</text:a></text:p>
        </text:list-item>
        <text:list-item>
          <text:p text:style-name="P75"><text:bookmark text:name="fn44"/>Xin Xii, http://www.xinxii.com/.<text:a xlink:type="simple" xlink:href="#fnref44">â†©</text:a></text:p>
        </text:list-item>
        <text:list-item>
          <text:p text:style-name="P75"><text:bookmark text:name="fn45"/>CB Print on demand, http://www.cb-logistics.nl/markten/media/uitgeverijen/logistieke-diensten/print-on-demand/.<text:a xlink:type="simple" xlink:href="#fnref45">â†©</text:a></text:p>
        </text:list-item>
        <text:list-item>
          <text:p text:style-name="P75"><text:bookmark text:name="fn46"/>Boekscout, http://www.boekscout.nl/.<text:a xlink:type="simple" xlink:href="#fnref46">â†©</text:a></text:p>
        </text:list-item>
        <text:list-item>
          <text:p text:style-name="P75"><text:bookmark text:name="fn47"/>Netflix, http://www.netflix.com.<text:a xlink:type="simple" xlink:href="#fnref47">â†©</text:a></text:p>
        </text:list-item>
        <text:list-item>
          <text:p text:style-name="P75"><text:bookmark text:name="fn48"/>The Pirate Bay, http://thepiratebay.se.<text:a xlink:type="simple" xlink:href="#fnref48">â†©</text:a></text:p>
        </text:list-item>
        <text:list-item>
          <text:p text:style-name="P75"><text:bookmark text:name="fn49"/>The Pirate Bay, http://thepiratebay.se.<text:a xlink:type="simple" xlink:href="#fnref49">â†©</text:a></text:p>
        </text:list-item>
        <text:list-item>
          <text:p text:style-name="P75"><text:bookmark text:name="fn50"/>Bookfi.org, http://bookfi.org.<text:a xlink:type="simple" xlink:href="#fnref50">â†©</text:a></text:p>
        </text:list-item>
        <text:list-item>
          <text:p text:style-name="P75"><text:bookmark text:name="fn51"/>Bookfi.org, http://libgen.info.<text:a xlink:type="simple" xlink:href="#fnref51">â†©</text:a></text:p>
        </text:list-item>
        <text:list-item>
          <text:p text:style-name="P75"><text:bookmark text:name="fn52"/>AAAAARG, http://aaaaarg.org/.<text:a xlink:type="simple" xlink:href="#fnref52">â†©</text:a></text:p>
        </text:list-item>
        <text:list-item>
          <text:p text:style-name="P75"><text:bookmark text:name="fn53"/>Monoskop Log, http://monoskop.org/log.<text:a xlink:type="simple" xlink:href="#fnref53">â†©</text:a></text:p>
        </text:list-item>
        <text:list-item>
          <text:p text:style-name="P75"><text:bookmark text:name="fn54"/>Ubuweb, http://www.ubu.com.<text:a xlink:type="simple" xlink:href="#fnref54">â†©</text:a></text:p>
        </text:list-item>
        <text:list-item>
          <text:p text:style-name="P75"><text:bookmark text:name="fn55"/>2<text:a xlink:type="simple" xlink:href="#fnref55">â†©</text:a></text:p>
        </text:list-item>
        <text:list-item>
          <text:p text:style-name="P75"><text:bookmark text:name="fn56"/>1<text:a xlink:type="simple" xlink:href="#fnref56">â†©</text:a></text:p>
        </text:list-item>
        <text:list-item>
          <text:p text:style-name="P75"><text:bookmark text:name="fn57"/>EPUB Open Container Format (OCF) 3.0, http://www.idpf.org/epub/30/spec/epub30-ocf.html.<text:a xlink:type="simple" xlink:href="#fnref57">â†©</text:a></text:p>
        </text:list-item>
        <text:list-item>
          <text:p text:style-name="P75"><text:bookmark text:name="fn58"/>ePub Zip/Unzip AppleScript application for Mac OS X, http://www.mobileread.com/forums/showthread.php?t=55681.<text:a xlink:type="simple" xlink:href="#fnref58">â†©</text:a></text:p>
        </text:list-item>
        <text:list-item>
          <text:p text:style-name="P75"><text:bookmark text:name="fn59"/>Ulises CarriÃ³n, 'The new art of making books', Aegean editions, 2001 Reference gives error<text:a xlink:type="simple" xlink:href="#fnref59">â†©</text:a></text:p>
        </text:list-item>
        <text:list-item>
          <text:p text:style-name="P75"><text:bookmark text:name="fn60"/>For long-time durability, the 'PDF/A' format is preferable to run-of-the mill PDF. <text:a xlink:type="simple" xlink:href="http://en.wikipedia.org/?title=PDF/A">PDF/A</text:a> stands for <text:span text:style-name="Emphasis">archival PDF</text:span> and is an ISO standard originally crafted by Adobe in collaboration with non-profit organizations for information management. As opposed to generic PDF, PDF/A requires that all fonts, references and color profiles are fully embedded into a document.<text:a xlink:type="simple" xlink:href="#fnref60">â†©</text:a></text:p>
        </text:list-item>
        <text:list-item>
          <text:p text:style-name="P75"><text:bookmark text:name="fn61"/>Used as a medium of artistic experimentation among others by net artists since the 1990s and by conceptual poet and Ubuweb founder Kenneth Goldsmith.<text:a xlink:type="simple" xlink:href="#fnref61">â†©</text:a></text:p>
        </text:list-item>
        <text:list-item>
          <text:p text:style-name="P75"><text:bookmark text:name="fn62"/>Guardian app for iOS and Android, http://www.theguardian.com/global/ng-interactive/2014/may/29/-sp-the-guardian-app-for-ios-and-android.<text:a xlink:type="simple" xlink:href="#fnref62">â†©</text:a></text:p>
        </text:list-item>
        <text:list-item>
          <text:p text:style-name="P75"><text:bookmark text:name="fn63"/>For example: Jack Kerouac's On the Road (A Penguin Books Amplified Edition), July 2, 2011, http://www.penguin.com/static/pages/features/amplified_editions/on_the_road.php and Ayn Rand's Atlas Shrugged (An NAL Amplified Edition), October 12, 2013, Ayn Rand's Atlas Shrugged (An NAL Amplified Edition)http://www.penguin.com/static/pages/features/amplified_editions/atlas_shrugged.php.<text:a xlink:type="simple" xlink:href="#fnref63">â†©</text:a></text:p>
        </text:list-item>
        <text:list-item>
          <text:p text:style-name="P75"><text:bookmark text:name="fn64"/>The Prisoner of Carrot Castle, November 19, 2013, https://itunes.apple.com/us/app/the-prisoner-of-carrot-castle/id499981407?mt=8&amp;ign-mpt=uo%3D4.<text:a xlink:type="simple" xlink:href="#fnref64">â†©</text:a></text:p>
        </text:list-item>
        <text:list-item>
          <text:p text:style-name="P75"><text:bookmark text:name="fn65"/>https://decorrespondent.nl.<text:a xlink:type="simple" xlink:href="#fnref65">â†©</text:a></text:p>
        </text:list-item>
        <text:list-item>
          <text:p text:style-name="P75"><text:bookmark text:name="fn66"/>This saying, by written by the Jay Livingston and Ray Evans became world famous when Doris Day sang it the song in the Hitchcock film <text:span text:style-name="Emphasis">The Man Who Knew Too Much </text:span>(1956). www.youtube.com/watch?v=azxoVRTwlNg .<text:a xlink:type="simple" xlink:href="#fnref66">â†©</text:a></text:p>
        </text:list-item>
        <text:list-item>
          <text:p text:style-name="P75"><text:bookmark text:name="fn67"/>see eg.: <text:a xlink:type="simple" xlink:href="http://www.thebookseller.com/news/digital-sales-outstrip-bricks-and-mortar-us">http://www.thebookseller.com/news/digital-sales-outstrip-bricks-and-mortar-us</text:a><text:a xlink:type="simple" xlink:href="#fnref67">â†©</text:a></text:p>
        </text:list-item>
        <text:list-item>
          <text:p text:style-name="P75"><text:bookmark text:name="fn68"/>Take for example the 528 pages (10,8 x 17,48 cm) thick anthology <text:span text:style-name="Emphasis">What will be / Ce qui sera / Lo que serÃ¡ </text:span>Almanac of the international surrealist movement, with more than 170 contributors from 25 countries. Essays, poems, images, manifestoes, a debate on surrealist editions, chronology of 50 years of surrealism 1964-2014. Downloading such a book is problematic because you need a complete structured index and advanced search option. Printing it locally is almost impossible given the small fixed page size. Buying it at lulu.com gives you a POD on standard glossy paper, which is certainly not in line with the surrealist tradition.<text:a xlink:type="simple" xlink:href="#fnref68">â†©</text:a></text:p>
        </text:list-item>
        <text:list-item>
          <text:p text:style-name="P75"><text:bookmark text:name="fn69"/>Judith Stoop, Paulien Kreutzer, and Joost Kircz. 'Reading and Learning from Screens versus Print: a study in changing habits. Part 1 -reading long information rich texts'. <text:span text:style-name="Emphasis">New Library World</text:span>. Vol. 114, Issue 7/8, pp. 284-300, 2013. Copy of final accepted draft: <text:a xlink:type="simple" xlink:href="http://www.kra.nl/Website/Artikelen/NLW-Reading-Learning-part1-acceptedversion.pdf">http://www.kra.nl/Website/Artikelen/NLW-Reading-Learning-part1-acceptedversion.pdf</text:a>, and Judith Stoop, Paulien Kreutzer, and: Joost Kircz. 'Reading and Learning from Screens versus Print: a study in changing habits. Part 2- comparing different text structures on paper and on screen. <text:span text:style-name="Emphasis">New Library World</text:span>. Vol 114, Issue 9/10, pp. 371-383, 2013. Copy of final accepted draft: <text:a xlink:type="simple" xlink:href="http://www.kra.nl/Website/Artikelen/NLW-Reading-Learning-part2-acceptedversion.pdf">http://http://www.kra.nl/Website/Artikelen/NLW-Reading-Learning-part2-acceptedversion.pdf</text:a><text:a xlink:type="simple" xlink:href="#fnref69">â†©</text:a></text:p>
        </text:list-item>
        <text:list-item>
          <text:p text:style-name="P75"><text:bookmark text:name="fn70"/>A related example is the notorious instability of the web as such. The big international science publisher has a contract with the Dutch Royal Library for a complete backup of its electronic collections. But the same library has , with many others, digital preservation as a spearhead in its policy. The private charity that maintains the wayback machine (<text:a xlink:type="simple" xlink:href="http://archive.org/web/">http://archive.org/web/</text:a>) that act as a carbon copy of the internet is a gem, but happens in case of major catastrophes?<text:a xlink:type="simple" xlink:href="#fnref70">â†©</text:a></text:p>
        </text:list-item>
        <text:list-item>
          <text:p text:style-name="P75"><text:bookmark text:name="fn71"/>E.g. no command line access, limited possibilities of executing external programs like pandoc.<text:a xlink:type="simple" xlink:href="#fnref71">â†©</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ucida Sans1" svg:font-family="'Lucida Sans'"/>
    <style:font-face style:name="OpenSymbol" svg:font-family="OpenSymbol"/>
    <style:font-face style:name="Lucida Grande" svg:font-family="'Lucida Grande'" style:font-family-generic="swiss"/>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nl" fo:country="NL" style:font-size-asian="12pt" style:language-asian="zh" style:country-asian="CN" style:font-size-complex="12pt" style:language-complex="hi" style:country-complex="IN"/>
    </style:default-style>
    <style:default-style style:family="paragraph">
      <style:paragraph-properties style:text-autospace="ideograph-alpha" style:punctuation-wrap="hanging" style:line-break="strict" style:writing-mode="page"/>
      <style:text-properties style:use-window-font-color="true" style:font-name="Times New Roman" fo:font-size="12pt" fo:language="nl" fo:country="NL" style:font-name-asian="SimSun" style:font-size-asian="12pt" style:language-asian="zh" style:country-asian="CN" style:font-name-complex="Lucida Sans" style:font-size-complex="12pt" style:language-complex="hi" style:country-complex="IN"/>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class="text">
      <style:text-properties style:font-name="Thorndale" fo:font-size="24pt" fo:font-weight="bold" style:font-name-asian="HG Mincho Light J" style:font-size-asian="24pt" style:font-weight-asian="bold" style:font-name-complex="Arial Unicode MS" style:font-size-complex="24pt" style:font-weight-complex="bold"/>
    </style:style>
    <style:style style:name="Index" style:family="paragraph" style:parent-style-name="Standard" style:class="index">
      <style:paragraph-properties text:number-lines="false" text:line-number="0"/>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List" style:family="paragraph" style:parent-style-name="Text_20_body" style:class="list">
      <style:text-properties style:font-name-complex="Lucida Sans1"/>
    </style:style>
    <style:style style:name="Text_20_body" style:display-name="Text body" style:family="paragraph" style:parent-style-name="Standard" style:class="text">
      <style:paragraph-properties fo:margin-top="0cm" fo:margin-bottom="0.499cm"/>
    </style:style>
    <style:style style:name="Heading" style:family="paragraph" style:parent-style-name="Standard" style:next-style-name="Text_20_body" style:class="text">
      <style:paragraph-properties fo:margin-top="0.423cm" fo:margin-bottom="0.499cm" fo:keep-with-next="always"/>
      <style:text-properties style:font-name="Albany" fo:font-size="14pt" style:font-name-asian="HG Mincho Light J" style:font-size-asian="14pt" style:font-name-complex="Arial Unicode MS" style:font-size-complex="14pt"/>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Lucida Sans" style:font-size-complex="1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Lucida Sans" style:font-size-complex="18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Lucida Sans" style:font-size-complex="12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Heading_20_5" style:display-name="Heading 5" style:family="paragraph" style:parent-style-name="Heading" style:next-style-name="Text_20_body" style:default-outline-level="5" style:list-style-name="" style:class="text">
      <style:text-properties style:font-name="Times New Roman" fo:font-size="10pt" fo:font-weight="bold" style:font-name-asian="SimSun" style:font-size-asian="10pt" style:font-weight-asian="bold" style:font-name-complex="Lucida Sans" style:font-size-complex="10pt" style:font-weight-complex="bold"/>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ourier New" style:font-name-asian="Courier New" style:font-name-complex="Courier New"/>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document-statistic meta:table-count="1" meta:image-count="43" meta:object-count="0" meta:page-count="2" meta:paragraph-count="1035" meta:word-count="31738" meta:character-count="203245"/>
    <meta:generator>OpenOffice.org/3.3$Unix OpenOffice.org_project/330m20$Build-9567</meta:generator>
  </office:meta>
</office:document-meta>
</file>